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307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3598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2791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1.2992in"/>
    </style:style>
    <style:style style:name="co24" style:family="table-column">
      <style:table-column-properties fo:break-before="auto" style:column-width="0.7075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5957in"/>
    </style:style>
    <style:style style:name="co28" style:family="table-column">
      <style:table-column-properties fo:break-before="auto" style:column-width="1.6965in"/>
    </style:style>
    <style:style style:name="co29" style:family="table-column">
      <style:table-column-properties fo:break-before="auto" style:column-width="0.6362in"/>
    </style:style>
    <style:style style:name="co30" style:family="table-column">
      <style:table-column-properties fo:break-before="auto" style:column-width="0.6256in"/>
    </style:style>
    <style:style style:name="co31" style:family="table-column">
      <style:table-column-properties fo:break-before="auto" style:column-width="1.0772in"/>
    </style:style>
    <style:style style:name="co32" style:family="table-column">
      <style:table-column-properties fo:break-before="auto" style:column-width="1.4299in"/>
    </style:style>
    <style:style style:name="co33" style:family="table-column">
      <style:table-column-properties fo:break-before="auto" style:column-width="1.1902in"/>
    </style:style>
    <style:style style:name="co34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7252in" fo:break-before="auto" style:use-optimal-row-height="fals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2.3528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9071in" fo:break-before="auto" style:use-optimal-row-height="true"/>
    </style:style>
    <style:style style:name="ro30" style:family="table-row">
      <style:table-row-properties style:row-height="1.7516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" style:font-size-complex="9pt"/>
    </style:style>
    <style:style style:name="ce70" style:family="table-cell" style:parent-style-name="Default">
      <style:text-properties style:font-name="Arial" fo:font-size="10pt" fo:font-weight="bold" style:font-name-asian="Tahoma1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Default">
      <style:text-properties style:font-name="Arial" fo:font-size="10pt" fo:font-weight="bold" style:font-name-asian="Tahoma1" style:font-weight-asian="bold" style:font-weight-complex="bold"/>
    </style:style>
    <style:style style:name="ce7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75" style:family="table-cell" style:parent-style-name="Default">
      <style:text-properties style:font-name="Arial" fo:font-size="10pt" fo:font-weight="bold" style:font-weight-asian="bold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fo:border="0.0008in solid #000000"/>
      <style:text-properties style:font-name="Ari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ext-properties style:font-name="Arial" fo:font-size="10pt"/>
    </style:style>
    <style:style style:name="ce8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 fo:border="0.0008in solid #000000"/>
      <style:text-properties fo:color="#000000" style:font-name="Arial" fo:font-size="10pt"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0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4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25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26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" style:font-size-complex="10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7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/>
      <style:text-properties style:font-name="Arial" fo:font-size="10pt" style:font-name-asian="Tahoma1" style:font-size-asian="10pt" style:font-size-complex="10pt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4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 style:font-size-complex="10pt"/>
    </style:style>
    <style:style style:name="ce15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70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fo:font-weight="bold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 style:font-size-asian="10pt" style:font-size-complex="10pt"/>
    </style:style>
    <style:style style:name="ce174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79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83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1" style:font-size-asian="10pt" style:font-size-complex="10pt"/>
    </style:style>
    <style:style style:name="ce189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190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96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1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2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203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204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20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 style:font-size-complex="10pt"/>
    </style:style>
    <style:style style:name="ce2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 style:font-size-complex="10pt"/>
    </style:style>
    <style:style style:name="ce2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 style:font-size-complex="10pt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13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14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15" style:family="table-cell" style:parent-style-name="Default">
      <style:table-cell-properties fo:border="none" style:vertical-align="top"/>
      <style:text-properties style:font-name="Arial" fo:font-size="10pt"/>
    </style:style>
    <style:style style:name="ce216" style:family="table-cell" style:parent-style-name="Default">
      <style:table-cell-properties fo:border="none"/>
      <style:text-properties style:font-name="Arial" fo:font-size="10pt"/>
    </style:style>
    <style:style style:name="ce2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1" style:font-size-asian="10pt" style:font-weight-asian="normal" style:font-size-complex="11pt" style:font-weight-complex="normal"/>
    </style:style>
    <style:style style:name="ce219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22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223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24" style:family="table-cell" style:parent-style-name="Default">
      <style:table-cell-properties style:text-align-source="value-type" style:repeat-content="false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2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231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/>
    </style:style>
    <style:style style:name="ce23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/>
    </style:style>
    <style:style style:name="ce238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fo:wrap-option="wrap"/>
    </style:style>
    <style:style style:name="ce24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48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49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/>
    </style:style>
    <style:style style:name="ce25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5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 style:font-weight-asian="bold" style:font-weight-complex="bold"/>
    </style:style>
    <style:style style:name="ce252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/>
    </style:style>
    <style:style style:name="ce25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54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5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60" style:family="table-cell" style:parent-style-name="Default">
      <style:table-cell-properties fo:wrap-option="wrap" style:vertical-align="top"/>
      <style:text-properties style:font-name="Arial" fo:font-size="10pt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1" style:font-size-asian="10pt" style:font-size-complex="11pt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263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69" style:family="table-cell" style:parent-style-name="Default">
      <style:table-cell-properties style:vertical-align="top"/>
      <style:text-properties style:font-name="Arial" fo:font-size="10pt"/>
    </style:style>
    <style:style style:name="ce2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7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10pt" fo:font-weight="bold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29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People.C197"/>
    </style:style>
    <style:style style:name="ce2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1" style:font-size-asian="10pt" style:font-size-complex="10pt"/>
    </style:style>
    <style:style style:name="ce3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normal" style:font-name-asian="Tahoma1" style:font-size-asian="10pt"/>
    </style:style>
    <style:style style:name="ce3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1" fo:font-size="10pt"/>
    </style:style>
    <style:style style:name="ce304" style:family="table-cell" style:parent-style-name="Default">
      <style:table-cell-properties fo:wrap-option="wrap"/>
      <style:text-properties style:use-window-font-color="true" style:font-name="Tahoma1" fo:font-size="10pt" style:font-name-asian="Tahoma1" style:font-size-asian="10pt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font-name="Tahoma1" fo:font-size="10pt" style:font-name-asian="Tahoma1" style:font-size-asian="10pt"/>
    </style:style>
    <style:style style:name="ce3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fo:border="0.0008in solid #000000"/>
      <style:text-properties fo:font-size="14pt" fo:font-weight="bold"/>
    </style:style>
    <style:style style:name="ce3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4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9" style:family="table-cell" style:parent-style-name="Default">
      <style:table-cell-properties fo:border="0.0008in solid #000000"/>
    </style:style>
    <style:style style:name="ce320" style:family="table-cell" style:parent-style-name="Default">
      <style:text-properties style:font-name="Arial" fo:font-size="10pt" fo:font-weight="bold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8" style:family="table-cell" style:parent-style-name="Default">
      <style:table-cell-properties fo:background-color="#000080"/>
      <style:text-properties fo:color="#ffffff" fo:font-size="12pt" fo:font-weight="bold"/>
    </style:style>
    <style:style style:name="ce3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 style:font-name-asian="Tahoma1" style:font-weight-asian="bold" style:font-weight-complex="bold"/>
    </style:style>
    <style:style style:name="T5" style:family="text">
      <style:text-properties fo:color="#000000" fo:font-weight="bold" style:font-name-asian="Tahoma1" style:font-weight-asian="bold" style:font-weight-complex="bold"/>
    </style:style>
    <style:style style:name="T6" style:family="text">
      <style:text-properties fo:font-weight="bold" style:font-name-asian="Tahoma1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/>
    </style:style>
    <style:style style:name="T9" style:family="text">
      <style:text-properties fo:color="#000000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fo:font-style="normal"/>
    </style:style>
    <style:style style:name="T12" style:family="text">
      <style:text-properties fo:color="#000000" fo:language="en" fo:country="GB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ＭＳ Ｐゴシック" style:font-name-complex="Tahoma"/>
    </style:style>
    <style:style style:name="T15" style:family="text">
      <style:text-properties fo:font-weight="bold" style:font-name-asian="ＭＳ Ｐゴシック" style:font-name-complex="Tahoma"/>
    </style:style>
    <style:style style:name="T16" style:family="text">
      <style:text-properties fo:font-weight="bold" style:font-name-asian="ＭＳ Ｐゴシック" style:font-weight-asian="bold" style:font-name-complex="Tahoma" style:font-weight-complex="bold"/>
    </style:style>
    <style:style style:name="T17" style:family="text">
      <style:text-properties fo:font-weight="normal" style:font-name-asian="ＭＳ Ｐゴシック" style:font-name-complex="Tahoma"/>
    </style:style>
    <style:style style:name="T18" style:family="text">
      <style:text-properties fo:font-style="italic"/>
    </style:style>
    <style:style style:name="T19" style:family="text">
      <style:text-properties fo:font-style="italic" fo:font-weight="normal"/>
    </style:style>
    <style:style style:name="T20" style:family="text">
      <style:text-properties style:font-name="Arial" fo:font-size="10pt" fo:font-style="italic"/>
    </style:style>
    <style:style style:name="T21" style:family="text">
      <style:text-properties fo:color="#000000" style:font-name="Arial2" fo:language="en" fo:country="GB" style:font-name-asian="Tahoma1" style:font-size-asian="10pt" style:font-size-complex="10pt"/>
    </style:style>
    <style:style style:name="T22" style:family="text">
      <style:text-properties fo:color="#000000" style:font-name="Arial2" fo:language="en" fo:country="GB" fo:font-weight="bold" style:font-name-asian="Tahoma1" style:font-size-asian="10pt" style:font-size-complex="10pt"/>
    </style:style>
    <style:style style:name="T23" style:family="text">
      <style:text-properties fo:color="#000000" style:font-name="Arial2" fo:language="en" fo:country="GB" fo:font-weight="normal" style:font-name-asian="Tahoma1" style:font-size-asian="10pt" style:font-size-complex="10pt"/>
    </style:style>
    <style:style style:name="T24" style:family="text">
      <style:text-properties fo:language="en" fo:country="GB" fo:font-weight="bold" style:font-size-complex="10pt"/>
    </style:style>
    <style:style style:name="T25" style:family="text">
      <style:text-properties fo:language="en" fo:country="GB" style:font-size-complex="10pt"/>
    </style:style>
    <style:style style:name="T26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7" style:family="text">
      <style:text-properties fo:font-size="12pt"/>
    </style:style>
    <style:style style:name="T28" style:family="text">
      <style:text-properties fo:font-size="10pt"/>
    </style:style>
    <style:style style:name="T29" style:family="text">
      <style:text-properties fo:language="en" fo:country="US"/>
    </style:style>
    <style:style style:name="T30" style:family="text">
      <style:text-properties fo:font-weight="normal" style:font-name-asian="Tahoma1" style:font-weight-asian="normal" style:font-weight-complex="normal"/>
    </style:style>
    <style:style style:name="T31" style:family="text">
      <style:text-properties fo:color="#000000" fo:font-weight="normal" style:font-name-asian="Tahoma1" style:font-weight-asian="normal" style:font-weight-complex="normal"/>
    </style:style>
    <style:style style:name="T32" style:family="text">
      <style:text-properties fo:language="en" fo:country="US" style:font-size-complex="11pt"/>
    </style:style>
    <style:style style:name="T33" style:family="text">
      <style:text-properties fo:language="en" fo:country="US" fo:font-weight="bold" style:font-size-complex="11pt"/>
    </style:style>
    <style:style style:name="T34" style:family="text">
      <style:text-properties style:font-name-asian="Tahoma1"/>
    </style:style>
    <style:style style:name="T35" style:family="text">
      <style:text-properties fo:font-weight="normal" style:font-name-asian="Tahoma1"/>
    </style:style>
    <style:style style:name="T36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37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38" style:family="text">
      <style:text-properties style:use-window-font-color="true"/>
    </style:style>
    <style:style style:name="T39" style:family="text">
      <style:text-properties style:font-name="Arial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ORTAL MAIN FUNCTIONS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Canvas.C4])" office:value-type="float" office:value="222">
            <text:p>222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4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41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49"/>
          <table:table-cell table:style-name="ce79" office:value-type="string" table:number-columns-spanned="1" table:number-rows-spanned="2">
            <text:p>Priority</text:p>
          </table:table-cell>
          <table:table-cell table:style-name="ce79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9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9" office:value-type="string">
            <text:p>Priority</text:p>
          </table:covered-table-cell>
          <table:covered-table-cell table:style-name="ce79"/>
          <table:table-cell table:number-columns-repeated="252"/>
        </table:table-row>
        <table:table-row table:style-name="ro10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80" table:number-columns-repeated="2"/>
          <table:table-cell table:number-columns-repeated="252"/>
        </table:table-row>
        <table:table-row table:style-name="ro1">
          <table:table-cell table:style-name="ce43" office:value-type="string">
            <text:p>FNC_SOC_PEO_01.001</text:p>
          </table:table-cell>
          <table:table-cell table:style-name="ce50" office:value-type="string">
            <text:p>Access people pag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2.001</text:p>
          </table:table-cell>
          <table:table-cell table:style-name="ce51" office:value-type="string">
            <text:p>Invited user to become frien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2</text:p>
          </table:table-cell>
          <table:table-cell table:style-name="ce51" office:value-type="string">
            <text:p>User is accepted after invite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3</text:p>
          </table:table-cell>
          <table:table-cell table:style-name="ce52" office:value-type="string">
            <text:p>User deny the invitation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4</text:p>
          </table:table-cell>
          <table:table-cell table:style-name="ce51" office:value-type="string">
            <text:p>User remove friend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5</text:p>
          </table:table-cell>
          <table:table-cell table:style-name="ce51" office:value-type="string">
            <text:p>Create relation with user in your contact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6</text:p>
          </table:table-cell>
          <table:table-cell table:style-name="ce53" office:value-type="string">
            <text:p>The both users send friend request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7</text:p>
          </table:table-cell>
          <table:table-cell table:style-name="ce53" office:value-type="string">
            <text:p>Deny 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3.001</text:p>
          </table:table-cell>
          <table:table-cell table:style-name="ce53" office:value-type="string">
            <text:p>Remov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3.002</text:p>
          </table:table-cell>
          <table:table-cell table:style-name="ce53" office:value-type="string">
            <text:p>Check when invitation is deleted by anoth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4.001</text:p>
          </table:table-cell>
          <table:table-cell table:style-name="ce53" office:value-type="string">
            <text:p>Revok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5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7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8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9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6.001</text:p>
          </table:table-cell>
          <table:table-cell table:style-name="ce53" office:value-type="string">
            <text:p>Show my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6.002</text:p>
          </table:table-cell>
          <table:table-cell table:style-name="ce53" office:value-type="string">
            <text:p>View your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6.003</text:p>
          </table:table-cell>
          <table:table-cell table:style-name="ce51" office:value-type="string">
            <text:p>View information of another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6.004</text:p>
          </table:table-cell>
          <table:table-cell table:style-name="ce53" office:value-type="string">
            <text:p>View the profile of user in your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7.001</text:p>
          </table:table-cell>
          <table:table-cell table:style-name="ce53" office:value-type="string">
            <text:p>Edit current posi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2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3</text:p>
          </table:table-cell>
          <table:table-cell table:style-name="ce53" office:value-type="string">
            <text:p>Edit your basic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4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5</text:p>
          </table:table-cell>
          <table:table-cell table:style-name="ce53" office:value-type="string">
            <text:p>Edit your basic information with La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9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0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1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2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3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4</text:p>
          </table:table-cell>
          <table:table-cell table:style-name="ce51" office:value-type="string">
            <text:p>Edit 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5</text:p>
          </table:table-cell>
          <table:table-cell table:style-name="ce51" office:value-type="string">
            <text:p>Edit in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6</text:p>
          </table:table-cell>
          <table:table-cell table:style-name="ce53" office:value-type="string">
            <text:p>Email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7</text:p>
          </table:table-cell>
          <table:table-cell table:style-name="ce53" office:value-type="string">
            <text:p>Change passwo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8</text:p>
          </table:table-cell>
          <table:table-cell table:style-name="ce53" office:value-type="string">
            <text:p>Change password with current pass is not corre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9</text:p>
          </table:table-cell>
          <table:table-cell table:style-name="ce53" office:value-type="string">
            <text:p>Change password with current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0</text:p>
          </table:table-cell>
          <table:table-cell table:style-name="ce53" office:value-type="string">
            <text:p>Change password with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1</text:p>
          </table:table-cell>
          <table:table-cell table:style-name="ce53" office:value-type="string">
            <text:p>Change password with confirm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2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3</text:p>
          </table:table-cell>
          <table:table-cell table:style-name="ce51" office:value-type="string">
            <text:p>Reset the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4</text:p>
          </table:table-cell>
          <table:table-cell table:style-name="ce51" office:value-type="string">
            <text:p>Close form Edit basic information without sav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5</text:p>
          </table:table-cell>
          <table:table-cell table:style-name="ce51" office:value-type="string">
            <text:p>Edit information of Conta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6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7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8</text:p>
          </table:table-cell>
          <table:table-cell table:style-name="ce51" office:value-type="string">
            <text:p>Edit 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9</text:p>
          </table:table-cell>
          <table:table-cell table:style-name="ce51" office:value-type="string">
            <text:p>Edit in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0</text:p>
          </table:table-cell>
          <table:table-cell table:style-name="ce58" office:value-type="string">
            <text:p>Phone number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1</text:p>
          </table:table-cell>
          <table:table-cell table:style-name="ce51" office:value-type="string">
            <text:p>Add multi phone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2</text:p>
          </table:table-cell>
          <table:table-cell table:style-name="ce51" office:value-type="string">
            <text:p>Delete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3</text:p>
          </table:table-cell>
          <table:table-cell table:style-name="ce51" office:value-type="string">
            <text:p>Edit valid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4</text:p>
          </table:table-cell>
          <table:table-cell table:style-name="ce51" office:value-type="string">
            <text:p>Instant messaging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5</text:p>
          </table:table-cell>
          <table:table-cell table:style-name="ce51" office:value-type="string">
            <text:p>Add multi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6</text:p>
          </table:table-cell>
          <table:table-cell table:style-name="ce53" office:value-type="string">
            <text:p>Delete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7</text:p>
          </table:table-cell>
          <table:table-cell table:style-name="ce51" office:value-type="string">
            <text:p>Edit 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8</text:p>
          </table:table-cell>
          <table:table-cell table:style-name="ce51" office:value-type="string">
            <text:p>Edit in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9</text:p>
          </table:table-cell>
          <table:table-cell table:style-name="ce51" office:value-type="string">
            <text:p>Urls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0</text:p>
          </table:table-cell>
          <table:table-cell table:style-name="ce58" office:value-type="string">
            <text:p>Add multi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1</text:p>
          </table:table-cell>
          <table:table-cell table:style-name="ce53" office:value-type="string">
            <text:p>Delete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2</text:p>
          </table:table-cell>
          <table:table-cell table:style-name="ce51" office:value-type="string">
            <text:p>Cancel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3</text:p>
          </table:table-cell>
          <table:table-cell table:style-name="ce53" office:value-type="string">
            <text:p>Edit Experienc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4</text:p>
          </table:table-cell>
          <table:table-cell table:style-name="ce53" office:value-type="string">
            <text:p>Add new experiences with company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5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6</text:p>
          </table:table-cell>
          <table:table-cell table:style-name="ce53" office:value-type="string">
            <text:p>Add new experiences with posi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7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8</text:p>
          </table:table-cell>
          <table:table-cell table:style-name="ce53" office:value-type="string">
            <text:p>Add new experiences with professional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9</text:p>
          </table:table-cell>
          <table:table-cell table:style-name="ce53" office:value-type="string">
            <text:p>Add new experiences with professional is unlimited length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0</text:p>
          </table:table-cell>
          <table:table-cell table:style-name="ce53" office:value-type="string">
            <text:p>Add new information a bout experience if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1</text:p>
          </table:table-cell>
          <table:table-cell table:style-name="ce53" office:value-type="string">
            <text:p>Add new information a bout experience if no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2</text:p>
          </table:table-cell>
          <table:table-cell table:style-name="ce53" office:value-type="string">
            <text:p>Enter invalid data into years text box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3</text:p>
          </table:table-cell>
          <table:table-cell table:style-name="ce53" office:value-type="string">
            <text:p>Start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4</text:p>
          </table:table-cell>
          <table:table-cell table:style-name="ce51" office:value-type="string">
            <text:p>End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5</text:p>
          </table:table-cell>
          <table:table-cell table:style-name="ce51" office:value-type="string">
            <text:p>Start date is greater than end dat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6</text:p>
          </table:table-cell>
          <table:table-cell table:style-name="ce51" office:value-type="string">
            <text:p>Add more experience with descrip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7</text:p>
          </table:table-cell>
          <table:table-cell table:style-name="ce51" office:value-type="string">
            <text:p>Add more experience with length of description field is unlim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8</text:p>
          </table:table-cell>
          <table:table-cell table:style-name="ce53" office:value-type="string">
            <text:p>Add mor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9</text:p>
          </table:table-cell>
          <table:table-cell table:style-name="ce53" office:value-type="string">
            <text:p>Delet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0</text:p>
          </table:table-cell>
          <table:table-cell table:style-name="ce53" office:value-type="string">
            <text:p>Cancel the editing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1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2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3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4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5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6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7</text:p>
          </table:table-cell>
          <table:table-cell table:style-name="ce51" office:value-type="string">
            <text:p>Cancel the upload image fil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8</text:p>
          </table:table-cell>
          <table:table-cell table:style-name="ce51" office:value-type="string">
            <text:p>Abort image file on avatar preview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9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70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8.001</text:p>
          </table:table-cell>
          <table:table-cell table:style-name="ce51" office:value-type="string">
            <text:p>View your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8.002</text:p>
          </table:table-cell>
          <table:table-cell table:style-name="ce51" office:value-type="string">
            <text:p>View my <text:s/>contacts activities 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8.003</text:p>
          </table:table-cell>
          <table:table-cell table:style-name="ce51" office:value-type="string">
            <text:p>View other users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4</text:p>
          </table:table-cell>
          <table:table-cell table:style-name="ce51" office:value-type="string">
            <text:p>Add new your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08.005</text:p>
          </table:table-cell>
          <table:table-cell table:style-name="ce51" office:value-type="string">
            <text:p>Add new activity for users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8.006</text:p>
          </table:table-cell>
          <table:table-cell table:style-name="ce51" office:value-type="string">
            <text:p>Add new activity for other user gadg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7</text:p>
          </table:table-cell>
          <table:table-cell table:style-name="ce60" office:value-type="string">
            <text:p>Add new activities with special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8</text:p>
          </table:table-cell>
          <table:table-cell table:style-name="ce61" office:value-type="string">
            <text:p>Add new activities without any tex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9</text:p>
          </table:table-cell>
          <table:table-cell table:style-name="ce60" office:value-type="string">
            <text:p>Add new activities with unlimited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10</text:p>
          </table:table-cell>
          <table:table-cell table:style-name="ce60" office:value-type="string">
            <text:p>Add new activity without click on Add butt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11</text:p>
          </table:table-cell>
          <table:table-cell table:style-name="ce60" office:value-type="string">
            <text:p>Add new activities with HTML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12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9.001</text:p>
          </table:table-cell>
          <table:table-cell table:style-name="ce51" office:value-type="string">
            <text:p>Add a share li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2</text:p>
          </table:table-cell>
          <table:table-cell table:style-name="ce61" office:value-type="string">
            <text:p>Add new Share link without text on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3</text:p>
          </table:table-cell>
          <table:table-cell table:style-name="ce61" office:value-type="string">
            <text:p>View Link shared with 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4</text:p>
          </table:table-cell>
          <table:table-cell table:style-name="ce61" office:value-type="string">
            <text:p>View Link shared without <text:s/>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5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6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7</text:p>
          </table:table-cell>
          <table:table-cell table:style-name="ce51" office:value-type="string">
            <text:p>Add a share link with url is not correct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8</text:p>
          </table:table-cell>
          <table:table-cell table:style-name="ce62" office:value-type="string">
            <text:p>Share link with empty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9</text:p>
          </table:table-cell>
          <table:table-cell table:style-name="ce51" office:value-type="string">
            <text:p>Share link with URL is not ex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0</text:p>
          </table:table-cell>
          <table:table-cell table:style-name="ce51" office:value-type="string">
            <text:p>Edit title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1</text:p>
          </table:table-cell>
          <table:table-cell table:style-name="ce51" office:value-type="string">
            <text:p>Edit title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2</text:p>
          </table:table-cell>
          <table:table-cell table:style-name="ce51" office:value-type="string">
            <text:p>Kept title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3</text:p>
          </table:table-cell>
          <table:table-cell table:style-name="ce51" office:value-type="string">
            <text:p>Edit title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4</text:p>
          </table:table-cell>
          <table:table-cell table:style-name="ce51" office:value-type="string">
            <text:p>Edit description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5</text:p>
          </table:table-cell>
          <table:table-cell table:style-name="ce51" office:value-type="string">
            <text:p>Edit description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6</text:p>
          </table:table-cell>
          <table:table-cell table:style-name="ce51" office:value-type="string">
            <text:p>Kept description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7</text:p>
          </table:table-cell>
          <table:table-cell table:style-name="ce51" office:value-type="string">
            <text:p>Edit description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8</text:p>
          </table:table-cell>
          <table:table-cell table:style-name="ce51" office:value-type="string">
            <text:p>Close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0.001</text:p>
          </table:table-cell>
          <table:table-cell table:style-name="ce51" office:value-type="string">
            <text:p><text:s/>Likes/unlike your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0.002</text:p>
          </table:table-cell>
          <table:table-cell table:style-name="ce51" office:value-type="string">
            <text:p><text:s/>Likes/unlike friends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1.001</text:p>
          </table:table-cell>
          <table:table-cell table:style-name="ce51" office:value-type="string">
            <text:p>Comment on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1.002</text:p>
          </table:table-cell>
          <table:table-cell table:style-name="ce51" office:value-type="string">
            <text:p>Comment on your friends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1.003</text:p>
          </table:table-cell>
          <table:table-cell table:style-name="ce51" office:value-type="string">
            <text:p>Show/hide all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1.004</text:p>
          </table:table-cell>
          <table:table-cell table:style-name="ce51" office:value-type="string">
            <text:p>Delete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2.001</text:p>
          </table:table-cell>
          <table:table-cell table:style-name="ce51" office:value-type="string">
            <text:p>Delete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 table:style-name="ce51"/>
          <table:table-cell table:style-name="ce81"/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3.001</text:p>
          </table:table-cell>
          <table:table-cell table:style-name="ce51" office:value-type="string">
            <text:p>Show relation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3.002</text:p>
          </table:table-cell>
          <table:table-cell table:style-name="ce51" office:value-type="string">
            <text:p>Show my relation lis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4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5.001</text:p>
          </table:table-cell>
          <table:table-cell table:style-name="ce51" office:value-type="string">
            <text:p>Delete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5.002</text:p>
          </table:table-cell>
          <table:table-cell table:style-name="ce51" office:value-type="string">
            <text:p>Check Relation is deleted by another.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6.001</text:p>
          </table:table-cell>
          <table:table-cell table:style-name="ce51" office:value-type="string">
            <text:p>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6.002</text:p>
          </table:table-cell>
          <table:table-cell table:style-name="ce51" office:value-type="string">
            <text:p>User deny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6.003</text:p>
          </table:table-cell>
          <table:table-cell table:style-name="ce63" office:value-type="string">
            <text:p>Check information of user in invitation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7.001</text:p>
          </table:table-cell>
          <table:table-cell table:style-name="ce51" office:value-type="string">
            <text:p>Delete invita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8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9.001</text:p>
          </table:table-cell>
          <table:table-cell table:style-name="ce51" office:value-type="string">
            <text:p>Request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9.002</text:p>
          </table:table-cell>
          <table:table-cell table:style-name="ce63" office:value-type="string">
            <text:p>Revoke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9.003</text:p>
          </table:table-cell>
          <table:table-cell table:style-name="ce64" office:value-type="string">
            <text:p>Check information of user in request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19.004</text:p>
          </table:table-cell>
          <table:table-cell table:style-name="ce65" office:value-type="string">
            <text:p>Check when request was deleted by anoth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0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6"/>
          <table:table-cell table:style-name="ce81"/>
          <table:table-cell table:style-name="ce80"/>
          <table:table-cell table:number-columns-repeated="252"/>
        </table:table-row>
        <table:table-row table:style-name="ro10">
          <table:table-cell table:style-name="ce47" office:value-type="string">
            <text:p>FNC_SOC_PEO_20.001</text:p>
          </table:table-cell>
          <table:table-cell table:style-name="ce67" office:value-type="string">
            <text:p>Show Dashboard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1.001</text:p>
          </table:table-cell>
          <table:table-cell table:style-name="ce67" office:value-type="string">
            <text:p>Add new gadget into dashboard with valid value</text:p>
          </table:table-cell>
          <table:table-cell table:style-name="ce64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2</text:p>
          </table:table-cell>
          <table:table-cell table:style-name="ce67" office:value-type="string">
            <text:p>Add new gadget into dashboard with blank UR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3</text:p>
          </table:table-cell>
          <table:table-cell table:style-name="ce67" office:value-type="string">
            <text:p>Add new gadget into dashboard with in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4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5</text:p>
          </table:table-cell>
          <table:table-cell table:style-name="ce69" office:value-type="string">
            <text:p>Add Code sharing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6</text:p>
          </table:table-cell>
          <table:table-cell table:style-name="ce69" office:value-type="string">
            <text:p>Add code runn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7</text:p>
          </table:table-cell>
          <table:table-cell table:style-name="ce69" office:value-type="string">
            <text:p>Add container compliance test 0.8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8</text:p>
          </table:table-cell>
          <table:table-cell table:style-name="ce69" office:value-type="string">
            <text:p>Add RSS read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9</text:p>
          </table:table-cell>
          <table:table-cell table:style-name="ce69" office:value-type="string">
            <text:p>Add RssFetch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0</text:p>
          </table:table-cell>
          <table:table-cell table:style-name="ce69" office:value-type="string">
            <text:p>Add Social Hello word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1</text:p>
          </table:table-cell>
          <table:table-cell table:style-name="ce69" office:value-type="string">
            <text:p>Add Space list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2</text:p>
          </table:table-cell>
          <table:table-cell table:style-name="ce69" office:value-type="string">
            <text:p>Add Status update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3</text:p>
          </table:table-cell>
          <table:table-cell table:style-name="ce69" office:value-type="string">
            <text:p>Add Viewer friends <text:s/>gadgets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7" office:value-type="string">
            <text:p>FNC_SOC_PEO_22.001</text:p>
          </table:table-cell>
          <table:table-cell table:style-name="ce70" office:value-type="string">
            <text:p>Drag &amp; drop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2.002</text:p>
          </table:table-cell>
          <table:table-cell table:style-name="ce71" office:value-type="string">
            <text:p>Change position of gadget in Dashboard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3.001</text:p>
          </table:table-cell>
          <table:table-cell table:style-name="ce72" office:value-type="string">
            <text:p>View gadget at maximize/minimize of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4.001</text:p>
          </table:table-cell>
          <table:table-cell table:style-name="ce70" office:value-type="string">
            <text:p>Add new tab for Dashboard with 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2</text:p>
          </table:table-cell>
          <table:table-cell table:style-name="ce70" office:value-type="string">
            <text:p>Add new tab for Dashboard starts with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3</text:p>
          </table:table-cell>
          <table:table-cell table:style-name="ce73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4</text:p>
          </table:table-cell>
          <table:table-cell table:style-name="ce74" office:value-type="string">
            <text:p>Add new tab for Dashboar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5</text:p>
          </table:table-cell>
          <table:table-cell table:style-name="ce70" office:value-type="string">
            <text:p><text:span text:style-name="T4">Add new tab for Dashboard </text:span><text:span text:style-name="T6">when name over 50 characters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5.001</text:p>
          </table:table-cell>
          <table:table-cell table:style-name="ce70" office:value-type="string">
            <text:p>Edit tab for Dashboard with 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5.002</text:p>
          </table:table-cell>
          <table:table-cell table:style-name="ce75" office:value-type="string">
            <text:p>Edit tab for Dashboard with in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6.001</text:p>
          </table:table-cell>
          <table:table-cell table:style-name="ce75" office:value-type="string">
            <text:p>Delete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6.002</text:p>
          </table:table-cell>
          <table:table-cell table:style-name="ce70" office:value-type="string">
            <text:p>Delete tab for Dashboard without confi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6.003</text:p>
          </table:table-cell>
          <table:table-cell table:style-name="ce75" office:value-type="string">
            <text:p>Delete the last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7.001</text:p>
          </table:table-cell>
          <table:table-cell table:style-name="ce76" office:value-type="string">
            <text:p>Share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8.001</text:p>
          </table:table-cell>
          <table:table-cell table:style-name="ce77" office:value-type="string">
            <text:p>View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Canvas : execute, save,delete source code</text:p>
          </table:table-cell>
          <table:covered-table-cell table:style-name="ce78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29.001</text:p>
          </table:table-cell>
          <table:table-cell table:style-name="ce53" office:value-type="string">
            <text:p>Execute new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2</text:p>
          </table:table-cell>
          <table:table-cell table:style-name="ce50" office:value-type="string">
            <text:p>Sav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3</text:p>
          </table:table-cell>
          <table:table-cell table:style-name="ce50" office:value-type="string">
            <text:p>Save code a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4</text:p>
          </table:table-cell>
          <table:table-cell table:style-name="ce51" office:value-type="string">
            <text:p>Cancel saving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5</text:p>
          </table:table-cell>
          <table:table-cell table:style-name="ce50" office:value-type="string">
            <text:p>Loa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6</text:p>
          </table:table-cell>
          <table:table-cell table:style-name="ce50" office:value-type="string">
            <text:p>Execute exite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7</text:p>
          </table:table-cell>
          <table:table-cell table:style-name="ce50" office:value-type="string">
            <text:p>Delet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8</text:p>
          </table:table-cell>
          <table:table-cell table:style-name="ce51" office:value-type="string">
            <text:p>View larg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9</text:p>
          </table:table-cell>
          <table:table-cell table:style-name="ce51" office:value-type="string">
            <text:p>View small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 table:number-rows-repeated="11">
          <table:table-cell table:style-name="ce20" table:number-columns-repeated="256"/>
        </table:table-row>
        <table:table-row table:style-name="ro1" table:number-rows-repeated="10483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f:=COUNTIF([.L$7:.L$1019];[.$K2])" office:value-type="float" office:value="0">
            <text:p>0</text:p>
          </table:table-cell>
          <table:table-cell table:style-name="ce114" table:formula="of:=COUNTIF([.M$7:.M$1019];[.$K2])" office:value-type="float" office:value="0">
            <text:p>0</text:p>
          </table:table-cell>
          <table:table-cell table:style-name="ce114" table:formula="of:=COUNTIF([.N$7:.N$1019];[.$K2])" office:value-type="float" office:value="0">
            <text:p>0</text:p>
          </table:table-cell>
          <table:table-cell table:style-name="ce114" table:formula="of:=COUNTIF([.O$7:.O$1019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Relation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9];[.$K3])" office:value-type="float" office:value="0">
            <text:p>0</text:p>
          </table:table-cell>
          <table:table-cell table:style-name="ce114" table:formula="of:=COUNTIF([.M$7:.M$1019];[.$K3])" office:value-type="float" office:value="0">
            <text:p>0</text:p>
          </table:table-cell>
          <table:table-cell table:style-name="ce114" table:formula="of:=COUNTIF([.N$7:.N$1019];[.$K3])" office:value-type="float" office:value="0">
            <text:p>0</text:p>
          </table:table-cell>
          <table:table-cell table:style-name="ce114" table:formula="of:=COUNTIF([.O$7:.O$1019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05])" office:value-type="float" office:value="30" table:number-columns-spanned="3" table:number-rows-spanned="1">
            <text:p>30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9];[.$K4])" office:value-type="float" office:value="0">
            <text:p>0</text:p>
          </table:table-cell>
          <table:table-cell table:style-name="ce114" table:formula="of:=COUNTIF([.M$7:.M$1019];[.$K4])" office:value-type="float" office:value="0">
            <text:p>0</text:p>
          </table:table-cell>
          <table:table-cell table:style-name="ce114" table:formula="of:=COUNTIF([.N$7:.N$1019];[.$K4])" office:value-type="float" office:value="0">
            <text:p>0</text:p>
          </table:table-cell>
          <table:table-cell table:style-name="ce114" table:formula="of:=COUNTIF([.O$7:.O$1019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f:=COUNTIF([.L$7:.L$1019];[.$K5])" office:value-type="float" office:value="0">
            <text:p>0</text:p>
          </table:table-cell>
          <table:table-cell table:style-name="ce114" table:formula="of:=COUNTIF([.M$7:.M$1019];[.$K5])" office:value-type="float" office:value="0">
            <text:p>0</text:p>
          </table:table-cell>
          <table:table-cell table:style-name="ce114" table:formula="of:=COUNTIF([.N$7:.N$1019];[.$K5])" office:value-type="float" office:value="0">
            <text:p>0</text:p>
          </table:table-cell>
          <table:table-cell table:style-name="ce114" table:formula="of:=COUNTIF([.O$7:.O$1019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91" office:value-type="string">
            <text:p>FNC_SOC_PEO_01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4">
          <table:table-cell table:style-name="ce85" table:formula="of:=IF(MID([.F8];6;1)&gt;MID([.F7];6;1);&quot;&quot;;MAX([.A$7:.A7])+1)">
            <text:p/>
          </table:table-cell>
          <table:table-cell table:style-name="ce91" office:value-type="string">
            <text:p>FNC_SOC_PEO_01</text:p>
          </table:table-cell>
          <table:table-cell table:style-name="ce95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99" office:value-type="string">
            <text:p>Access people page</text:p>
          </table:table-cell>
          <table:table-cell table:style-name="ce104" office:value-type="string">
            <text:p>Step 2: Go to People</text:p>
          </table:table-cell>
          <table:table-cell table:style-name="ce104" office:value-type="string">
            <text:p>- Click on People/ Directory from People Toolbar portlet </text:p>
            <text:p/>
            <text:p/>
          </table:table-cell>
          <table:table-cell table:style-name="ce104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9];6;1)&gt;MID([.F8];6;1);&quot;&quot;;MAX([.A$7:.A8])+1)" office:value-type="float" office:value="2">
            <text:p>002</text:p>
          </table:table-cell>
          <table:table-cell table:style-name="ce91" office:value-type="string">
            <text:p>FNC_SOC_PEO_02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Invited user to become frien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10];6;1)&gt;MID([.F9];6;1);&quot;&quot;;MAX([.A$7:.A8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11];6;1)&gt;MID([.F10];6;1);&quot;&quot;;MAX([.A$7:.A9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3: Check user after invited</text:p>
          </table:table-cell>
          <table:table-cell table:style-name="ce104" office:value-type="string">
            <text:p>- Login with user which invited at step 2</text:p>
            <text:p>- Access People/ Directory from People Toolbar portlet </text:p>
            <text:p/>
          </table:table-cell>
          <table:table-cell table:style-name="ce104" office:value-type="string">
            <text:p>Show list of all users which has sent friend request to user. By the name of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2];6;1)&gt;MID([.F11];6;1);&quot;&quot;;MAX([.A$7:.A10])+1)" office:value-type="float" office:value="3">
            <text:p>003</text:p>
          </table:table-cell>
          <table:table-cell table:style-name="ce91" office:value-type="string">
            <text:p>FNC_SOC_PEO_02</text:p>
          </table:table-cell>
          <table:table-cell table:style-name="ce95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is accepted after invite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/ Directory <text:s/>from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3];6;1)&gt;MID([.F12];6;1);&quot;&quot;;MAX([.A$7:.A11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4];6;1)&gt;MID([.F13];6;1);&quot;&quot;;MAX([.A$7:.A12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/ Directory <text:s/>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3">
          <table:table-cell table:style-name="ce85" table:formula="of:=IF(MID([.F15];6;1)&gt;MID([.F14];6;1);&quot;&quot;;MAX([.A$7:.A13])+1)" office:value-type="float" office:value="4">
            <text:p>004</text:p>
          </table:table-cell>
          <table:table-cell table:style-name="ce91" office:value-type="string">
            <text:p>FNC_SOC_PEO_02</text:p>
          </table:table-cell>
          <table:table-cell table:style-name="ce95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52" office:value-type="string">
            <text:p>User deny the invitation rel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6];6;1)&gt;MID([.F15];6;1);&quot;&quot;;MAX([.A$7:.A14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7];6;1)&gt;MID([.F16];6;1);&quot;&quot;;MAX([.A$7:.A15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7];6;1)&gt;MID([.F16];6;1);[.C16];[.C16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3: User is denied the request adding request.</text:p>
          </table:table-cell>
          <table:table-cell table:style-name="ce104" office:value-type="string">
            <text:p>- Sign in with user which invited at step 2</text:p>
            <text:p>- <text:span text:style-name="T8">Select People/ Directory from People Toolbar portlet</text:span></text:p>
            <text:p><text:span text:style-name="T8">- Click on 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8];6;1)&gt;MID([.F17];6;1);&quot;&quot;;MAX([.A$7:.A16])+1)" office:value-type="float" office:value="5">
            <text:p>005</text:p>
          </table:table-cell>
          <table:table-cell table:style-name="ce91" office:value-type="string">
            <text:p>FNC_SOC_PEO_02</text:p>
          </table:table-cell>
          <table:table-cell table:style-name="ce95" table:formula="of:=IF(MID([.F18];6;1)&gt;MID([.F17];6;1);[.C17];[.C17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9];6;1)&gt;MID([.F18];6;1);&quot;&quot;;MAX([.A$7:.A17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friend request to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0];6;1)&gt;MID([.F19];6;1);&quot;&quot;;MAX([.A$7:.A18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0];6;1)&gt;MID([.F19];6;1);[.C19];[.C19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3: Remove friend request</text:p>
          </table:table-cell>
          <table:table-cell table:style-name="ce104" office:value-type="string">
            <text:p>- Click on Remove icon by side the user has been just sent request</text:p>
          </table:table-cell>
          <table:table-cell table:style-name="ce104" office:value-type="string">
            <text:p>Remove Friend request successfully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1];6;1)&gt;MID([.F20];6;1);&quot;&quot;;MAX([.A$7:.A19])+1)" office:value-type="float" office:value="6">
            <text:p>006</text:p>
          </table:table-cell>
          <table:table-cell table:style-name="ce91" office:value-type="string">
            <text:p>FNC_SOC_PEO_02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2];6;1)&gt;MID([.F21];6;1);&quot;&quot;;MAX([.A$7:.A20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2];6;1)&gt;MID([.F21];6;1);[.C21];[.C21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23];6;1)&gt;MID([.F22];6;1);&quot;&quot;;MAX([.A$7:.A21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3];6;1)&gt;MID([.F22];6;1);[.C22];[.C22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/ Directory <text:s/>from People Toolbar portlet or Navigation Bar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24];6;1)&gt;MID([.F23];6;1);&quot;&quot;;MAX([.A$7:.A22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4];6;1)&gt;MID([.F23];6;1);[.C23];[.C23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4: Re-invited user </text:p>
          </table:table-cell>
          <table:table-cell table:style-name="ce104" office:value-type="string">
            <text:p>- Re-Invited user which selected on step 2</text:p>
          </table:table-cell>
          <table:table-cell table:style-name="ce104" office:value-type="string">
            <text:p>User don't see [Invite] button so can't re-add user into your contact and only show [delete] button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25];6;1)&gt;MID([.F24];6;1);&quot;&quot;;MAX([.A$7:.A23])+1)" office:value-type="float" office:value="7">
            <text:p>007</text:p>
          </table:table-cell>
          <table:table-cell table:style-name="ce91" office:value-type="string">
            <text:p>FNC_SOC_PEO_02</text:p>
          </table:table-cell>
          <table:table-cell table:style-name="ce95" table:formula="of:=IF(MID([.F25];6;1)&gt;MID([.F24];6;1);[.C24];[.C24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20">
          <table:table-cell table:style-name="ce85" table:formula="of:=IF(MID([.F26];6;1)&gt;MID([.F25];6;1);&quot;&quot;;MAX([.A$7:.A24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6];6;1)&gt;MID([.F25];6;1);[.C25];[.C25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27];6;1)&gt;MID([.F26];6;1);&quot;&quot;;MAX([.A$7:.A25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7];6;1)&gt;MID([.F26];6;1);[.C26];[.C26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established by another. </text:span></text:p>
            <text:p><text:span text:style-name="T10">- If want to user is friend, you must be click [accept] button</text:span>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28];6;1)&gt;MID([.F27];6;1);&quot;&quot;;MAX([.A$7:.A26])+1)" office:value-type="float" office:value="8">
            <text:p>008</text:p>
          </table:table-cell>
          <table:table-cell table:style-name="ce91" office:value-type="string">
            <text:p>FNC_SOC_PEO_02</text:p>
          </table:table-cell>
          <table:table-cell table:style-name="ce95" table:formula="of:=IF(MID([.F28];6;1)&gt;MID([.F27];6;1);[.C27];[.C27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Deny invitation user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29];6;1)&gt;MID([.F28];6;1);&quot;&quot;;MAX([.A$7:.A27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9];6;1)&gt;MID([.F28];6;1);[.C28];[.C28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0];6;1)&gt;MID([.F29];6;1);&quot;&quot;;MAX([.A$7:.A28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30];6;1)&gt;MID([.F29];6;1);[.C29];[.C29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established by another. </text:span></text:p>
            <text:p><text:span text:style-name="T10">- Click [Deny] to refused user become to friend</text:span>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1];6;1)&gt;MID([.F30];6;1);&quot;&quot;;MAX([.A$7:.A29])+1)" office:value-type="float" office:value="9">
            <text:p>009</text:p>
          </table:table-cell>
          <table:table-cell table:style-name="ce91" office:value-type="string">
            <text:p>FNC_SOC_PEO_03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32];6;1)&gt;MID([.F31];6;1);&quot;&quot;;MAX([.A$7:.A30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2];6;1)&gt;MID([.F31];6;1);[.C31];[.C31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3];6;1)&gt;MID([.F32];6;1);&quot;&quot;;MAX([.A$7:.A31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3];6;1)&gt;MID([.F32];6;1);[.C32];[.C32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4];6;1)&gt;MID([.F33];6;1);&quot;&quot;;MAX([.A$7:.A32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5];6;1)&gt;MID([.F34];6;1);&quot;&quot;;MAX([.A$7:.A33])+1)" office:value-type="float" office:value="10">
            <text:p>010</text:p>
          </table:table-cell>
          <table:table-cell table:style-name="ce91" office:value-type="string">
            <text:p>FNC_SOC_PEO_03</text:p>
          </table:table-cell>
          <table:table-cell table:style-name="ce95" table:formula="of:=IF(MID([.F35];6;1)&gt;MID([.F34];6;1);[.C34];[.C34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36];6;1)&gt;MID([.F35];6;1);&quot;&quot;;MAX([.A$7:.A34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7];6;1)&gt;MID([.F36];6;1);&quot;&quot;;MAX([.A$7:.A35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8];6;1)&gt;MID([.F37];6;1);&quot;&quot;;MAX([.A$7:.A36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8];6;1)&gt;MID([.F37];6;1);[.C37];[.C37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9];6;1)&gt;MID([.F38];6;1);&quot;&quot;;MAX([.A$7:.A37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9];6;1)&gt;MID([.F38];6;1);[.C38];[.C38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5: Return to user AAA</text:p>
          </table:table-cell>
          <table:table-cell table:style-name="ce104" office:value-type="string">
            <text:p>- Go to People page and choose people listing</text:p>
            <text:p>- Click Revoke invitation</text:p>
          </table:table-cell>
          <table:table-cell table:style-name="ce104" office:value-type="string">
            <text:p>Show message alert Invitation is revoked or deleted by another. 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0];6;1)&gt;MID([.F39];6;1);&quot;&quot;;MAX([.A$7:.A38])+1)" office:value-type="float" office:value="11">
            <text:p>011</text:p>
          </table:table-cell>
          <table:table-cell table:style-name="ce91" office:value-type="string">
            <text:p>FNC_SOC_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41];6;1)&gt;MID([.F40];6;1);&quot;&quot;;MAX([.A$7:.A39])+1)">
            <text:p/>
          </table:table-cell>
          <table:table-cell table:style-name="ce91" office:value-type="string">
            <text:p>FNC_SOC_PEO_04</text:p>
          </table:table-cell>
          <table:table-cell table:style-name="ce95" table:formula="of:=IF(MID([.F41];6;1)&gt;MID([.F40];6;1);[.C40];[.C40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42];6;1)&gt;MID([.F41];6;1);&quot;&quot;;MAX([.A$7:.A40])+1)">
            <text:p/>
          </table:table-cell>
          <table:table-cell table:style-name="ce91" office:value-type="string">
            <text:p>FNC_SOC_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43];6;1)&gt;MID([.F42];6;1);&quot;&quot;;MAX([.A$7:.A41])+1)">
            <text:p/>
          </table:table-cell>
          <table:table-cell table:style-name="ce91" office:value-type="string">
            <text:p>FNC_SOC_PEO_04</text:p>
          </table:table-cell>
          <table:table-cell table:style-name="ce95" table:formula="of:=IF(MID([.F43];6;1)&gt;MID([.F42];6;1);[.C42];[.C42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4: Revoke invitation</text:p>
          </table:table-cell>
          <table:table-cell table:style-name="ce104" office:value-type="string">
            <text:p>- Return to user AAA</text:p>
            <text:p>- Go to people page and select people listing</text:p>
            <text:p>- Select user BBB and click [Revoke relation]</text:p>
          </table:table-cell>
          <table:table-cell table:style-name="ce104" office:value-type="string">
            <text:p>- All people in list is display</text:p>
            <text:p>- Remove invitation of user BBB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4];6;1)&gt;MID([.F43];6;1);&quot;&quot;;MAX([.A$7:.A42])+1)" office:value-type="float" office:value="12">
            <text:p>012</text:p>
          </table:table-cell>
          <table:table-cell table:style-name="ce91" office:value-type="string">
            <text:p>FNC_SOC_PEO_05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5];6;1)&gt;MID([.F44];6;1);&quot;&quot;;MAX([.A$7:.A4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45];6;1)&gt;MID([.F44];6;1);[.C44];[.C44]+1)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6];6;1)&gt;MID([.F45];6;1);&quot;&quot;;MAX([.A$7:.A44])+1)" office:value-type="float" office:value="13">
            <text:p>013</text:p>
          </table:table-cell>
          <table:table-cell table:style-name="ce91" office:value-type="string">
            <text:p>FNC_SOC_PEO_05</text:p>
          </table:table-cell>
          <table:table-cell table:style-name="ce95" table:formula="of:=IF(MID([.F46];6;1)&gt;MID([.F45];6;1);[.C45];[.C45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47];6;1)&gt;MID([.F46];6;1);&quot;&quot;;MAX([.A$7:.A4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47];6;1)&gt;MID([.F46];6;1);[.C46];[.C46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8];6;1)&gt;MID([.F47];6;1);&quot;&quot;;MAX([.A$7:.A46])+1)" office:value-type="float" office:value="14">
            <text:p>014</text:p>
          </table:table-cell>
          <table:table-cell table:style-name="ce91" office:value-type="string">
            <text:p>FNC_SOC_PEO_05</text:p>
          </table:table-cell>
          <table:table-cell table:style-name="ce95" table:formula="of:=IF(MID([.F48];6;1)&gt;MID([.F47];6;1);[.C47];[.C47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49];6;1)&gt;MID([.F48];6;1);[.C48];[.C48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0];6;1)&gt;MID([.F49];6;1);&quot;&quot;;MAX([.A$7:.A48])+1)" office:value-type="float" office:value="15">
            <text:p>015</text:p>
          </table:table-cell>
          <table:table-cell table:style-name="ce91" office:value-type="string">
            <text:p>FNC_SOC_PEO_05</text:p>
          </table:table-cell>
          <table:table-cell table:style-name="ce95" table:formula="of:=IF(MID([.F50];6;1)&gt;MID([.F49];6;1);[.C49];[.C49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1];6;1)&gt;MID([.F50];6;1);&quot;&quot;;MAX([.A$7:.A4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1];6;1)&gt;MID([.F50];6;1);[.C50];[.C50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2];6;1)&gt;MID([.F51];6;1);&quot;&quot;;MAX([.A$7:.A50])+1)" office:value-type="float" office:value="16">
            <text:p>016</text:p>
          </table:table-cell>
          <table:table-cell table:style-name="ce91" office:value-type="string">
            <text:p>FNC_SOC_PEO_05</text:p>
          </table:table-cell>
          <table:table-cell table:style-name="ce95" table:formula="of:=IF(MID([.F52];6;1)&gt;MID([.F51];6;1);[.C51];[.C51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53];6;1)&gt;MID([.F52];6;1);&quot;&quot;;MAX([.A$7:.A5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3];6;1)&gt;MID([.F52];6;1);[.C52];[.C52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input other special chars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4];6;1)&gt;MID([.F53];6;1);&quot;&quot;;MAX([.A$7:.A52])+1)" office:value-type="float" office:value="17">
            <text:p>017</text:p>
          </table:table-cell>
          <table:table-cell table:style-name="ce91" office:value-type="string">
            <text:p>FNC_SOC_PEO_05</text:p>
          </table:table-cell>
          <table:table-cell table:style-name="ce95" table:formula="of:=IF(MID([.F54];6;1)&gt;MID([.F53];6;1);[.C53];[.C53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5];6;1)&gt;MID([.F54];6;1);&quot;&quot;;MAX([.A$7:.A5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5];6;1)&gt;MID([.F54];6;1);[.C54];[.C54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6];6;1)&gt;MID([.F55];6;1);&quot;&quot;;MAX([.A$7:.A54])+1)" office:value-type="float" office:value="18">
            <text:p>018</text:p>
          </table:table-cell>
          <table:table-cell table:style-name="ce91" office:value-type="string">
            <text:p>FNC_SOC_PEO_05</text:p>
          </table:table-cell>
          <table:table-cell table:style-name="ce95" table:formula="of:=IF(MID([.F56];6;1)&gt;MID([.F55];6;1);[.C55];[.C55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57];6;1)&gt;MID([.F56];6;1);&quot;&quot;;MAX([.A$7:.A5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7];6;1)&gt;MID([.F56];6;1);[.C56];[.C56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8];6;1)&gt;MID([.F57];6;1);&quot;&quot;;MAX([.A$7:.A56])+1)" office:value-type="float" office:value="19">
            <text:p>019</text:p>
          </table:table-cell>
          <table:table-cell table:style-name="ce91" office:value-type="string">
            <text:p>FNC_SOC_PEO_05</text:p>
          </table:table-cell>
          <table:table-cell table:style-name="ce95" table:formula="of:=IF(MID([.F58];6;1)&gt;MID([.F57];6;1);[.C57];[.C57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59];6;1)&gt;MID([.F58];6;1);&quot;&quot;;MAX([.A$7:.A5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9];6;1)&gt;MID([.F58];6;1);[.C58];[.C58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0];6;1)&gt;MID([.F59];6;1);&quot;&quot;;MAX([.A$7:.A58])+1)" office:value-type="float" office:value="20">
            <text:p>020</text:p>
          </table:table-cell>
          <table:table-cell table:style-name="ce91" office:value-type="string">
            <text:p>FNC_SOC_PEO_05</text:p>
          </table:table-cell>
          <table:table-cell table:style-name="ce95" table:formula="of:=IF(MID([.F60];6;1)&gt;MID([.F59];6;1);[.C59];[.C59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1];6;1)&gt;MID([.F60];6;1);&quot;&quot;;MAX([.A$7:.A5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1];6;1)&gt;MID([.F60];6;1);[.C60];[.C60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2];6;1)&gt;MID([.F61];6;1);&quot;&quot;;MAX([.A$7:.A60])+1)" office:value-type="float" office:value="21">
            <text:p>021</text:p>
          </table:table-cell>
          <table:table-cell table:style-name="ce91" office:value-type="string">
            <text:p>FNC_SOC_PEO_05</text:p>
          </table:table-cell>
          <table:table-cell table:style-name="ce95" table:formula="of:=IF(MID([.F62];6;1)&gt;MID([.F61];6;1);[.C61];[.C61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3];6;1)&gt;MID([.F62];6;1);&quot;&quot;;MAX([.A$7:.A6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3];6;1)&gt;MID([.F62];6;1);[.C62];[.C62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4];6;1)&gt;MID([.F63];6;1);&quot;&quot;;MAX([.A$7:.A62])+1)" office:value-type="float" office:value="22">
            <text:p>022</text:p>
          </table:table-cell>
          <table:table-cell table:style-name="ce91" office:value-type="string">
            <text:p>FNC_SOC_PEO_05</text:p>
          </table:table-cell>
          <table:table-cell table:style-name="ce95" table:formula="of:=IF(MID([.F64];6;1)&gt;MID([.F63];6;1);[.C63];[.C63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5];6;1)&gt;MID([.F64];6;1);&quot;&quot;;MAX([.A$7:.A6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5];6;1)&gt;MID([.F64];6;1);[.C64];[.C64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6];6;1)&gt;MID([.F65];6;1);&quot;&quot;;MAX([.A$7:.A64])+1)" office:value-type="float" office:value="23">
            <text:p>023</text:p>
          </table:table-cell>
          <table:table-cell table:style-name="ce91" office:value-type="string">
            <text:p>FNC_SOC_PEO_05</text:p>
          </table:table-cell>
          <table:table-cell table:style-name="ce95" table:formula="of:=IF(MID([.F66];6;1)&gt;MID([.F65];6;1);[.C65];[.C65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7];6;1)&gt;MID([.F66];6;1);&quot;&quot;;MAX([.A$7:.A6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7];6;1)&gt;MID([.F66];6;1);[.C66];[.C66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8];6;1)&gt;MID([.F67];6;1);&quot;&quot;;MAX([.A$7:.A66])+1)" office:value-type="float" office:value="24">
            <text:p>024</text:p>
          </table:table-cell>
          <table:table-cell table:style-name="ce91" office:value-type="string">
            <text:p>FNC_SOC_PEO_05</text:p>
          </table:table-cell>
          <table:table-cell table:style-name="ce95" table:formula="of:=IF(MID([.F68];6;1)&gt;MID([.F67];6;1);[.C67];[.C67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69];6;1)&gt;MID([.F68];6;1);&quot;&quot;;MAX([.A$7:.A6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9];6;1)&gt;MID([.F68];6;1);[.C68];[.C68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0];6;1)&gt;MID([.F69];6;1);&quot;&quot;;MAX([.A$7:.A68])+1)" office:value-type="float" office:value="25">
            <text:p>025</text:p>
          </table:table-cell>
          <table:table-cell table:style-name="ce91" office:value-type="string">
            <text:p>FNC_SOC_PEO_05</text:p>
          </table:table-cell>
          <table:table-cell table:style-name="ce95" table:formula="of:=IF(MID([.F70];6;1)&gt;MID([.F69];6;1);[.C69];[.C69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1];6;1)&gt;MID([.F70];6;1);&quot;&quot;;MAX([.A$7:.A6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1];6;1)&gt;MID([.F70];6;1);[.C70];[.C70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2];6;1)&gt;MID([.F71];6;1);&quot;&quot;;MAX([.A$7:.A70])+1)" office:value-type="float" office:value="26">
            <text:p>026</text:p>
          </table:table-cell>
          <table:table-cell table:style-name="ce91" office:value-type="string">
            <text:p>FNC_SOC_PEO_05</text:p>
          </table:table-cell>
          <table:table-cell table:style-name="ce95" table:formula="of:=IF(MID([.F72];6;1)&gt;MID([.F71];6;1);[.C71];[.C71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73];6;1)&gt;MID([.F72];6;1);&quot;&quot;;MAX([.A$7:.A7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3];6;1)&gt;MID([.F72];6;1);[.C72];[.C72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4];6;1)&gt;MID([.F73];6;1);&quot;&quot;;MAX([.A$7:.A72])+1)" office:value-type="float" office:value="27">
            <text:p>027</text:p>
          </table:table-cell>
          <table:table-cell table:style-name="ce91" office:value-type="string">
            <text:p>FNC_SOC_PEO_05</text:p>
          </table:table-cell>
          <table:table-cell table:style-name="ce95" table:formula="of:=IF(MID([.F74];6;1)&gt;MID([.F73];6;1);[.C73];[.C73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">
          <table:table-cell table:style-name="ce85" table:formula="of:=IF(MID([.F75];6;1)&gt;MID([.F74];6;1);&quot;&quot;;MAX([.A$7:.A7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5];6;1)&gt;MID([.F74];6;1);[.C74];[.C74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6];6;1)&gt;MID([.F75];6;1);&quot;&quot;;MAX([.A$7:.A74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6];6;1)&gt;MID([.F75];6;1);[.C75];[.C75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77];6;1)&gt;MID([.F76];6;1);&quot;&quot;;MAX([.A$7:.A7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7];6;1)&gt;MID([.F76];6;1);[.C76];[.C76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8];6;1)&gt;MID([.F77];6;1);&quot;&quot;;MAX([.A$7:.A76])+1)" office:value-type="float" office:value="28">
            <text:p>028</text:p>
          </table:table-cell>
          <table:table-cell table:style-name="ce91" office:value-type="string">
            <text:p>FNC_SOC_PEO_05</text:p>
          </table:table-cell>
          <table:table-cell table:style-name="ce95" table:formula="of:=IF(MID([.F78];6;1)&gt;MID([.F77];6;1);[.C77];[.C77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9];6;1)&gt;MID([.F78];6;1);[.C78];[.C78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2: Make friend with other user</text:p>
          </table:table-cell>
          <table:table-cell table:style-name="ce105" office:value-type="string">
            <text:p>- Click on icon to send friends request to other user</text:p>
            <text:p>- Users log in and accept the friend request</text:p>
          </table:table-cell>
          <table:table-cell table:style-name="ce105" office:value-type="string">
            <text:p>User has friends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f:=IF(MID([.F80];6;1)&gt;MID([.F79];6;1);&quot;&quot;;MAX([.A$7:.A78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0];6;1)&gt;MID([.F79];6;1);[.C79];[.C79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3: Search by keyword on Relation list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1">
          <table:table-cell table:style-name="ce85" table:formula="of:=IF(MID([.F81];6;1)&gt;MID([.F80];6;1);&quot;&quot;;MAX([.A$7:.A7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1];6;1)&gt;MID([.F80];6;1);[.C80];[.C80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4: Search by filter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8"> and enter some text into Position or/and Professional or/and select 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82];6;1)&gt;MID([.F81];6;1);&quot;&quot;;MAX([.A$7:.A80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2];6;1)&gt;MID([.F81];6;1);[.C81];[.C81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5: Search by directory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83];6;1)&gt;MID([.F82];6;1);&quot;&quot;;MAX([.A$7:.A8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3];6;1)&gt;MID([.F82];6;1);[.C82];[.C82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5" office:value-type="string">
            <text:p>Step 6: check paging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5" table:formula="of:=IF(MID([.F84];6;1)&gt;MID([.F83];6;1);&quot;&quot;;MAX([.A$7:.A82])+1)" office:value-type="float" office:value="29">
            <text:p>029</text:p>
          </table:table-cell>
          <table:table-cell table:style-name="ce91" office:value-type="string">
            <text:p>FNC_SOC_PEO_05</text:p>
          </table:table-cell>
          <table:table-cell table:style-name="ce95" table:formula="of:=IF(MID([.F84];6;1)&gt;MID([.F83];6;1);[.C83];[.C83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105" office:value-type="string">
            <text:p>Step 1: Access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5" table:formula="of:=IF(MID([.F85];6;1)&gt;MID([.F84];6;1);&quot;&quot;;MAX([.A$7:.A8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5];6;1)&gt;MID([.F84];6;1);[.C84];[.C84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5" table:formula="of:=IF(MID([.F86];6;1)&gt;MID([.F85];6;1);&quot;&quot;;MAX([.A$7:.A84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6];6;1)&gt;MID([.F85];6;1);[.C85];[.C85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3: Search by keyword on invitations list</text:p>
          </table:table-cell>
          <table:table-cell table:style-name="ce105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f:=IF(MID([.F87];6;1)&gt;MID([.F86];6;1);&quot;&quot;;MAX([.A$7:.A8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7];6;1)&gt;MID([.F86];6;1);[.C86];[.C86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4: Search by filter on invitations list</text:p>
          </table:table-cell>
          <table:table-cell table:style-name="ce105"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8"> and enter some text into Position or/and Professional or/and select 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88];6;1)&gt;MID([.F87];6;1);&quot;&quot;;MAX([.A$7:.A86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8];6;1)&gt;MID([.F87];6;1);[.C87];[.C87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5: Search by directory on invitations list</text:p>
          </table:table-cell>
          <table:table-cell table:style-name="ce105" office:value-type="string">
            <text:p>- Click on my Profile page</text:p>
            <text:p>- Select Relations</text:p>
            <text:p>- Select Invitation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89];6;1)&gt;MID([.F88];6;1);&quot;&quot;;MAX([.A$7:.A8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9];6;1)&gt;MID([.F88];6;1);[.C88];[.C88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5" office:value-type="string">
            <text:p>Step 6: check paging from searching on invitation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5" table:formula="of:=IF(MID([.F90];6;1)&gt;MID([.F89];6;1);&quot;&quot;;MAX([.A$7:.A88])+1)" office:value-type="float" office:value="30">
            <text:p>030</text:p>
          </table:table-cell>
          <table:table-cell table:style-name="ce91" office:value-type="string">
            <text:p>FNC_SOC_PEO_05</text:p>
          </table:table-cell>
          <table:table-cell table:style-name="ce95" table:formula="of:=IF(MID([.F90];6;1)&gt;MID([.F89];6;1);[.C89];[.C89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5" table:formula="of:=IF(MID([.F91];6;1)&gt;MID([.F90];6;1);&quot;&quot;;MAX([.A$7:.A8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1];6;1)&gt;MID([.F90];6;1);[.C90];[.C90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85" table:formula="of:=IF(MID([.F92];6;1)&gt;MID([.F91];6;1);&quot;&quot;;MAX([.A$7:.A90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2];6;1)&gt;MID([.F91];6;1);[.C91];[.C91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3: Search by keyword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f:=IF(MID([.F93];6;1)&gt;MID([.F92];6;1);&quot;&quot;;MAX([.A$7:.A9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3];6;1)&gt;MID([.F92];6;1);[.C92];[.C92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4: Search by filter on requests list</text:p>
          </table:table-cell>
          <table:table-cell table:style-name="ce105"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8"> and enter some text into Position or/and Professional or/and select 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94];6;1)&gt;MID([.F93];6;1);&quot;&quot;;MAX([.A$7:.A92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4];6;1)&gt;MID([.F93];6;1);[.C93];[.C93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5: Search by directory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95];6;1)&gt;MID([.F94];6;1);&quot;&quot;;MAX([.A$7:.A9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5];6;1)&gt;MID([.F94];6;1);[.C94];[.C94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5" office:value-type="string">
            <text:p>Step 6: check paging from searching on requests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f:=COUNTIF([.L$7:.L$1010];[.$K2])" office:value-type="float" office:value="0">
            <text:p>0</text:p>
          </table:table-cell>
          <table:table-cell table:style-name="ce114" table:formula="of:=COUNTIF([.M$7:.M$1010];[.$K2])" office:value-type="float" office:value="0">
            <text:p>0</text:p>
          </table:table-cell>
          <table:table-cell table:style-name="ce114" table:formula="of:=COUNTIF([.N$7:.N$1010];[.$K2])" office:value-type="float" office:value="0">
            <text:p>0</text:p>
          </table:table-cell>
          <table:table-cell table:style-name="ce114" table:formula="of:=COUNTIF([.O$7:.O$101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Profile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0];[.$K3])" office:value-type="float" office:value="0">
            <text:p>0</text:p>
          </table:table-cell>
          <table:table-cell table:style-name="ce114" table:formula="of:=COUNTIF([.M$7:.M$1010];[.$K3])" office:value-type="float" office:value="0">
            <text:p>0</text:p>
          </table:table-cell>
          <table:table-cell table:style-name="ce114" table:formula="of:=COUNTIF([.N$7:.N$1010];[.$K3])" office:value-type="float" office:value="0">
            <text:p>0</text:p>
          </table:table-cell>
          <table:table-cell table:style-name="ce114" table:formula="of:=COUNTIF([.O$7:.O$101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55])" office:value-type="float" office:value="74" table:number-columns-spanned="3" table:number-rows-spanned="1">
            <text:p>74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0];[.$K4])" office:value-type="float" office:value="0">
            <text:p>0</text:p>
          </table:table-cell>
          <table:table-cell table:style-name="ce114" table:formula="of:=COUNTIF([.M$7:.M$1010];[.$K4])" office:value-type="float" office:value="0">
            <text:p>0</text:p>
          </table:table-cell>
          <table:table-cell table:style-name="ce114" table:formula="of:=COUNTIF([.N$7:.N$1010];[.$K4])" office:value-type="float" office:value="0">
            <text:p>0</text:p>
          </table:table-cell>
          <table:table-cell table:style-name="ce114" table:formula="of:=COUNTIF([.O$7:.O$101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f:=COUNTIF([.L$7:.L$1010];[.$K5])" office:value-type="float" office:value="0">
            <text:p>0</text:p>
          </table:table-cell>
          <table:table-cell table:style-name="ce114" table:formula="of:=COUNTIF([.M$7:.M$1010];[.$K5])" office:value-type="float" office:value="0">
            <text:p>0</text:p>
          </table:table-cell>
          <table:table-cell table:style-name="ce114" table:formula="of:=COUNTIF([.N$7:.N$1010];[.$K5])" office:value-type="float" office:value="0">
            <text:p>0</text:p>
          </table:table-cell>
          <table:table-cell table:style-name="ce114" table:formula="of:=COUNTIF([.O$7:.O$101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125" office:value-type="string">
            <text:p>FNC_SOC_PEO_06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3">
          <table:table-cell table:style-name="ce85" table:formula="of:=IF(MID([.F8];6;1)&gt;MID([.F7];6;1);&quot;&quot;;MAX([.A$7:.A7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8];6;1)&gt;MID([.F7];6;1);[.C7];[.C7]+1)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table:style-name="ce104" office:value-type="string">
            <text:p>Step 2: Go to my profile page</text:p>
          </table:table-cell>
          <table:table-cell table:style-name="ce104" office:value-type="string">
            <text:p>- Sign in system</text:p>
            <text:p>- Move cursor in the upper right corner of the screen of User Toobar portlet and choose<text:span text:style-name="T1"> Profile</text:span> page </text:p>
          </table:table-cell>
          <table:table-cell table:style-name="ce108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3">- 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">Connection</text:span><text:span text:style-name="T8">: is all users which have 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sent request making friend with user</text:span>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9];6;1)&gt;MID([.F8];6;1);&quot;&quot;;MAX([.A$7:.A8])+1)" office:value-type="float" office:value="2">
            <text:p>002</text:p>
          </table:table-cell>
          <table:table-cell table:style-name="ce125" office:value-type="string">
            <text:p>FNC_SOC_PEO_06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3">
          <table:table-cell table:style-name="ce85" table:formula="of:=IF(MID([.F10];6;1)&gt;MID([.F9];6;1);&quot;&quot;;MAX([.A$7:.A9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your profil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11];6;1)&gt;MID([.F10];6;1);&quot;&quot;;MAX([.A$7:.A10])+1)" office:value-type="float" office:value="3">
            <text:p>003</text:p>
          </table:table-cell>
          <table:table-cell table:style-name="ce125" office:value-type="string">
            <text:p>FNC_SOC_PEO_06</text:p>
          </table:table-cell>
          <table:table-cell table:style-name="ce95" table:formula="of:=IF(MID([.F11];6;1)&gt;MID([.F10];6;1);[.C10];[.C10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7">
          <table:table-cell table:style-name="ce85" table:formula="of:=IF(MID([.F12];6;1)&gt;MID([.F11];6;1);&quot;&quot;;MAX([.A$7:.A11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2];6;1)&gt;MID([.F11];6;1);[.C11];[.C11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8">
          <table:table-cell table:style-name="ce85" table:formula="of:=IF(MID([.F13];6;1)&gt;MID([.F12];6;1);&quot;&quot;;MAX([.A$7:.A12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3];6;1)&gt;MID([.F12];6;1);[.C12];[.C12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on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9">
          <table:table-cell table:style-name="ce85" table:formula="of:=IF(MID([.F14];6;1)&gt;MID([.F13];6;1);&quot;&quot;;MAX([.A$7:.A13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4];6;1)&gt;MID([.F13];6;1);[.C13];[.C13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4: Update activities for user who invited</text:p>
          </table:table-cell>
          <table:table-cell table:style-name="ce104" office:value-type="string"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table:style-name="ce104" office:value-type="string">
            <text:p>Status update successfully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3">
          <table:table-cell table:style-name="ce85" table:formula="of:=IF(MID([.F15];6;1)&gt;MID([.F14];6;1);&quot;&quot;;MAX([.A$7:.A14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5];6;1)&gt;MID([.F14];6;1);[.C14];[.C14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5: Go to people page ( browser 2)</text:p>
          </table:table-cell>
          <table:table-cell table:style-name="ce104" office:value-type="string">
            <text:p>- Sign in system with user BBB</text:p>
            <text:p>- Select my profile page</text:p>
          </table:table-cell>
          <table:table-cell table:style-name="ce108" office:value-type="string">
            <text:p>- Show content of my profile page 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5">
          <table:table-cell table:style-name="ce85" table:formula="of:=IF(MID([.F16];6;1)&gt;MID([.F15];6;1);&quot;&quot;;MAX([.A$7:.A15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6: View user profile page</text:p>
          </table:table-cell>
          <table:table-cell table:style-name="ce104" office:value-type="string">
            <text:p>- Select user BBB and click name of user on Friend's activities </text:p>
          </table:table-cell>
          <table:table-cell table:style-name="ce141" office:value-type="string">
            <text:p><text:span text:style-name="T14">Show information of BBB, include:</text:span></text:p>
            <text:p><text:span text:style-name="T14">- </text:span><text:span text:style-name="T15">Activity</text:span><text:span text:style-name="T14">: Display all user's activities and activities of user's contact</text:span></text:p>
            <text:p><text:span text:style-name="T15">- Profile:</text:span><text:span text:style-name="T14"> Show all current information about user.</text:span></text:p>
            <text:p><text:span text:style-name="T16">- Connections</text:span><text:span text:style-name="T15">: </text:span><text:span text:style-name="T17">it has there list:</text:span></text:p>
            <text:p><text:span text:style-name="T17"><text:s/></text:span><text:span text:style-name="T17">list of </text:span><text:span text:style-name="T15">Connection</text:span><text:span text:style-name="T17">: is all users which have relations with 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7];6;1)&gt;MID([.F16];6;1);&quot;&quot;;MAX([.A$7:.A16])+1)" office:value-type="float" office:value="4">
            <text:p>004</text:p>
          </table:table-cell>
          <table:table-cell table:style-name="ce125" office:value-type="string">
            <text:p>FNC_SOC_PEO_06</text:p>
          </table:table-cell>
          <table:table-cell table:style-name="ce95" table:formula="of:=IF(MID([.F17];6;1)&gt;MID([.F16];6;1);[.C16];[.C16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8];6;1)&gt;MID([.F17];6;1);&quot;&quot;;MAX([.A$7:.A17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8];6;1)&gt;MID([.F17];6;1);[.C17];[.C17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9];6;1)&gt;MID([.F18];6;1);&quot;&quot;;MAX([.A$7:.A18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on Pepole toobar portlet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20];6;1)&gt;MID([.F19];6;1);&quot;&quot;;MAX([.A$7:.A19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20];6;1)&gt;MID([.F19];6;1);[.C19];[.C19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4: View profile page of user's contact</text:p>
          </table:table-cell>
          <table:table-cell table:style-name="ce104" office:value-type="string">
            <text:p>- One in two above user signs in system.</text:p>
            <text:p>- Go to people page on People Toobar portlet </text:p>
            <text:p>- Select user who has relation and click on link of profile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- <text:span text:style-name="T16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6">Connection</text:span><text:span text:style-name="T8">: is all users which have relations with 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4">
          <table:table-cell table:style-name="ce85" table:formula="of:=IF(MID([.F21];6;1)&gt;MID([.F20];6;1);&quot;&quot;;MAX([.A$7:.A20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21];6;1)&gt;MID([.F20];6;1);[.C20];[.C20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5: View the profile of user in your contac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f:=IF(MID([.F22];6;1)&gt;MID([.F21];6;1);&quot;&quot;;MAX([.A$7:.A21])+1)" office:value-type="float" office:value="5">
            <text:p>005</text:p>
          </table:table-cell>
          <table:table-cell table:style-name="ce125" office:value-type="string">
            <text:p>FNC_SOC_PEO_07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6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6">Connections</text:span><text:span text:style-name="T8">: is all users which have 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sent request making friend with user</text:span>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f:=IF(MID([.F23];6;1)&gt;MID([.F22];6;1);&quot;&quot;;MAX([.A$7:.A2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3];6;1)&gt;MID([.F22];6;1);[.C22];[.C22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current posi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24];6;1)&gt;MID([.F23];6;1);&quot;&quot;;MAX([.A$7:.A23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4];6;1)&gt;MID([.F23];6;1);[.C23];[.C23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5" office:value-type="string">
            <text:p>Step 3: Edit with current position </text:p>
            <text:p>is blank</text:p>
          </table:table-cell>
          <table:table-cell table:style-name="ce139" office:value-type="string">
            <text:p><text:span text:style-name="T12">- Select your current Position and click 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09" office:value-type="string">
            <text:p>Show message alerts The field "position" is required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5];6;1)&gt;MID([.F24];6;1);&quot;&quot;;MAX([.A$7:.A24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5];6;1)&gt;MID([.F24];6;1);[.C24];[.C24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4: <text:s/>Edit with current position contains special characters in the middle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09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8">
          <table:table-cell table:style-name="ce85" table:formula="of:=IF(MID([.F26];6;1)&gt;MID([.F25];6;1);&quot;&quot;;MAX([.A$7:.A25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6];6;1)&gt;MID([.F25];6;1);[.C25];[.C25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5: Edit with current position starts with invalid characters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37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7];6;1)&gt;MID([.F26];6;1);&quot;&quot;;MAX([.A$7:.A26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7];6;1)&gt;MID([.F26];6;1);[.C26];[.C26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6: Edit with current position contains space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09" office:value-type="string">
            <text:p>Current position of user has been updated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4">
          <table:table-cell table:style-name="ce85" table:formula="of:=IF(MID([.F28];6;1)&gt;MID([.F27];6;1);&quot;&quot;;MAX([.A$7:.A27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8];6;1)&gt;MID([.F27];6;1);[.C27];[.C27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7: Edit with current postilion with less than 3 or over max length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37" office:value-type="string">
            <text:p>Show message alert The length of the text in field "position" must be between "3" and "30" characters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9];6;1)&gt;MID([.F28];6;1);&quot;&quot;;MAX([.A$7:.A28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9];6;1)&gt;MID([.F28];6;1);[.C28];[.C28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8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36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3">
          <table:table-cell table:style-name="ce85" table:formula="of:=IF(MID([.F30];6;1)&gt;MID([.F29];6;1);&quot;&quot;;MAX([.A$7:.A29])+1)" office:value-type="float" office:value="6">
            <text:p>006</text:p>
          </table:table-cell>
          <table:table-cell table:style-name="ce126" office:value-type="string">
            <text:p>FNC_SOC_PEO_07</text:p>
          </table:table-cell>
          <table:table-cell table:style-name="ce95" table:formula="of:=IF(MID([.F30];6;1)&gt;MID([.F29];6;1);[.C29];[.C29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8">it has there list:</text:span></text:p>
            <text:p><text:span text:style-name="T8"><text:s/></text:span><text:span text:style-name="T8">list of </text:span><text:span text:style-name="T1">Relations</text:span><text:span text:style-name="T8">: is all users which have 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sent request making friend with user</text:span>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3">
          <table:table-cell table:style-name="ce85" table:formula="of:=IF(MID([.F31];6;1)&gt;MID([.F30];6;1);&quot;&quot;;MAX([.A$7:.A30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31];6;1)&gt;MID([.F30];6;1);[.C30];[.C30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32];6;1)&gt;MID([.F31];6;1);&quot;&quot;;MAX([.A$7:.A31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32];6;1)&gt;MID([.F31];6;1);[.C31];[.C31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36" office:value-type="string">
            <text:p>Step 3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Cancel</text:span>] button</text:p>
          </table:table-cell>
          <table:table-cell table:style-name="ce137" office:value-type="string">
            <text:p>Return to old current position of use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9">
          <table:table-cell table:style-name="ce85" table:formula="of:=IF(MID([.F33];6;1)&gt;MID([.F32];6;1);&quot;&quot;;MAX([.A$7:.A32])+1)" office:value-type="float" office:value="7">
            <text:p>007</text:p>
          </table:table-cell>
          <table:table-cell table:style-name="ce125" office:value-type="string">
            <text:p>FNC_SOC_PEO_07</text:p>
          </table:table-cell>
          <table:table-cell table:style-name="ce95" table:formula="of:=IF(MID([.F33];6;1)&gt;MID([.F32];6;1);[.C32];[.C32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3">
          <table:table-cell table:style-name="ce85" table:formula="of:=IF(MID([.F34];6;1)&gt;MID([.F33];6;1);&quot;&quot;;MAX([.A$7:.A3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4];6;1)&gt;MID([.F33];6;1);[.C33];[.C33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5];6;1)&gt;MID([.F34];6;1);&quot;&quot;;MAX([.A$7:.A3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5];6;1)&gt;MID([.F34];6;1);[.C34];[.C34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3: Show Accounts profile form</text:p>
          </table:table-cell>
          <table:table-cell table:style-name="ce104" office:value-type="string">
            <text:p>- Select basic information and click on [Edit] icon</text:p>
          </table:table-cell>
          <table:table-cell table:style-name="ce104" office:value-type="string">
            <text:p>Show form basic information, include:</text:p>
            <text:p>- <text:span text:style-name="T1">Account profiles</text:span> tab: allow user change first name, last name, email</text:p>
            <text:p>- <text:span text:style-name="T1">Change password</text:span> tab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36];6;1)&gt;MID([.F35];6;1);&quot;&quot;;MAX([.A$7:.A3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6];6;1)&gt;MID([.F35];6;1);[.C35];[.C35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4: Change basic information</text:p>
          </table:table-cell>
          <table:table-cell table:style-name="ce104" office:value-type="string">
            <text:p>- Select Account profile tab</text:p>
            <text:p>- Enter valid data into First Name and Last Name field and valid email address</text:p>
            <text:p>- Click on <text:span text:style-name="T1">[save]</text:span> button</text:p>
          </table:table-cell>
          <table:table-cell table:style-name="ce104" office:value-type="string">
            <text:p>Edit basic information successfully. </text:p>
            <text:p>These values are kept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7];6;1)&gt;MID([.F36];6;1);&quot;&quot;;MAX([.A$7:.A36])+1)" office:value-type="float" office:value="8">
            <text:p>008</text:p>
          </table:table-cell>
          <table:table-cell table:style-name="ce125" office:value-type="string">
            <text:p>FNC_SOC_PEO_07</text:p>
          </table:table-cell>
          <table:table-cell table:style-name="ce95" table:formula="of:=IF(MID([.F37];6;1)&gt;MID([.F36];6;1);[.C36];[.C36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8];6;1)&gt;MID([.F37];6;1);&quot;&quot;;MAX([.A$7:.A3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8];6;1)&gt;MID([.F37];6;1);[.C37];[.C37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9];6;1)&gt;MID([.F38];6;1);&quot;&quot;;MAX([.A$7:.A3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9];6;1)&gt;MID([.F38];6;1);[.C38];[.C38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3: Edit basic information with Fir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1">[save]</text:span> button</text:p>
          </table:table-cell>
          <table:table-cell table:style-name="ce104" office:value-type="string">
            <text:p>Show message: “The field "Fir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0];6;1)&gt;MID([.F39];6;1);&quot;&quot;;MAX([.A$7:.A39])+1)" office:value-type="float" office:value="9">
            <text:p>009</text:p>
          </table:table-cell>
          <table:table-cell table:style-name="ce125" office:value-type="string">
            <text:p>FNC_SOC_PEO_07</text:p>
          </table:table-cell>
          <table:table-cell table:style-name="ce95" table:formula="of:=IF(MID([.F40];6;1)&gt;MID([.F39];6;1);[.C39];[.C39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1];6;1)&gt;MID([.F40];6;1);&quot;&quot;;MAX([.A$7:.A4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1];6;1)&gt;MID([.F40];6;1);[.C40];[.C40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42];6;1)&gt;MID([.F41];6;1);&quot;&quot;;MAX([.A$7:.A4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2];6;1)&gt;MID([.F41];6;1);[.C41];[.C41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3: Edit basic information with <text:s/>La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143" office:value-type="string">
            <text:p>Show message: “The field" La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3];6;1)&gt;MID([.F42];6;1);&quot;&quot;;MAX([.A$7:.A42])+1)" office:value-type="float" office:value="10">
            <text:p>010</text:p>
          </table:table-cell>
          <table:table-cell table:style-name="ce125" office:value-type="string">
            <text:p>FNC_SOC_PEO_07</text:p>
          </table:table-cell>
          <table:table-cell table:style-name="ce95" table:formula="of:=IF(MID([.F43];6;1)&gt;MID([.F42];6;1);[.C42];[.C42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4];6;1)&gt;MID([.F43];6;1);&quot;&quot;;MAX([.A$7:.A4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4];6;1)&gt;MID([.F43];6;1);[.C43];[.C43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45];6;1)&gt;MID([.F44];6;1);&quot;&quot;;MAX([.A$7:.A4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5];6;1)&gt;MID([.F44];6;1);[.C44];[.C44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3: Edit basic information with Fir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43" office:value-type="string">
            <text:p>Show warming message: “Only alpha, digit, underscore and dot characters allowed for the field Fir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6];6;1)&gt;MID([.F45];6;1);&quot;&quot;;MAX([.A$7:.A45])+1)" office:value-type="float" office:value="11">
            <text:p>011</text:p>
          </table:table-cell>
          <table:table-cell table:style-name="ce125" office:value-type="string">
            <text:p>FNC_SOC_PEO_07</text:p>
          </table:table-cell>
          <table:table-cell table:style-name="ce95" table:formula="of:=IF(MID([.F46];6;1)&gt;MID([.F45];6;1);[.C45];[.C45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7];6;1)&gt;MID([.F46];6;1);&quot;&quot;;MAX([.A$7:.A4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7];6;1)&gt;MID([.F46];6;1);[.C46];[.C46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48];6;1)&gt;MID([.F47];6;1);&quot;&quot;;MAX([.A$7:.A4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8];6;1)&gt;MID([.F47];6;1);[.C47];[.C47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3: Edit basic information with <text:s/>La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44" office:value-type="string">
            <text:p>Show warming message: “Only alpha, digit, underscore and dot characters allowed for the field <text:s/>La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8])+1)" office:value-type="float" office:value="12">
            <text:p>012</text:p>
          </table:table-cell>
          <table:table-cell table:style-name="ce125" office:value-type="string">
            <text:p>FNC_SOC_PEO_07</text:p>
          </table:table-cell>
          <table:table-cell table:style-name="ce95" table:formula="of:=IF(MID([.F49];6;1)&gt;MID([.F48];6;1);[.C48];[.C48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0];6;1)&gt;MID([.F49];6;1);&quot;&quot;;MAX([.A$7:.A4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0];6;1)&gt;MID([.F49];6;1);[.C49];[.C49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1];6;1)&gt;MID([.F50];6;1);&quot;&quot;;MAX([.A$7:.A5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1];6;1)&gt;MID([.F50];6;1);[.C50];[.C50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3: Edit basic information with length of Fir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2];6;1)&gt;MID([.F51];6;1);&quot;&quot;;MAX([.A$7:.A51])+1)" office:value-type="float" office:value="13">
            <text:p>013</text:p>
          </table:table-cell>
          <table:table-cell table:style-name="ce125" office:value-type="string">
            <text:p>FNC_SOC_PEO_07</text:p>
          </table:table-cell>
          <table:table-cell table:style-name="ce95" table:formula="of:=IF(MID([.F52];6;1)&gt;MID([.F51];6;1);[.C51];[.C51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3];6;1)&gt;MID([.F52];6;1);&quot;&quot;;MAX([.A$7:.A5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3];6;1)&gt;MID([.F52];6;1);[.C52];[.C52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4];6;1)&gt;MID([.F53];6;1);&quot;&quot;;MAX([.A$7:.A5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4];6;1)&gt;MID([.F53];6;1);[.C53];[.C53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3: Edit basic information with length of La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5];6;1)&gt;MID([.F54];6;1);&quot;&quot;;MAX([.A$7:.A54])+1)" office:value-type="float" office:value="14">
            <text:p>014</text:p>
          </table:table-cell>
          <table:table-cell table:style-name="ce125" office:value-type="string">
            <text:p>FNC_SOC_PEO_07</text:p>
          </table:table-cell>
          <table:table-cell table:style-name="ce95" table:formula="of:=IF(MID([.F55];6;1)&gt;MID([.F54];6;1);[.C54];[.C54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6];6;1)&gt;MID([.F55];6;1);&quot;&quot;;MAX([.A$7:.A5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6];6;1)&gt;MID([.F55];6;1);[.C55];[.C55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7];6;1)&gt;MID([.F56];6;1);&quot;&quot;;MAX([.A$7:.A5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7];6;1)&gt;MID([.F56];6;1);[.C56];[.C56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2</text:p>
          </table:table-cell>
          <table:table-cell table:style-name="ce104" office:value-type="string">
            <text:p>Step 3: Edit basic information with length of Fir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 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8];6;1)&gt;MID([.F57];6;1);&quot;&quot;;MAX([.A$7:.A57])+1)" office:value-type="float" office:value="15">
            <text:p>015</text:p>
          </table:table-cell>
          <table:table-cell table:style-name="ce125" office:value-type="string">
            <text:p>FNC_SOC_PEO_07</text:p>
          </table:table-cell>
          <table:table-cell table:style-name="ce95" table:formula="of:=IF(MID([.F58];6;1)&gt;MID([.F57];6;1);[.C57];[.C57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9];6;1)&gt;MID([.F58];6;1);&quot;&quot;;MAX([.A$7:.A5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9];6;1)&gt;MID([.F58];6;1);[.C58];[.C58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0];6;1)&gt;MID([.F59];6;1);&quot;&quot;;MAX([.A$7:.A5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0];6;1)&gt;MID([.F59];6;1);[.C59];[.C59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2</text:p>
          </table:table-cell>
          <table:table-cell table:style-name="ce104" office:value-type="string">
            <text:p>Step 3: Edit basic information with length of La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1];6;1)&gt;MID([.F60];6;1);&quot;&quot;;MAX([.A$7:.A60])+1)" office:value-type="float" office:value="16">
            <text:p>016</text:p>
          </table:table-cell>
          <table:table-cell table:style-name="ce125" office:value-type="string">
            <text:p>FNC_SOC_PEO_07</text:p>
          </table:table-cell>
          <table:table-cell table:style-name="ce95" table:formula="of:=IF(MID([.F61];6;1)&gt;MID([.F60];6;1);[.C60];[.C60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2];6;1)&gt;MID([.F61];6;1);&quot;&quot;;MAX([.A$7:.A6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2];6;1)&gt;MID([.F61];6;1);[.C61];[.C61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3];6;1)&gt;MID([.F62];6;1);&quot;&quot;;MAX([.A$7:.A6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3];6;1)&gt;MID([.F62];6;1);[.C62];[.C62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3: Edit basic information with Fir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142" office:value-type="string">
            <text:p>Show the warming message: “The "First Name"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4];6;1)&gt;MID([.F63];6;1);&quot;&quot;;MAX([.A$7:.A63])+1)" office:value-type="float" office:value="17">
            <text:p>017</text:p>
          </table:table-cell>
          <table:table-cell table:style-name="ce125" office:value-type="string">
            <text:p>FNC_SOC_PEO_07</text:p>
          </table:table-cell>
          <table:table-cell table:style-name="ce95" table:formula="of:=IF(MID([.F64];6;1)&gt;MID([.F63];6;1);[.C63];[.C63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5];6;1)&gt;MID([.F64];6;1);&quot;&quot;;MAX([.A$7:.A6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5];6;1)&gt;MID([.F64];6;1);[.C64];[.C64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6];6;1)&gt;MID([.F65];6;1);&quot;&quot;;MAX([.A$7:.A6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6];6;1)&gt;MID([.F65];6;1);[.C65];[.C65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3: Edit basic information with La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142" office:value-type="string">
            <text:p>Show the warming message: “The "Last Name”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7];6;1)&gt;MID([.F66];6;1);&quot;&quot;;MAX([.A$7:.A66])+1)" office:value-type="float" office:value="18">
            <text:p>018</text:p>
          </table:table-cell>
          <table:table-cell table:style-name="ce125" office:value-type="string">
            <text:p>FNC_SOC_PEO_07</text:p>
          </table:table-cell>
          <table:table-cell table:style-name="ce95" table:formula="of:=IF(MID([.F67];6;1)&gt;MID([.F66];6;1);[.C66];[.C66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68];6;1)&gt;MID([.F67];6;1);&quot;&quot;;MAX([.A$7:.A6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8];6;1)&gt;MID([.F67];6;1);[.C67];[.C67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9];6;1)&gt;MID([.F68];6;1);&quot;&quot;;MAX([.A$7:.A6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9];6;1)&gt;MID([.F68];6;1);[.C68];[.C68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142" office:value-type="string">
            <text:p>Save all the value which user has entered.</text:p>
            <text:p/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0];6;1)&gt;MID([.F69];6;1);&quot;&quot;;MAX([.A$7:.A69])+1)" office:value-type="float" office:value="19">
            <text:p>019</text:p>
          </table:table-cell>
          <table:table-cell table:style-name="ce125" office:value-type="string">
            <text:p>FNC_SOC_PEO_07</text:p>
          </table:table-cell>
          <table:table-cell table:style-name="ce95" table:formula="of:=IF(MID([.F70];6;1)&gt;MID([.F69];6;1);[.C69];[.C69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71];6;1)&gt;MID([.F70];6;1);&quot;&quot;;MAX([.A$7:.A7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1];6;1)&gt;MID([.F70];6;1);[.C70];[.C70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72];6;1)&gt;MID([.F71];6;1);&quot;&quot;;MAX([.A$7:.A7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2];6;1)&gt;MID([.F71];6;1);[.C71];[.C71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142" office:value-type="string">
            <text:p>Auto check and show message: “Must be a valid email address!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3];6;1)&gt;MID([.F72];6;1);&quot;&quot;;MAX([.A$7:.A72])+1)" office:value-type="float" office:value="20">
            <text:p>020</text:p>
          </table:table-cell>
          <table:table-cell table:style-name="ce125" office:value-type="string">
            <text:p>FNC_SOC_PEO_07</text:p>
          </table:table-cell>
          <table:table-cell table:style-name="ce95" table:formula="of:=IF(MID([.F73];6;1)&gt;MID([.F72];6;1);[.C72];[.C72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mail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74];6;1)&gt;MID([.F73];6;1);&quot;&quot;;MAX([.A$7:.A7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4];6;1)&gt;MID([.F73];6;1);[.C73];[.C73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75];6;1)&gt;MID([.F74];6;1);&quot;&quot;;MAX([.A$7:.A7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5];6;1)&gt;MID([.F74];6;1);[.C74];[.C74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Account profile</text:span> tab</text:p>
            <text:p>- Enter valid data into First Name field, last name and keep email field is null</text:p>
            <text:p>- Click on [Save] button</text:p>
          </table:table-cell>
          <table:table-cell table:style-name="ce104" office:value-type="string">
            <text:p>Show message to user knows: <text:span text:style-name="T18">The field "Email " is 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76];6;1)&gt;MID([.F75];6;1);&quot;&quot;;MAX([.A$7:.A75])+1)" office:value-type="float" office:value="21">
            <text:p>021</text:p>
          </table:table-cell>
          <table:table-cell table:style-name="ce125" office:value-type="string">
            <text:p>FNC_SOC_PEO_07</text:p>
          </table:table-cell>
          <table:table-cell table:style-name="ce95" table:formula="of:=IF(MID([.F76];6;1)&gt;MID([.F75];6;1);[.C75];[.C75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77];6;1)&gt;MID([.F76];6;1);&quot;&quot;;MAX([.A$7:.A7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7];6;1)&gt;MID([.F76];6;1);[.C76];[.C76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78];6;1)&gt;MID([.F77];6;1);&quot;&quot;;MAX([.A$7:.A7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8];6;1)&gt;MID([.F77];6;1);[.C77];[.C77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the account information has been updated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8])+1)" office:value-type="float" office:value="22">
            <text:p>022</text:p>
          </table:table-cell>
          <table:table-cell table:style-name="ce125" office:value-type="string">
            <text:p>FNC_SOC_PEO_07</text:p>
          </table:table-cell>
          <table:table-cell table:style-name="ce95" table:formula="of:=IF(MID([.F79];6;1)&gt;MID([.F78];6;1);[.C78];[.C78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not corre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7">
          <table:table-cell table:style-name="ce85" table:formula="of:=IF(MID([.F80];6;1)&gt;MID([.F79];6;1);&quot;&quot;;MAX([.A$7:.A7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0];6;1)&gt;MID([.F79];6;1);[.C79];[.C79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1];6;1)&gt;MID([.F80];6;1);&quot;&quot;;MAX([.A$7:.A8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1];6;1)&gt;MID([.F80];6;1);[.C80];[.C80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in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Current Password is not correct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2];6;1)&gt;MID([.F81];6;1);&quot;&quot;;MAX([.A$7:.A81])+1)" office:value-type="float" office:value="23">
            <text:p>023</text:p>
          </table:table-cell>
          <table:table-cell table:style-name="ce125" office:value-type="string">
            <text:p>FNC_SOC_PEO_07</text:p>
          </table:table-cell>
          <table:table-cell table:style-name="ce95" table:formula="of:=IF(MID([.F82];6;1)&gt;MID([.F81];6;1);[.C81];[.C81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83];6;1)&gt;MID([.F82];6;1);&quot;&quot;;MAX([.A$7:.A8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3];6;1)&gt;MID([.F82];6;1);[.C82];[.C82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4];6;1)&gt;MID([.F83];6;1);&quot;&quot;;MAX([.A$7:.A8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4];6;1)&gt;MID([.F83];6;1);[.C83];[.C83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valid new password, valid confirm password and let current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Current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5];6;1)&gt;MID([.F84];6;1);&quot;&quot;;MAX([.A$7:.A84])+1)" office:value-type="float" office:value="24">
            <text:p>024</text:p>
          </table:table-cell>
          <table:table-cell table:style-name="ce125" office:value-type="string">
            <text:p>FNC_SOC_PEO_07</text:p>
          </table:table-cell>
          <table:table-cell table:style-name="ce95" table:formula="of:=IF(MID([.F85];6;1)&gt;MID([.F84];6;1);[.C84];[.C84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86];6;1)&gt;MID([.F85];6;1);&quot;&quot;;MAX([.A$7:.A8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6];6;1)&gt;MID([.F85];6;1);[.C85];[.C85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7];6;1)&gt;MID([.F86];6;1);&quot;&quot;;MAX([.A$7:.A8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7];6;1)&gt;MID([.F86];6;1);[.C86];[.C86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keep new pass 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new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8];6;1)&gt;MID([.F87];6;1);&quot;&quot;;MAX([.A$7:.A87])+1)" office:value-type="float" office:value="25">
            <text:p>025</text:p>
          </table:table-cell>
          <table:table-cell table:style-name="ce125" office:value-type="string">
            <text:p>FNC_SOC_PEO_07</text:p>
          </table:table-cell>
          <table:table-cell table:style-name="ce95" table:formula="of:=IF(MID([.F88];6;1)&gt;MID([.F87];6;1);[.C87];[.C87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onfirm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7">
          <table:table-cell table:style-name="ce85" table:formula="of:=IF(MID([.F89];6;1)&gt;MID([.F88];6;1);&quot;&quot;;MAX([.A$7:.A8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9];6;1)&gt;MID([.F88];6;1);[.C88];[.C88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5">
          <table:table-cell table:style-name="ce85" table:formula="of:=IF(MID([.F90];6;1)&gt;MID([.F89];6;1);&quot;&quot;;MAX([.A$7:.A8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0];6;1)&gt;MID([.F89];6;1);[.C89];[.C89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keep confirm new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confirm new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1];6;1)&gt;MID([.F90];6;1);&quot;&quot;;MAX([.A$7:.A90])+1)" office:value-type="float" office:value="26">
            <text:p>026</text:p>
          </table:table-cell>
          <table:table-cell table:style-name="ce125" office:value-type="string">
            <text:p>FNC_SOC_PEO_07</text:p>
          </table:table-cell>
          <table:table-cell table:style-name="ce95" table:formula="of:=IF(MID([.F91];6;1)&gt;MID([.F90];6;1);[.C90];[.C90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2];6;1)&gt;MID([.F91];6;1);&quot;&quot;;MAX([.A$7:.A9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2];6;1)&gt;MID([.F91];6;1);[.C91];[.C91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5">
          <table:table-cell table:style-name="ce85" table:formula="of:=IF(MID([.F93];6;1)&gt;MID([.F92];6;1);&quot;&quot;;MAX([.A$7:.A9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3];6;1)&gt;MID([.F92];6;1);[.C92];[.C92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3: New password and confirm new password are not the same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table:style-name="ce104" office:value-type="string">
            <text:p>Show message to user knows:<text:span text:style-name="T18"> new password and confirm new password are not the same</text:span><text:span text:style-name="T11">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4];6;1)&gt;MID([.F93];6;1);&quot;&quot;;MAX([.A$7:.A93])+1)" office:value-type="float" office:value="27">
            <text:p>027</text:p>
          </table:table-cell>
          <table:table-cell table:style-name="ce125" office:value-type="string">
            <text:p>FNC_SOC_PEO_07</text:p>
          </table:table-cell>
          <table:table-cell table:style-name="ce95" table:formula="of:=IF(MID([.F94];6;1)&gt;MID([.F93];6;1);[.C93];[.C93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Reset the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95];6;1)&gt;MID([.F94];6;1);&quot;&quot;;MAX([.A$7:.A9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5];6;1)&gt;MID([.F94];6;1);[.C94];[.C94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6];6;1)&gt;MID([.F95];6;1);&quot;&quot;;MAX([.A$7:.A9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6];6;1)&gt;MID([.F95];6;1);[.C95];[.C95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142" office:value-type="string">
            <text:p>All change are reset, back to old value for all field on Edit information form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7];6;1)&gt;MID([.F96];6;1);&quot;&quot;;MAX([.A$7:.A96])+1)" office:value-type="float" office:value="28">
            <text:p>028</text:p>
          </table:table-cell>
          <table:table-cell table:style-name="ce125" office:value-type="string">
            <text:p>FNC_SOC_PEO_07</text:p>
          </table:table-cell>
          <table:table-cell table:style-name="ce95" table:formula="of:=IF(MID([.F97];6;1)&gt;MID([.F96];6;1);[.C96];[.C96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lose form Edit basic information without sav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98];6;1)&gt;MID([.F97];6;1);&quot;&quot;;MAX([.A$7:.A9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8];6;1)&gt;MID([.F97];6;1);[.C97];[.C97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9];6;1)&gt;MID([.F98];6;1);&quot;&quot;;MAX([.A$7:.A9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9];6;1)&gt;MID([.F98];6;1);[.C98];[.C98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42" office:value-type="string">
            <text:p>Close Edit information form and back to Profile page, new value is not saved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0];6;1)&gt;MID([.F99];6;1);&quot;&quot;;MAX([.A$7:.A99])+1)" office:value-type="float" office:value="29">
            <text:p>029</text:p>
          </table:table-cell>
          <table:table-cell table:style-name="ce125" office:value-type="string">
            <text:p>FNC_SOC_PEO_07</text:p>
          </table:table-cell>
          <table:table-cell table:style-name="ce95" table:formula="of:=IF(MID([.F100];6;1)&gt;MID([.F99];6;1);[.C99];[.C99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formation of Conta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101];6;1)&gt;MID([.F100];6;1);&quot;&quot;;MAX([.A$7:.A10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1];6;1)&gt;MID([.F100];6;1);[.C100];[.C100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102];6;1)&gt;MID([.F101];6;1);&quot;&quot;;MAX([.A$7:.A10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2];6;1)&gt;MID([.F101];6;1);[.C101];[.C101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3: Edit information of the Contact</text:p>
          </table:table-cell>
          <table:table-cell table:style-name="ce104"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table:style-name="ce104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3];6;1)&gt;MID([.F102];6;1);&quot;&quot;;MAX([.A$7:.A102])+1)" office:value-type="float" office:value="30">
            <text:p>030</text:p>
          </table:table-cell>
          <table:table-cell table:style-name="ce125" office:value-type="string">
            <text:p>FNC_SOC_PEO_07</text:p>
          </table:table-cell>
          <table:table-cell table:style-name="ce95" table:formula="of:=IF(MID([.F103];6;1)&gt;MID([.F102];6;1);[.C102];[.C102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4];6;1)&gt;MID([.F103];6;1);&quot;&quot;;MAX([.A$7:.A10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4];6;1)&gt;MID([.F103];6;1);[.C103];[.C103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105];6;1)&gt;MID([.F104];6;1);&quot;&quot;;MAX([.A$7:.A10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5];6;1)&gt;MID([.F104];6;1);[.C104];[.C104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ext: <text:span text:style-name="T19">You did not enter gender information </text:span>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6];6;1)&gt;MID([.F105];6;1);&quot;&quot;;MAX([.A$7:.A105])+1)" office:value-type="float" office:value="31">
            <text:p>031</text:p>
          </table:table-cell>
          <table:table-cell table:style-name="ce125" office:value-type="string">
            <text:p>FNC_SOC_PEO_07</text:p>
          </table:table-cell>
          <table:table-cell table:style-name="ce95" table:formula="of:=IF(MID([.F106];6;1)&gt;MID([.F105];6;1);[.C105];[.C105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07];6;1)&gt;MID([.F106];6;1);&quot;&quot;;MAX([.A$7:.A10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7];6;1)&gt;MID([.F106];6;1);[.C106];[.C106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08];6;1)&gt;MID([.F107];6;1);&quot;&quot;;MAX([.A$7:.A10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8];6;1)&gt;MID([.F107];6;1);[.C107];[.C107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he value of gender user has selected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09];6;1)&gt;MID([.F108];6;1);&quot;&quot;;MAX([.A$7:.A108])+1)" office:value-type="float" office:value="32">
            <text:p>032</text:p>
          </table:table-cell>
          <table:table-cell table:style-name="ce125" office:value-type="string">
            <text:p>FNC_SOC_PEO_07</text:p>
          </table:table-cell>
          <table:table-cell table:style-name="ce95" table:formula="of:=IF(MID([.F109];6;1)&gt;MID([.F108];6;1);[.C108];[.C108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0];6;1)&gt;MID([.F109];6;1);&quot;&quot;;MAX([.A$7:.A10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0];6;1)&gt;MID([.F109];6;1);[.C109];[.C109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111];6;1)&gt;MID([.F110];6;1);&quot;&quot;;MAX([.A$7:.A11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1];6;1)&gt;MID([.F110];6;1);[.C110];[.C110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<text:span text:style-name="T14">At the default, the first user edit phone, user will see “You did not enter any phone number yet” before you click on [Add]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2];6;1)&gt;MID([.F111];6;1);&quot;&quot;;MAX([.A$7:.A111])+1)" office:value-type="float" office:value="33">
            <text:p>033</text:p>
          </table:table-cell>
          <table:table-cell table:style-name="ce125" office:value-type="string">
            <text:p>FNC_SOC_PEO_07</text:p>
          </table:table-cell>
          <table:table-cell table:style-name="ce95" table:formula="of:=IF(MID([.F112];6;1)&gt;MID([.F111];6;1);[.C111];[.C111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3];6;1)&gt;MID([.F112];6;1);&quot;&quot;;MAX([.A$7:.A11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3];6;1)&gt;MID([.F112];6;1);[.C112];[.C112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114];6;1)&gt;MID([.F113];6;1);&quot;&quot;;MAX([.A$7:.A11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4];6;1)&gt;MID([.F113];6;1);[.C113];[.C113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table:style-name="ce104" office:value-type="string">
            <text:p>show message: “Must be a valid phone number!”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5];6;1)&gt;MID([.F114];6;1);&quot;&quot;;MAX([.A$7:.A114])+1)" office:value-type="float" office:value="34">
            <text:p>034</text:p>
          </table:table-cell>
          <table:table-cell table:style-name="ce125" office:value-type="string">
            <text:p>FNC_SOC_PEO_07</text:p>
          </table:table-cell>
          <table:table-cell table:style-name="ce95" table:formula="of:=IF(MID([.F115];6;1)&gt;MID([.F114];6;1);[.C114];[.C114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Phone number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3">
          <table:table-cell table:style-name="ce85" table:formula="of:=IF(MID([.F116];6;1)&gt;MID([.F115];6;1);&quot;&quot;;MAX([.A$7:.A11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6];6;1)&gt;MID([.F115];6;1);[.C115];[.C115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8">
          <table:table-cell table:style-name="ce85" table:formula="of:=IF(MID([.F117];6;1)&gt;MID([.F116];6;1);&quot;&quot;;MAX([.A$7:.A11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7];6;1)&gt;MID([.F116];6;1);[.C116];[.C116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table:style-name="ce104" office:value-type="string">
            <text:p>Show message: <text:span text:style-name="T20">The field "fone1" is 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8];6;1)&gt;MID([.F117];6;1);&quot;&quot;;MAX([.A$7:.A117])+1)" office:value-type="float" office:value="35">
            <text:p>035</text:p>
          </table:table-cell>
          <table:table-cell table:style-name="ce125" office:value-type="string">
            <text:p>FNC_SOC_PEO_07</text:p>
          </table:table-cell>
          <table:table-cell table:style-name="ce95" table:formula="of:=IF(MID([.F118];6;1)&gt;MID([.F117];6;1);[.C117];[.C117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phone numb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9];6;1)&gt;MID([.F118];6;1);&quot;&quot;;MAX([.A$7:.A11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9];6;1)&gt;MID([.F118];6;1);[.C118];[.C118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22">
          <table:table-cell table:style-name="ce85" table:formula="of:=IF(MID([.F120];6;1)&gt;MID([.F119];6;1);&quot;&quot;;MAX([.A$7:.A11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0];6;1)&gt;MID([.F119];6;1);[.C119];[.C119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3: Add more phone number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21];6;1)&gt;MID([.F120];6;1);&quot;&quot;;MAX([.A$7:.A120])+1)" office:value-type="float" office:value="36">
            <text:p>036</text:p>
          </table:table-cell>
          <table:table-cell table:style-name="ce125" office:value-type="string">
            <text:p>FNC_SOC_PEO_07</text:p>
          </table:table-cell>
          <table:table-cell table:style-name="ce95" table:formula="of:=IF(MID([.F121];6;1)&gt;MID([.F120];6;1);[.C120];[.C120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Delete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22];6;1)&gt;MID([.F121];6;1);&quot;&quot;;MAX([.A$7:.A12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2];6;1)&gt;MID([.F121];6;1);[.C121];[.C121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2: Add more phone numbe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23];6;1)&gt;MID([.F122];6;1);&quot;&quot;;MAX([.A$7:.A12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3];6;1)&gt;MID([.F122];6;1);[.C122];[.C122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3: Delete the phone number</text:p>
          </table:table-cell>
          <table:table-cell table:style-name="ce140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table:style-name="ce104" office:value-type="string">
            <text:p>This phone number was removed from list phone numb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4];6;1)&gt;MID([.F123];6;1);&quot;&quot;;MAX([.A$7:.A123])+1)" office:value-type="float" office:value="37">
            <text:p>037</text:p>
          </table:table-cell>
          <table:table-cell table:style-name="ce125" office:value-type="string">
            <text:p>FNC_SOC_PEO_07</text:p>
          </table:table-cell>
          <table:table-cell table:style-name="ce95" table:formula="of:=IF(MID([.F124];6;1)&gt;MID([.F123];6;1);[.C123];[.C123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25];6;1)&gt;MID([.F124];6;1);&quot;&quot;;MAX([.A$7:.A12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5];6;1)&gt;MID([.F124];6;1);[.C124];[.C124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instant messaging</text:p>
          </table:table-cell>
          <table:table-cell table:style-name="ce104" office:value-type="string">
            <text:p>Step 2: Enter vali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6];6;1)&gt;MID([.F125];6;1);&quot;&quot;;MAX([.A$7:.A125])+1)" office:value-type="float" office:value="38">
            <text:p>038</text:p>
          </table:table-cell>
          <table:table-cell table:style-name="ce125" office:value-type="string">
            <text:p>FNC_SOC_PEO_07</text:p>
          </table:table-cell>
          <table:table-cell table:style-name="ce95" table:formula="of:=IF(MID([.F126];6;1)&gt;MID([.F125];6;1);[.C125];[.C125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Instant messaging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27];6;1)&gt;MID([.F126];6;1);&quot;&quot;;MAX([.A$7:.A12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7];6;1)&gt;MID([.F126];6;1);[.C126];[.C126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Instant messaging is null</text:p>
          </table:table-cell>
          <table:table-cell table:style-name="ce104" office:value-type="string">
            <text:p>Step 2: Let instant messaging <text:s/>is null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table:style-name="ce104" office:value-type="string">
            <text:p>Show message to user know instant messaging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8];6;1)&gt;MID([.F127];6;1);&quot;&quot;;MAX([.A$7:.A127])+1)" office:value-type="float" office:value="39">
            <text:p>039</text:p>
          </table:table-cell>
          <table:table-cell table:style-name="ce125" office:value-type="string">
            <text:p>FNC_SOC_PEO_07</text:p>
          </table:table-cell>
          <table:table-cell table:style-name="ce95" table:formula="of:=IF(MID([.F128];6;1)&gt;MID([.F127];6;1);[.C127];[.C127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29];6;1)&gt;MID([.F128];6;1);&quot;&quot;;MAX([.A$7:.A12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9];6;1)&gt;MID([.F128];6;1);[.C128];[.C128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instant messaging</text:p>
          </table:table-cell>
          <table:table-cell table:style-name="ce104" office:value-type="string">
            <text:p>Step 2: Add more instant messaging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0];6;1)&gt;MID([.F129];6;1);&quot;&quot;;MAX([.A$7:.A129])+1)" office:value-type="float" office:value="40">
            <text:p>040</text:p>
          </table:table-cell>
          <table:table-cell table:style-name="ce125" office:value-type="string">
            <text:p>FNC_SOC_PEO_07</text:p>
          </table:table-cell>
          <table:table-cell table:style-name="ce95" table:formula="of:=IF(MID([.F130];6;1)&gt;MID([.F129];6;1);[.C129];[.C129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31];6;1)&gt;MID([.F130];6;1);&quot;&quot;;MAX([.A$7:.A13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1];6;1)&gt;MID([.F130];6;1);[.C130];[.C130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2: Ad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32];6;1)&gt;MID([.F131];6;1);&quot;&quot;;MAX([.A$7:.A13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2];6;1)&gt;MID([.F131];6;1);[.C131];[.C131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3: Delete the instant messaging</text:p>
          </table:table-cell>
          <table:table-cell table:style-name="ce140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table:style-name="ce104" office:value-type="string">
            <text:p>This instant messaging was removed from list instant messaging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3];6;1)&gt;MID([.F132];6;1);&quot;&quot;;MAX([.A$7:.A132])+1)" office:value-type="float" office:value="41">
            <text:p>041</text:p>
          </table:table-cell>
          <table:table-cell table:style-name="ce125" office:value-type="string">
            <text:p>FNC_SOC_PEO_07</text:p>
          </table:table-cell>
          <table:table-cell table:style-name="ce95" table:formula="of:=IF(MID([.F133];6;1)&gt;MID([.F132];6;1);[.C132];[.C132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34];6;1)&gt;MID([.F133];6;1);&quot;&quot;;MAX([.A$7:.A13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4];6;1)&gt;MID([.F133];6;1);[.C133];[.C133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table:style-name="ce104"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5];6;1)&gt;MID([.F134];6;1);&quot;&quot;;MAX([.A$7:.A134])+1)" office:value-type="float" office:value="42">
            <text:p>042</text:p>
          </table:table-cell>
          <table:table-cell table:style-name="ce125" office:value-type="string">
            <text:p>FNC_SOC_PEO_07</text:p>
          </table:table-cell>
          <table:table-cell table:style-name="ce95" table:formula="of:=IF(MID([.F135];6;1)&gt;MID([.F134];6;1);[.C134];[.C134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36];6;1)&gt;MID([.F135];6;1);&quot;&quot;;MAX([.A$7:.A13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6];6;1)&gt;MID([.F135];6;1);[.C135];[.C135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table:style-name="ce104" office:value-type="string">
            <text:p>Show message to user know:<text:span text:style-name="T19"> Invalid-url 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7];6;1)&gt;MID([.F136];6;1);&quot;&quot;;MAX([.A$7:.A136])+1)" office:value-type="float" office:value="43">
            <text:p>043</text:p>
          </table:table-cell>
          <table:table-cell table:style-name="ce125" office:value-type="string">
            <text:p>FNC_SOC_PEO_07</text:p>
          </table:table-cell>
          <table:table-cell table:style-name="ce95" table:formula="of:=IF(MID([.F137];6;1)&gt;MID([.F136];6;1);[.C136];[.C136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Ur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38];6;1)&gt;MID([.F137];6;1);&quot;&quot;;MAX([.A$7:.A13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8];6;1)&gt;MID([.F137];6;1);[.C137];[.C137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Urls is null</text:p>
          </table:table-cell>
          <table:table-cell table:style-name="ce104" office:value-type="string">
            <text:p>Step 2: Let Urls is empty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Let url field is empty </text:p>
            <text:p>- Click on [Save] button</text:p>
          </table:table-cell>
          <table:table-cell table:style-name="ce104" office:value-type="string">
            <text:p>- Show message to user knows: <text:span text:style-name="T18">the url is required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9];6;1)&gt;MID([.F138];6;1);&quot;&quot;;MAX([.A$7:.A138])+1)" office:value-type="float" office:value="44">
            <text:p>044</text:p>
          </table:table-cell>
          <table:table-cell table:style-name="ce125" office:value-type="string">
            <text:p>FNC_SOC_PEO_07</text:p>
          </table:table-cell>
          <table:table-cell table:style-name="ce95" table:formula="of:=IF(MID([.F139];6;1)&gt;MID([.F138];6;1);[.C138];[.C138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Add multi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40];6;1)&gt;MID([.F139];6;1);&quot;&quot;;MAX([.A$7:.A13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0];6;1)&gt;MID([.F139];6;1);[.C139];[.C139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Add multi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1];6;1)&gt;MID([.F140];6;1);&quot;&quot;;MAX([.A$7:.A140])+1)" office:value-type="float" office:value="45">
            <text:p>045</text:p>
          </table:table-cell>
          <table:table-cell table:style-name="ce125" office:value-type="string">
            <text:p>FNC_SOC_PEO_07</text:p>
          </table:table-cell>
          <table:table-cell table:style-name="ce95" table:formula="of:=IF(MID([.F141];6;1)&gt;MID([.F140];6;1);[.C140];[.C140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42];6;1)&gt;MID([.F141];6;1);&quot;&quot;;MAX([.A$7:.A14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2];6;1)&gt;MID([.F141];6;1);[.C141];[.C141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43];6;1)&gt;MID([.F142];6;1);&quot;&quot;;MAX([.A$7:.A14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3];6;1)&gt;MID([.F142];6;1);[.C142];[.C142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3: Delete the urls</text:p>
          </table:table-cell>
          <table:table-cell table:style-name="ce140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table:style-name="ce104" office:value-type="string">
            <text:p>This Url was removed from list Url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4];6;1)&gt;MID([.F143];6;1);&quot;&quot;;MAX([.A$7:.A143])+1)" office:value-type="float" office:value="46">
            <text:p>046</text:p>
          </table:table-cell>
          <table:table-cell table:style-name="ce125" office:value-type="string">
            <text:p>FNC_SOC_PEO_07</text:p>
          </table:table-cell>
          <table:table-cell table:style-name="ce95" table:formula="of:=IF(MID([.F144];6;1)&gt;MID([.F143];6;1);[.C143];[.C143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45];6;1)&gt;MID([.F144];6;1);&quot;&quot;;MAX([.A$7:.A14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5];6;1)&gt;MID([.F144];6;1);[.C144];[.C144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editing information</text:p>
          </table:table-cell>
          <table:table-cell table:style-name="ce104" office:value-type="string">
            <text:p>Step 2: Edit information of the Contac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141" office:value-type="string">
            <text:p>Close editing contact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6];6;1)&gt;MID([.F145];6;1);&quot;&quot;;MAX([.A$7:.A145])+1)" office:value-type="float" office:value="47">
            <text:p>047</text:p>
          </table:table-cell>
          <table:table-cell table:style-name="ce125" office:value-type="string">
            <text:p>FNC_SOC_PEO_07</text:p>
          </table:table-cell>
          <table:table-cell table:style-name="ce95" table:formula="of:=IF(MID([.F146];6;1)&gt;MID([.F145];6;1);[.C145];[.C145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Experience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47];6;1)&gt;MID([.F146];6;1);&quot;&quot;;MAX([.A$7:.A14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7];6;1)&gt;MID([.F146];6;1);[.C146];[.C146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Experiences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8];6;1)&gt;MID([.F147];6;1);&quot;&quot;;MAX([.A$7:.A147])+1)" office:value-type="float" office:value="48">
            <text:p>048</text:p>
          </table:table-cell>
          <table:table-cell table:style-name="ce125" office:value-type="string">
            <text:p>FNC_SOC_PEO_07</text:p>
          </table:table-cell>
          <table:table-cell table:style-name="ce95" table:formula="of:=IF(MID([.F148];6;1)&gt;MID([.F147];6;1);[.C147];[.C147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company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49];6;1)&gt;MID([.F148];6;1);&quot;&quot;;MAX([.A$7:.A14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9];6;1)&gt;MID([.F148];6;1);[.C148];[.C148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Organiza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Organiza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50];6;1)&gt;MID([.F149];6;1);&quot;&quot;;MAX([.A$7:.A149])+1)" office:value-type="float" office:value="49">
            <text:p>049</text:p>
          </table:table-cell>
          <table:table-cell table:style-name="ce125" office:value-type="string">
            <text:p>FNC_SOC_PEO_07</text:p>
          </table:table-cell>
          <table:table-cell table:style-name="ce95" table:formula="of:=IF(MID([.F150];6;1)&gt;MID([.F149];6;1);[.C149];[.C149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Organization fiel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51];6;1)&gt;MID([.F150];6;1);&quot;&quot;;MAX([.A$7:.A15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1];6;1)&gt;MID([.F150];6;1);[.C150];[.C150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Organization fiel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The length of the text in field "Organiza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2];6;1)&gt;MID([.F151];6;1);&quot;&quot;;MAX([.A$7:.A151])+1)" office:value-type="float" office:value="50">
            <text:p>050</text:p>
          </table:table-cell>
          <table:table-cell table:style-name="ce125" office:value-type="string">
            <text:p>FNC_SOC_PEO_07</text:p>
          </table:table-cell>
          <table:table-cell table:style-name="ce95" table:formula="of:=IF(MID([.F152];6;1)&gt;MID([.F151];6;1);[.C151];[.C151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position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53];6;1)&gt;MID([.F152];6;1);&quot;&quot;;MAX([.A$7:.A15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3];6;1)&gt;MID([.F152];6;1);[.C152];[.C152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posi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posi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4];6;1)&gt;MID([.F153];6;1);&quot;&quot;;MAX([.A$7:.A153])+1)" office:value-type="float" office:value="51">
            <text:p>051</text:p>
          </table:table-cell>
          <table:table-cell table:style-name="ce125" office:value-type="string">
            <text:p>FNC_SOC_PEO_07</text:p>
          </table:table-cell>
          <table:table-cell table:style-name="ce95" table:formula="of:=IF(MID([.F154];6;1)&gt;MID([.F153];6;1);[.C153];[.C153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85" table:formula="of:=IF(MID([.F155];6;1)&gt;MID([.F154];6;1);&quot;&quot;;MAX([.A$7:.A15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5];6;1)&gt;MID([.F154];6;1);[.C154];[.C154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position file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41" office:value-type="string">
            <text:p>Show message to user knows “The length of the text in field "posi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3">
          <table:table-cell table:style-name="ce85" table:formula="of:=IF(MID([.F156];6;1)&gt;MID([.F155];6;1);&quot;&quot;;MAX([.A$7:.A155])+1)" office:value-type="float" office:value="52">
            <text:p>052</text:p>
          </table:table-cell>
          <table:table-cell table:style-name="ce125" office:value-type="string">
            <text:p>FNC_SOC_PEO_07</text:p>
          </table:table-cell>
          <table:table-cell table:style-name="ce95" table:formula="of:=IF(MID([.F156];6;1)&gt;MID([.F155];6;1);[.C155];[.C155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57];6;1)&gt;MID([.F156];6;1);&quot;&quot;;MAX([.A$7:.A15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7];6;1)&gt;MID([.F156];6;1);[.C156];[.C156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8];6;1)&gt;MID([.F157];6;1);&quot;&quot;;MAX([.A$7:.A157])+1)" office:value-type="float" office:value="53">
            <text:p>053</text:p>
          </table:table-cell>
          <table:table-cell table:style-name="ce125" office:value-type="string">
            <text:p>FNC_SOC_PEO_07</text:p>
          </table:table-cell>
          <table:table-cell table:style-name="ce95" table:formula="of:=IF(MID([.F158];6;1)&gt;MID([.F157];6;1);[.C157];[.C157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unlimited length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59];6;1)&gt;MID([.F158];6;1);&quot;&quot;;MAX([.A$7:.A15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9];6;1)&gt;MID([.F158];6;1);[.C158];[.C158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unlimited length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0];6;1)&gt;MID([.F159];6;1);&quot;&quot;;MAX([.A$7:.A159])+1)" office:value-type="float" office:value="54">
            <text:p>054</text:p>
          </table:table-cell>
          <table:table-cell table:style-name="ce125" office:value-type="string">
            <text:p>FNC_SOC_PEO_07</text:p>
          </table:table-cell>
          <table:table-cell table:style-name="ce95" table:formula="of:=IF(MID([.F160];6;1)&gt;MID([.F159];6;1);[.C159];[.C159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61];6;1)&gt;MID([.F160];6;1);&quot;&quot;;MAX([.A$7:.A16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1];6;1)&gt;MID([.F160];6;1);[.C160];[.C160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still in this position </text:p>
          </table:table-cell>
          <table:table-cell table:style-name="ce104" office:value-type="string">
            <text:p>Step 2: Edit information of the experiences with user has still in this position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now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2];6;1)&gt;MID([.F161];6;1);&quot;&quot;;MAX([.A$7:.A161])+1)" office:value-type="float" office:value="55">
            <text:p>055</text:p>
          </table:table-cell>
          <table:table-cell table:style-name="ce125" office:value-type="string">
            <text:p>FNC_SOC_PEO_07</text:p>
          </table:table-cell>
          <table:table-cell table:style-name="ce95" table:formula="of:=IF(MID([.F162];6;1)&gt;MID([.F161];6;1);[.C161];[.C161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no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3];6;1)&gt;MID([.F162];6;1);&quot;&quot;;MAX([.A$7:.A16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3];6;1)&gt;MID([.F162];6;1);[.C162];[.C162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no still in this position </text:p>
          </table:table-cell>
          <table:table-cell table:style-name="ce104" office:value-type="string">
            <text:p>Step 2: Edit information of the experiences with user has no still in this position</text:p>
          </table:table-cell>
          <table:table-cell table:style-name="ce104"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end tim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4];6;1)&gt;MID([.F163];6;1);&quot;&quot;;MAX([.A$7:.A163])+1)" office:value-type="float" office:value="56">
            <text:p>056</text:p>
          </table:table-cell>
          <table:table-cell table:style-name="ce125" office:value-type="string">
            <text:p>FNC_SOC_PEO_07</text:p>
          </table:table-cell>
          <table:table-cell table:style-name="ce95" table:formula="of:=IF(MID([.F164];6;1)&gt;MID([.F163];6;1);[.C163];[.C163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nter invalid data into years text box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65];6;1)&gt;MID([.F164];6;1);&quot;&quot;;MAX([.A$7:.A16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5];6;1)&gt;MID([.F164];6;1);[.C164];[.C164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nter invalid data into years text box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Click on [save] button</text:p>
          </table:table-cell>
          <table:table-cell table:style-name="ce141" office:value-type="string">
            <text:p>Show message to user know some invalid value in form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6];6;1)&gt;MID([.F165];6;1);&quot;&quot;;MAX([.A$7:.A165])+1)" office:value-type="float" office:value="57">
            <text:p>057</text:p>
          </table:table-cell>
          <table:table-cell table:style-name="ce125" office:value-type="string">
            <text:p>FNC_SOC_PEO_07</text:p>
          </table:table-cell>
          <table:table-cell table:style-name="ce95" table:formula="of:=IF(MID([.F166];6;1)&gt;MID([.F165];6;1);[.C165];[.C165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Start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7];6;1)&gt;MID([.F166];6;1);&quot;&quot;;MAX([.A$7:.A16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7];6;1)&gt;MID([.F166];6;1);[.C166];[.C166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Start date is greater than the present</text:p>
          </table:table-cell>
          <table:table-cell table:style-name="ce104" office:value-type="string">
            <text:p>Step 2: Edit information of the experiences with start date is greater than the present.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41" office:value-type="string">
            <text:p>Show message to user know <text:span text:style-name="T18">start date</text:span> is in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68];6;1)&gt;MID([.F167];6;1);&quot;&quot;;MAX([.A$7:.A167])+1)" office:value-type="float" office:value="58">
            <text:p>058</text:p>
          </table:table-cell>
          <table:table-cell table:style-name="ce125" office:value-type="string">
            <text:p>FNC_SOC_PEO_07</text:p>
          </table:table-cell>
          <table:table-cell table:style-name="ce95" table:formula="of:=IF(MID([.F168];6;1)&gt;MID([.F167];6;1);[.C167];[.C167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nd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9];6;1)&gt;MID([.F168];6;1);&quot;&quot;;MAX([.A$7:.A16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9];6;1)&gt;MID([.F168];6;1);[.C168];[.C168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nd date is greater than the present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41" office:value-type="string">
            <text:p>Show message to user know <text:span text:style-name="T18">end date is after today</text:span></text:p>
            <text:p/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0];6;1)&gt;MID([.F169];6;1);&quot;&quot;;MAX([.A$7:.A169])+1)" office:value-type="float" office:value="59">
            <text:p>059</text:p>
          </table:table-cell>
          <table:table-cell table:style-name="ce125" office:value-type="string">
            <text:p>FNC_SOC_PEO_07</text:p>
          </table:table-cell>
          <table:table-cell table:style-name="ce95" table:formula="of:=IF(MID([.F170];6;1)&gt;MID([.F169];6;1);[.C169];[.C169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Start date is greater than end dat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71];6;1)&gt;MID([.F170];6;1);&quot;&quot;;MAX([.A$7:.A17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1];6;1)&gt;MID([.F170];6;1);[.C170];[.C170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Start date is greater than end dat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41" office:value-type="string">
            <text:p>Show message to user knows time is not 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2];6;1)&gt;MID([.F171];6;1);&quot;&quot;;MAX([.A$7:.A171])+1)" office:value-type="float" office:value="60">
            <text:p>060</text:p>
          </table:table-cell>
          <table:table-cell table:style-name="ce125" office:value-type="string">
            <text:p>FNC_SOC_PEO_07</text:p>
          </table:table-cell>
          <table:table-cell table:style-name="ce95" table:formula="of:=IF(MID([.F172];6;1)&gt;MID([.F171];6;1);[.C171];[.C171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Skil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f:=IF(MID([.F173];6;1)&gt;MID([.F172];6;1);&quot;&quot;;MAX([.A$7:.A17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3];6;1)&gt;MID([.F172];6;1);[.C172];[.C172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Skills is null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4];6;1)&gt;MID([.F173];6;1);&quot;&quot;;MAX([.A$7:.A173])+1)" office:value-type="float" office:value="61">
            <text:p>061</text:p>
          </table:table-cell>
          <table:table-cell table:style-name="ce125" office:value-type="string">
            <text:p>FNC_SOC_PEO_07</text:p>
          </table:table-cell>
          <table:table-cell table:style-name="ce95" table:formula="of:=IF(MID([.F174];6;1)&gt;MID([.F173];6;1);[.C173];[.C173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length of Skills field is unlimite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75];6;1)&gt;MID([.F174];6;1);&quot;&quot;;MAX([.A$7:.A17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5];6;1)&gt;MID([.F174];6;1);[.C174];[.C174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length of Skills field is unlimited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6];6;1)&gt;MID([.F175];6;1);&quot;&quot;;MAX([.A$7:.A175])+1)" office:value-type="float" office:value="62">
            <text:p>062</text:p>
          </table:table-cell>
          <table:table-cell table:style-name="ce125" office:value-type="string">
            <text:p>FNC_SOC_PEO_07</text:p>
          </table:table-cell>
          <table:table-cell table:style-name="ce95" table:formula="of:=IF(MID([.F176];6;1)&gt;MID([.F175];6;1);[.C175];[.C175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multi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77];6;1)&gt;MID([.F176];6;1);&quot;&quot;;MAX([.A$7:.A17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7];6;1)&gt;MID([.F176];6;1);[.C176];[.C176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multi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8];6;1)&gt;MID([.F177];6;1);&quot;&quot;;MAX([.A$7:.A177])+1)" office:value-type="float" office:value="63">
            <text:p>063</text:p>
          </table:table-cell>
          <table:table-cell table:style-name="ce125" office:value-type="string">
            <text:p>FNC_SOC_PEO_07</text:p>
          </table:table-cell>
          <table:table-cell table:style-name="ce95" table:formula="of:=IF(MID([.F178];6;1)&gt;MID([.F177];6;1);[.C177];[.C177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79];6;1)&gt;MID([.F178];6;1);&quot;&quot;;MAX([.A$7:.A17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9];6;1)&gt;MID([.F178];6;1);[.C178];[.C178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80];6;1)&gt;MID([.F179];6;1);&quot;&quot;;MAX([.A$7:.A17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0];6;1)&gt;MID([.F179];6;1);[.C179];[.C179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3: Delete the experience</text:p>
          </table:table-cell>
          <table:table-cell table:style-name="ce140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table:style-name="ce104" office:value-type="string">
            <text:p>The experience is mov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1];6;1)&gt;MID([.F180];6;1);&quot;&quot;;MAX([.A$7:.A180])+1)" office:value-type="float" office:value="64">
            <text:p>064</text:p>
          </table:table-cell>
          <table:table-cell table:style-name="ce125" office:value-type="string">
            <text:p>FNC_SOC_PEO_07</text:p>
          </table:table-cell>
          <table:table-cell table:style-name="ce95" table:formula="of:=IF(MID([.F181];6;1)&gt;MID([.F180];6;1);[.C180];[.C180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ancel the editing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82];6;1)&gt;MID([.F181];6;1);&quot;&quot;;MAX([.A$7:.A18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2];6;1)&gt;MID([.F181];6;1);[.C181];[.C181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ancel the editing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41" office:value-type="string">
            <text:p>Close editing Experience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3];6;1)&gt;MID([.F182];6;1);&quot;&quot;;MAX([.A$7:.A182])+1)" office:value-type="float" office:value="65">
            <text:p>065</text:p>
          </table:table-cell>
          <table:table-cell table:style-name="ce125" office:value-type="string">
            <text:p>FNC_SOC_PEO_07</text:p>
          </table:table-cell>
          <table:table-cell table:style-name="ce95" table:formula="of:=IF(MID([.F183];6;1)&gt;MID([.F182];6;1);[.C182];[.C182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84];6;1)&gt;MID([.F183];6;1);&quot;&quot;;MAX([.A$7:.A18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4];6;1)&gt;MID([.F183];6;1);[.C183];[.C183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85];6;1)&gt;MID([.F184];6;1);&quot;&quot;;MAX([.A$7:.A18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5];6;1)&gt;MID([.F184];6;1);[.C184];[.C184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86];6;1)&gt;MID([.F185];6;1);&quot;&quot;;MAX([.A$7:.A18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6];6;1)&gt;MID([.F185];6;1);[.C185];[.C185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7];6;1)&gt;MID([.F186];6;1);&quot;&quot;;MAX([.A$7:.A186])+1)" office:value-type="float" office:value="66">
            <text:p>066</text:p>
          </table:table-cell>
          <table:table-cell table:style-name="ce125" office:value-type="string">
            <text:p>FNC_SOC_PEO_07</text:p>
          </table:table-cell>
          <table:table-cell table:style-name="ce95" table:formula="of:=IF(MID([.F187];6;1)&gt;MID([.F186];6;1);[.C186];[.C186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88];6;1)&gt;MID([.F187];6;1);&quot;&quot;;MAX([.A$7:.A18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8];6;1)&gt;MID([.F187];6;1);[.C187];[.C187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89];6;1)&gt;MID([.F188];6;1);&quot;&quot;;MAX([.A$7:.A18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9];6;1)&gt;MID([.F188];6;1);[.C188];[.C188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90];6;1)&gt;MID([.F189];6;1);&quot;&quot;;MAX([.A$7:.A18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0];6;1)&gt;MID([.F189];6;1);[.C189];[.C189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91];6;1)&gt;MID([.F190];6;1);&quot;&quot;;MAX([.A$7:.A190])+1)" office:value-type="float" office:value="67">
            <text:p>067</text:p>
          </table:table-cell>
          <table:table-cell table:style-name="ce125" office:value-type="string">
            <text:p>FNC_SOC_PEO_07</text:p>
          </table:table-cell>
          <table:table-cell table:style-name="ce95" table:formula="of:=IF(MID([.F191];6;1)&gt;MID([.F190];6;1);[.C190];[.C190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2];6;1)&gt;MID([.F191];6;1);&quot;&quot;;MAX([.A$7:.A19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2];6;1)&gt;MID([.F191];6;1);[.C191];[.C191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93];6;1)&gt;MID([.F192];6;1);&quot;&quot;;MAX([.A$7:.A19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3];6;1)&gt;MID([.F192];6;1);[.C192];[.C192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94];6;1)&gt;MID([.F193];6;1);&quot;&quot;;MAX([.A$7:.A19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4];6;1)&gt;MID([.F193];6;1);[.C193];[.C193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95];6;1)&gt;MID([.F194];6;1);&quot;&quot;;MAX([.A$7:.A194])+1)" office:value-type="float" office:value="68">
            <text:p>068</text:p>
          </table:table-cell>
          <table:table-cell table:style-name="ce125" office:value-type="string">
            <text:p>FNC_SOC_PEO_07</text:p>
          </table:table-cell>
          <table:table-cell table:style-name="ce95" table:formula="of:=IF(MID([.F195];6;1)&gt;MID([.F194];6;1);[.C194];[.C194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6];6;1)&gt;MID([.F195];6;1);&quot;&quot;;MAX([.A$7:.A19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6];6;1)&gt;MID([.F195];6;1);[.C195];[.C195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97];6;1)&gt;MID([.F196];6;1);&quot;&quot;;MAX([.A$7:.A19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7];6;1)&gt;MID([.F196];6;1);[.C196];[.C196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table:style-name="ce104" office:value-type="string">
            <text:p>Show message to user knows type of file is not supported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98];6;1)&gt;MID([.F197];6;1);&quot;&quot;;MAX([.A$7:.A197])+1)" office:value-type="float" office:value="69">
            <text:p>069</text:p>
          </table:table-cell>
          <table:table-cell table:style-name="ce125" office:value-type="string">
            <text:p>FNC_SOC_PEO_07</text:p>
          </table:table-cell>
          <table:table-cell table:style-name="ce95" table:formula="of:=IF(MID([.F198];6;1)&gt;MID([.F197];6;1);[.C197];[.C197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9];6;1)&gt;MID([.F198];6;1);&quot;&quot;;MAX([.A$7:.A19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9];6;1)&gt;MID([.F198];6;1);[.C198];[.C198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0];6;1)&gt;MID([.F199];6;1);&quot;&quot;;MAX([.A$7:.A19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0];6;1)&gt;MID([.F199];6;1);[.C199];[.C199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1];6;1)&gt;MID([.F200];6;1);&quot;&quot;;MAX([.A$7:.A20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1];6;1)&gt;MID([.F200];6;1);[.C200];[.C200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202];6;1)&gt;MID([.F201];6;1);&quot;&quot;;MAX([.A$7:.A201])+1)" office:value-type="float" office:value="70">
            <text:p>070</text:p>
          </table:table-cell>
          <table:table-cell table:style-name="ce125" office:value-type="string">
            <text:p>FNC_SOC_PEO_07</text:p>
          </table:table-cell>
          <table:table-cell table:style-name="ce95" table:formula="of:=IF(MID([.F202];6;1)&gt;MID([.F201];6;1);[.C201];[.C201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3];6;1)&gt;MID([.F202];6;1);&quot;&quot;;MAX([.A$7:.A20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3];6;1)&gt;MID([.F202];6;1);[.C202];[.C202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204];6;1)&gt;MID([.F203];6;1);&quot;&quot;;MAX([.A$7:.A20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4];6;1)&gt;MID([.F203];6;1);[.C203];[.C203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bigger 2MB</text:p>
          </table:table-cell>
          <table:table-cell table:style-name="ce104" office:value-type="string">
            <text:p>Show the pop up message: <text:span text:style-name="T18">the file must be less than 2 MB.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5];6;1)&gt;MID([.F204];6;1);&quot;&quot;;MAX([.A$7:.A204])+1)" office:value-type="float" office:value="71">
            <text:p>071</text:p>
          </table:table-cell>
          <table:table-cell table:style-name="ce125" office:value-type="string">
            <text:p>FNC_SOC_PEO_07</text:p>
          </table:table-cell>
          <table:table-cell table:style-name="ce95" table:formula="of:=IF(MID([.F205];6;1)&gt;MID([.F204];6;1);[.C204];[.C204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6];6;1)&gt;MID([.F205];6;1);&quot;&quot;;MAX([.A$7:.A20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6];6;1)&gt;MID([.F205];6;1);[.C205];[.C205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7];6;1)&gt;MID([.F206];6;1);&quot;&quot;;MAX([.A$7:.A20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7];6;1)&gt;MID([.F206];6;1);[.C206];[.C206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8];6;1)&gt;MID([.F207];6;1);&quot;&quot;;MAX([.A$7:.A207])+1)" office:value-type="float" office:value="72">
            <text:p>072</text:p>
          </table:table-cell>
          <table:table-cell table:style-name="ce125" office:value-type="string">
            <text:p>FNC_SOC_PEO_07</text:p>
          </table:table-cell>
          <table:table-cell table:style-name="ce95" table:formula="of:=IF(MID([.F208];6;1)&gt;MID([.F207];6;1);[.C207];[.C207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9];6;1)&gt;MID([.F208];6;1);&quot;&quot;;MAX([.A$7:.A20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9];6;1)&gt;MID([.F208];6;1);[.C208];[.C208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0];6;1)&gt;MID([.F209];6;1);&quot;&quot;;MAX([.A$7:.A20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0];6;1)&gt;MID([.F209];6;1);[.C209];[.C209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3">
          <table:table-cell table:style-name="ce85" table:formula="of:=IF(MID([.F211];6;1)&gt;MID([.F210];6;1);&quot;&quot;;MAX([.A$7:.A21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1];6;1)&gt;MID([.F210];6;1);[.C210];[.C210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4: Abort change avatar</text:p>
          </table:table-cell>
          <table:table-cell table:style-name="ce140" office:value-type="string">
            <text:p>- Click on [Abort] button on avatar preview form</text:p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12];6;1)&gt;MID([.F211];6;1);&quot;&quot;;MAX([.A$7:.A211])+1)" office:value-type="float" office:value="73">
            <text:p>073</text:p>
          </table:table-cell>
          <table:table-cell table:style-name="ce125" office:value-type="string">
            <text:p>FNC_SOC_PEO_07</text:p>
          </table:table-cell>
          <table:table-cell table:style-name="ce95" table:formula="of:=IF(MID([.F212];6;1)&gt;MID([.F211];6;1);[.C211];[.C211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3];6;1)&gt;MID([.F212];6;1);&quot;&quot;;MAX([.A$7:.A21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3];6;1)&gt;MID([.F212];6;1);[.C212];[.C212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4];6;1)&gt;MID([.F213];6;1);&quot;&quot;;MAX([.A$7:.A21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4];6;1)&gt;MID([.F213];6;1);[.C213];[.C213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38" office:value-type="string">
            <text:p>Step 3: Click Confirm</text:p>
          </table:table-cell>
          <table:table-cell table:style-name="ce134" office:value-type="string">
            <text:p>- In Avatar upload form click <text:span text:style-name="T1">Confirm</text:span> button</text:p>
          </table:table-cell>
          <table:table-cell table:style-name="ce138" office:value-type="string">
            <text:p>Show message alert Error occurred when uploading image.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5];6;1)&gt;MID([.F214];6;1);&quot;&quot;;MAX([.A$7:.A214])+1)" office:value-type="float" office:value="74">
            <text:p>074</text:p>
          </table:table-cell>
          <table:table-cell table:style-name="ce125" office:value-type="string">
            <text:p>FNC_SOC_PEO_07</text:p>
          </table:table-cell>
          <table:table-cell table:style-name="ce95" table:formula="of:=IF(MID([.F215];6;1)&gt;MID([.F214];6;1);[.C214];[.C214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6];6;1)&gt;MID([.F215];6;1);&quot;&quot;;MAX([.A$7:.A21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6];6;1)&gt;MID([.F215];6;1);[.C215];[.C215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7];6;1)&gt;MID([.F216];6;1);&quot;&quot;;MAX([.A$7:.A21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7];6;1)&gt;MID([.F216];6;1);[.C216];[.C216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38" office:value-type="string">
            <text:p>Step 3: Click Cancel</text:p>
          </table:table-cell>
          <table:table-cell table:style-name="ce134" office:value-type="string">
            <text:p>- In Avatar upload form click <text:span text:style-name="T1">Cancel</text:span> button</text:p>
          </table:table-cell>
          <table:table-cell table:style-name="ce138" office:value-type="string">
            <text:p>Return to Profile form of use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3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2">
          <table:table-cell table:style-name="ce124"/>
          <table:table-cell table:style-name="ce127"/>
          <table:table-cell table:style-name="ce129"/>
          <table:table-cell table:style-name="ce124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3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 table:style-name="ce148"/>
          <table:table-cell table:style-name="ce86" office:value-type="string">
            <text:p>TEST CASES</text:p>
          </table:table-cell>
          <table:table-cell table:style-name="ce86"/>
          <table:table-cell table:style-name="ce155" table:number-columns-repeated="2"/>
          <table:table-cell table:style-name="ce148"/>
          <table:table-cell table:style-name="ce164"/>
          <table:table-cell table:style-name="ce155" table:number-columns-repeated="2"/>
          <table:table-cell table:style-name="ce198" table:number-columns-repeated="220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8"/>
          <table:table-cell table:style-name="ce155" table:number-columns-repeated="4"/>
          <table:table-cell table:style-name="ce148"/>
          <table:table-cell table:style-name="ce164"/>
          <table:table-cell table:style-name="ce155" table:number-columns-repeated="2"/>
          <table:table-cell table:style-name="ce199"/>
          <table:table-cell table:style-name="ce205" office:value-type="string">
            <text:p>Passed</text:p>
          </table:table-cell>
          <table:table-cell table:style-name="ce205" table:formula="of:=COUNTIF([.L$7:.L$1061];[.$K2])" office:value-type="float" office:value="0">
            <text:p>0</text:p>
          </table:table-cell>
          <table:table-cell table:style-name="ce205" table:formula="of:=COUNTIF([.M$7:.M$1061];[.$K2])" office:value-type="float" office:value="0">
            <text:p>0</text:p>
          </table:table-cell>
          <table:table-cell table:style-name="ce205" table:formula="of:=COUNTIF([.N$7:.N$1061];[.$K2])" office:value-type="float" office:value="0">
            <text:p>0</text:p>
          </table:table-cell>
          <table:table-cell table:style-name="ce205" table:formula="of:=COUNTIF([.O$7:.O$1061];[.$K2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3">
          <table:table-cell table:style-name="ce148"/>
          <table:table-cell table:style-name="ce88" office:value-type="string">
            <text:p>Functions List<text:span text:style-name="T7">:</text:span></text:p>
          </table:table-cell>
          <table:table-cell table:style-name="ce161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148"/>
          <table:table-cell table:style-name="ce164"/>
          <table:table-cell table:style-name="ce107"/>
          <table:table-cell table:style-name="ce111"/>
          <table:table-cell table:style-name="ce199"/>
          <table:table-cell table:style-name="ce205" office:value-type="string">
            <text:p>Failed</text:p>
          </table:table-cell>
          <table:table-cell table:style-name="ce205" table:formula="of:=COUNTIF([.L$7:.L$1061];[.$K3])" office:value-type="float" office:value="0">
            <text:p>0</text:p>
          </table:table-cell>
          <table:table-cell table:style-name="ce205" table:formula="of:=COUNTIF([.M$7:.M$1061];[.$K3])" office:value-type="float" office:value="0">
            <text:p>0</text:p>
          </table:table-cell>
          <table:table-cell table:style-name="ce205" table:formula="of:=COUNTIF([.N$7:.N$1061];[.$K3])" office:value-type="float" office:value="0">
            <text:p>0</text:p>
          </table:table-cell>
          <table:table-cell table:style-name="ce205" table:formula="of:=COUNTIF([.O$7:.O$1061];[.$K3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7">
          <table:table-cell table:style-name="ce148"/>
          <table:table-cell table:style-name="ce88" office:value-type="string">
            <text:p>Total Main Cases:</text:p>
          </table:table-cell>
          <table:table-cell table:style-name="ce93" table:formula="of:=MAX([.A7:.A1047])" office:value-type="float" office:value="36" table:number-columns-spanned="3" table:number-rows-spanned="1">
            <text:p>36</text:p>
          </table:table-cell>
          <table:covered-table-cell table:style-name="ce164"/>
          <table:covered-table-cell table:style-name="ce164"/>
          <table:table-cell table:style-name="ce148"/>
          <table:table-cell table:style-name="ce164"/>
          <table:table-cell table:style-name="ce107"/>
          <table:table-cell table:style-name="ce112"/>
          <table:table-cell table:style-name="ce199"/>
          <table:table-cell table:style-name="ce205" office:value-type="string">
            <text:p>Blocked</text:p>
          </table:table-cell>
          <table:table-cell table:style-name="ce205" table:formula="of:=COUNTIF([.L$7:.L$1061];[.$K4])" office:value-type="float" office:value="0">
            <text:p>0</text:p>
          </table:table-cell>
          <table:table-cell table:style-name="ce205" table:formula="of:=COUNTIF([.M$7:.M$1061];[.$K4])" office:value-type="float" office:value="0">
            <text:p>0</text:p>
          </table:table-cell>
          <table:table-cell table:style-name="ce205" table:formula="of:=COUNTIF([.N$7:.N$1061];[.$K4])" office:value-type="float" office:value="0">
            <text:p>0</text:p>
          </table:table-cell>
          <table:table-cell table:style-name="ce205" table:formula="of:=COUNTIF([.O$7:.O$1061];[.$K4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9"/>
          <table:table-cell table:style-name="ce156"/>
          <table:table-cell table:style-name="ce149" table:number-columns-repeated="7"/>
          <table:table-cell table:style-name="ce200"/>
          <table:table-cell table:style-name="ce206" office:value-type="string">
            <text:p>Untested</text:p>
          </table:table-cell>
          <table:table-cell table:style-name="ce205" table:formula="of:=COUNTIF([.L$7:.L$1061];[.$K5])" office:value-type="float" office:value="0">
            <text:p>0</text:p>
          </table:table-cell>
          <table:table-cell table:style-name="ce205" table:formula="of:=COUNTIF([.M$7:.M$1061];[.$K5])" office:value-type="float" office:value="0">
            <text:p>0</text:p>
          </table:table-cell>
          <table:table-cell table:style-name="ce205" table:formula="of:=COUNTIF([.N$7:.N$1061];[.$K5])" office:value-type="float" office:value="0">
            <text:p>0</text:p>
          </table:table-cell>
          <table:table-cell table:style-name="ce205" table:formula="of:=COUNTIF([.O$7:.O$1061];[.$K5])" office:value-type="float" office:value="0">
            <text:p>0</text:p>
          </table:table-cell>
          <table:table-cell table:style-name="ce149" table:number-columns-repeated="232"/>
          <table:table-cell table:style-name="ce148"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7</text:p>
          </table:table-cell>
          <table:table-cell table:style-name="ce90" office:value-type="string">
            <text:p>FF3.5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212" table:number-columns-repeated="211"/>
          <table:table-cell table:style-name="ce164" table:number-columns-repeated="17"/>
          <table:table-cell table:style-name="ce148" table:number-columns-repeated="9"/>
        </table:table-row>
        <table:table-row table:style-name="ro23">
          <table:table-cell table:style-name="ce128" office:value-type="float" office:value="1">
            <text:p>001</text:p>
          </table:table-cell>
          <table:table-cell table:style-name="ce157" office:value-type="string">
            <text:p>FNC_SOC_PEO_08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table:style-name="ce192" office:value-type="string">
            <text:p>Show content of my profile page, include:</text:p>
            <text:p>- Activity: show text box to user add new activity and display all users activities and activities of users contact</text:p>
            <text:p>- Profile: Show all information about user and allow user can edit owner profile</text:p>
            <text:p>- Connections: it has there list:</text:p>
            <text:p><text:s/>list of Connection: is all users which have relations with user</text:p>
            <text:p><text:s/>List of Invitations: is all users which is sent invitation by user</text:p>
            <text:p><text:s/>List of Request: is all user which sent request making friend with user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27">
          <table:table-cell table:style-name="ce150" table:formula="of:=IF(MID([.F8];6;1)&gt;MID([.F7];6;1);&quot;&quot;;MAX([.A$7:.A7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8];6;1)&gt;MID([.F7];6;1);[.C7];[.C7]+1)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your activities</text:p>
          </table:table-cell>
          <table:table-cell table:style-name="ce104" office:value-type="string">
            <text:p>Step 2: View my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</table:table-cell>
          <table:table-cell table:style-name="ce193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9];6;1)&gt;MID([.F8];6;1);&quot;&quot;;MAX([.A$7:.A8])+1)" office:value-type="float" office:value="2">
            <text:p>002</text:p>
          </table:table-cell>
          <table:table-cell table:style-name="ce157" office:value-type="string">
            <text:p>FNC_SOC_PEO_08</text:p>
          </table:table-cell>
          <table:table-cell table:style-name="ce162" table:formula="of:=IF(MID([.F9];6;1)&gt;MID([.F8];6;1);[.C8];[.C8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table:style-name="ce104" office:value-type="string">
            <text:p>Step 1: Go to people page ( browser 1)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0];6;1)&gt;MID([.F9];6;1);&quot;&quot;;MAX([.A$7:.A9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0];6;1)&gt;MID([.F9];6;1);[.C9];[.C9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5">
          <table:table-cell table:style-name="ce150" table:formula="of:=IF(MID([.F11];6;1)&gt;MID([.F10];6;1);&quot;&quot;;MAX([.A$7:.A10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1];6;1)&gt;MID([.F10];6;1);[.C10];[.C10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2];6;1)&gt;MID([.F11];6;1);&quot;&quot;;MAX([.A$7:.A11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2];6;1)&gt;MID([.F11];6;1);[.C11];[.C11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3];6;1)&gt;MID([.F12];6;1);&quot;&quot;;MAX([.A$7:.A12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3];6;1)&gt;MID([.F12];6;1);[.C12];[.C12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5: View activities of user BBB via <text:s/>users profile</text:p>
          </table:table-cell>
          <table:table-cell table:style-name="ce188" office:value-type="string">
            <text:p><text:span text:style-name="T21">- Access the </text:span><text:span text:style-name="T22">My profile</text:span><text:span text:style-name="T21"> page </text:span></text:p>
            <text:p><text:span text:style-name="T21">- Select </text:span><text:span text:style-name="T22">activity </text:span><text:span text:style-name="T23">in the left pane</text:span></text:p>
            <text:p><text:span text:style-name="T21"/></text:p>
          </table:table-cell>
          <table:table-cell table:style-name="ce192" office:value-type="string">
            <text:p>All activities of user AAA are displayed on friends activities list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14];6;1)&gt;MID([.F13];6;1);&quot;&quot;;MAX([.A$7:.A13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4];6;1)&gt;MID([.F13];6;1);[.C13];[.C13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6: View user BBB activity via user AAA's profile</text:p>
          </table:table-cell>
          <table:table-cell table:style-name="ce188" office:value-type="string">
            <text:p><text:span text:style-name="T21">- Login with AAA</text:span></text:p>
            <text:p><text:span text:style-name="T21">- Access <text:s/></text:span><text:span text:style-name="T22">People</text:span><text:span text:style-name="T21"> page </text:span></text:p>
            <text:p><text:span text:style-name="T21">- Select user BBB and click on name</text:span></text:p>
            <text:p><text:span text:style-name="T21">- Select activity</text:span></text:p>
          </table:table-cell>
          <table:table-cell table:style-name="ce192" office:value-type="string">
            <text:p>Show all activities of user BBB.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25">
          <table:table-cell table:style-name="ce150" table:formula="of:=IF(MID([.F15];6;1)&gt;MID([.F14];6;1);&quot;&quot;;MAX([.A$7:.A14])+1)" office:value-type="float" office:value="3">
            <text:p>003</text:p>
          </table:table-cell>
          <table:table-cell table:style-name="ce157" office:value-type="string">
            <text:p>FNC_SOC_PEO_08</text:p>
          </table:table-cell>
          <table:table-cell table:style-name="ce162" table:formula="of:=IF(MID([.F15];6;1)&gt;MID([.F14];6;1);[.C14];[.C14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table:style-name="ce104" office:value-type="string">
            <text:p>Step 1: View user activities</text:p>
          </table:table-cell>
          <table:table-cell table:style-name="ce187"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</table:table-cell>
          <table:table-cell table:style-name="ce189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16];6;1)&gt;MID([.F15];6;1);&quot;&quot;;MAX([.A$7:.A15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6];6;1)&gt;MID([.F15];6;1);[.C15];[.C15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other users activities</text:p>
          </table:table-cell>
          <table:table-cell table:style-name="ce104" office:value-type="string">
            <text:p>Step 2: View other user activity</text:p>
          </table:table-cell>
          <table:table-cell table:style-name="ce189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table:style-name="ce192" office:value-type="string">
            <text:p>Show all activities of user. Logged in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17];6;1)&gt;MID([.F16];6;1);&quot;&quot;;MAX([.A$7:.A16])+1)" office:value-type="float" office:value="4">
            <text:p>004</text:p>
          </table:table-cell>
          <table:table-cell table:style-name="ce157" office:value-type="string">
            <text:p>FNC_SOC_PEO_08</text:p>
          </table:table-cell>
          <table:table-cell table:style-name="ce162" table:formula="of:=IF(MID([.F17];6;1)&gt;MID([.F16];6;1);[.C16];[.C16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18];6;1)&gt;MID([.F17];6;1);&quot;&quot;;MAX([.A$7:.A17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8];6;1)&gt;MID([.F17];6;1);[.C17];[.C17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your activity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19];6;1)&gt;MID([.F18];6;1);&quot;&quot;;MAX([.A$7:.A18])+1)" office:value-type="float" office:value="5">
            <text:p>005</text:p>
          </table:table-cell>
          <table:table-cell table:style-name="ce157" office:value-type="string">
            <text:p>FNC_SOC_PEO_08</text:p>
          </table:table-cell>
          <table:table-cell table:style-name="ce162" table:formula="of:=IF(MID([.F19];6;1)&gt;MID([.F18];6;1);[.C18];[.C18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table:style-name="ce104" office:value-type="string">
            <text:p>Step 1: Go to people page 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0];6;1)&gt;MID([.F19];6;1);&quot;&quot;;MAX([.A$7:.A19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0];6;1)&gt;MID([.F19];6;1);[.C19];[.C19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5">
          <table:table-cell table:style-name="ce150" table:formula="of:=IF(MID([.F21];6;1)&gt;MID([.F20];6;1);&quot;&quot;;MAX([.A$7:.A20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1];6;1)&gt;MID([.F20];6;1);[.C20];[.C20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2];6;1)&gt;MID([.F21];6;1);&quot;&quot;;MAX([.A$7:.A21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2];6;1)&gt;MID([.F21];6;1);[.C21];[.C21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23];6;1)&gt;MID([.F22];6;1);&quot;&quot;;MAX([.A$7:.A22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3];6;1)&gt;MID([.F22];6;1);[.C22];[.C22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83" office:value-type="string">
            <text:p>Step 5: Add new activities for </text:p>
            <text:p>user AAA</text:p>
          </table:table-cell>
          <table:table-cell table:style-name="ce190" office:value-type="string">
            <text:p>On friends activities click on name </text:p>
            <text:p>user AAA</text:p>
          </table:table-cell>
          <table:table-cell table:style-name="ce192" office:value-type="string">
            <text:p>User can't see the text box to add new activity for user AAA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4];6;1)&gt;MID([.F23];6;1);&quot;&quot;;MAX([.A$7:.A23])+1)" office:value-type="float" office:value="6">
            <text:p>006</text:p>
          </table:table-cell>
          <table:table-cell table:style-name="ce157" office:value-type="string">
            <text:p>FNC_SOC_PEO_08</text:p>
          </table:table-cell>
          <table:table-cell table:style-name="ce162" table:formula="of:=IF(MID([.F24];6;1)&gt;MID([.F23];6;1);[.C23];[.C23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25];6;1)&gt;MID([.F24];6;1);&quot;&quot;;MAX([.A$7:.A24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5];6;1)&gt;MID([.F24];6;1);[.C24];[.C24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special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some text with special chars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6];6;1)&gt;MID([.F25];6;1);&quot;&quot;;MAX([.A$7:.A25])+1)" office:value-type="float" office:value="7">
            <text:p>007</text:p>
          </table:table-cell>
          <table:table-cell table:style-name="ce157" office:value-type="string">
            <text:p>FNC_SOC_PEO_08</text:p>
          </table:table-cell>
          <table:table-cell table:style-name="ce162" table:formula="of:=IF(MID([.F26];6;1)&gt;MID([.F25];6;1);[.C25];[.C25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69" office:value-type="string">
            <text:p>Add new activities without any text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7];6;1)&gt;MID([.F26];6;1);&quot;&quot;;MAX([.A$7:.A26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7];6;1)&gt;MID([.F26];6;1);[.C26];[.C26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70" office:value-type="string">
            <text:p>Add new activities without any text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Keep text box is empty</text:span></text:p>
            <text:p><text:span text:style-name="T8">- Click on Add button</text:span></text:p>
          </table:table-cell>
          <table:table-cell table:style-name="ce192" office:value-type="string">
            <text:p>No activity is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8];6;1)&gt;MID([.F27];6;1);&quot;&quot;;MAX([.A$7:.A27])+1)" office:value-type="float" office:value="8">
            <text:p>008</text:p>
          </table:table-cell>
          <table:table-cell table:style-name="ce157" office:value-type="string">
            <text:p>FNC_SOC_PEO_08</text:p>
          </table:table-cell>
          <table:table-cell table:style-name="ce162" table:formula="of:=IF(MID([.F28];6;1)&gt;MID([.F27];6;1);[.C27];[.C27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29];6;1)&gt;MID([.F28];6;1);&quot;&quot;;MAX([.A$7:.A28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9];6;1)&gt;MID([.F28];6;1);[.C28];[.C28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unlimited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0];6;1)&gt;MID([.F29];6;1);&quot;&quot;;MAX([.A$7:.A29])+1)" office:value-type="float" office:value="9">
            <text:p>009</text:p>
          </table:table-cell>
          <table:table-cell table:style-name="ce157" office:value-type="string">
            <text:p>FNC_SOC_PEO_08</text:p>
          </table:table-cell>
          <table:table-cell table:style-name="ce162" table:formula="of:=IF(MID([.F30];6;1)&gt;MID([.F29];6;1);[.C29];[.C29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1];6;1)&gt;MID([.F30];6;1);&quot;&quot;;MAX([.A$7:.A30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31];6;1)&gt;MID([.F30];6;1);[.C30];[.C30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y without click on Add button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box</text:span></text:p>
            <text:p><text:span text:style-name="T8">- Don't click on Add button. Click mouse any where</text:span></text:p>
          </table:table-cell>
          <table:table-cell table:style-name="ce192" office:value-type="string">
            <text:p>Activity is not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2];6;1)&gt;MID([.F31];6;1);&quot;&quot;;MAX([.A$7:.A31])+1)" office:value-type="float" office:value="10">
            <text:p>010</text:p>
          </table:table-cell>
          <table:table-cell table:style-name="ce157" office:value-type="string">
            <text:p>FNC_SOC_PEO_08</text:p>
          </table:table-cell>
          <table:table-cell table:style-name="ce162" table:formula="of:=IF(MID([.F32];6;1)&gt;MID([.F31];6;1);[.C31];[.C31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3];6;1)&gt;MID([.F32];6;1);&quot;&quot;;MAX([.A$7:.A32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33];6;1)&gt;MID([.F32];6;1);[.C32];[.C32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HTML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HTML tag <text:s/>('b', 'i', 'a', 'span', 'em', 'strong', 'p', 'ol', 'ul', 'li', 'br')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4];6;1)&gt;MID([.F33];6;1);&quot;&quot;;MAX([.A$7:.A33])+1)" office:value-type="float" office:value="11">
            <text:p>011</text:p>
          </table:table-cell>
          <table:table-cell table:style-name="ce157" office:value-type="string">
            <text:p>FNC_SOC_PEO_08</text:p>
          </table:table-cell>
          <table:table-cell table:style-name="ce162" table:formula="of:=IF(MID([.F34];6;1)&gt;MID([.F33];6;1);[.C33];[.C33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5];6;1)&gt;MID([.F34];6;1);&quot;&quot;;MAX([.A$7:.A34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35];6;1)&gt;MID([.F34];6;1);[.C34];[.C34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other HTML tag or script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other HTM tag and script tab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6];6;1)&gt;MID([.F35];6;1);&quot;&quot;;MAX([.A$7:.A35])+1)" office:value-type="float" office:value="12">
            <text:p>012</text:p>
          </table:table-cell>
          <table:table-cell table:style-name="ce157" office:value-type="string">
            <text:p>FNC_SOC_PEO_09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2" table:number-columns-repeated="2"/>
          <table:table-cell table:style-name="ce201"/>
          <table:table-cell table:style-name="ce190"/>
          <table:table-cell table:style-name="ce16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37];6;1)&gt;MID([.F36];6;1);&quot;&quot;;MAX([.A$7:.A36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37];6;1)&gt;MID([.F36];6;1);[.C36];[.C36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8"/></text:p>
          </table:table-cell>
          <table:table-cell table:style-name="ce192"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38];6;1)&gt;MID([.F37];6;1);&quot;&quot;;MAX([.A$7:.A3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38];6;1)&gt;MID([.F37];6;1);[.C37];[.C37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71" office:value-type="string">
            <text:p>Add a share link</text:p>
          </table:table-cell>
          <table:table-cell table:style-name="ce104" office:value-type="string">
            <text:p>Step 3: Add share links on activity list</text:p>
          </table:table-cell>
          <table:table-cell table:style-name="ce187" office:value-type="string">
            <text:p><text:span text:style-name="T1">- </text:span><text:span text:style-name="T8">Enter chars into text box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some text on activity. Other user can view and click on shared link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39];6;1)&gt;MID([.F38];6;1);&quot;&quot;;MAX([.A$7:.A38])+1)" office:value-type="float" office:value="13">
            <text:p>013</text:p>
          </table:table-cell>
          <table:table-cell table:style-name="ce157" office:value-type="string">
            <text:p>FNC_SOC_PEO_09</text:p>
          </table:table-cell>
          <table:table-cell table:style-name="ce162" table:formula="of:=IF(MID([.F39];6;1)&gt;MID([.F38];6;1);[.C38];[.C38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2" office:value-type="string">
            <text:p>Add new Share link without text on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40];6;1)&gt;MID([.F39];6;1);&quot;&quot;;MAX([.A$7:.A3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0];6;1)&gt;MID([.F39];6;1);[.C39];[.C39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3" office:value-type="string">
            <text:p>Add new Share link without text on activi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1">- </text:span><text:span text:style-name="T8">Kept text box of activity is empty</text:span></text:p>
            <text:p><text:span text:style-name="T8">- Click on Add button on add activity <text:s/>form</text:span></text:p>
          </table:table-cell>
          <table:table-cell table:style-name="ce192" office:value-type="string">
            <text:p>Only link is sha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1];6;1)&gt;MID([.F40];6;1);&quot;&quot;;MAX([.A$7:.A40])+1)" office:value-type="float" office:value="14">
            <text:p>014</text:p>
          </table:table-cell>
          <table:table-cell table:style-name="ce157" office:value-type="string">
            <text:p>FNC_SOC_PEO_09</text:p>
          </table:table-cell>
          <table:table-cell table:style-name="ce162" table:formula="of:=IF(MID([.F41];6;1)&gt;MID([.F40];6;1);[.C40];[.C40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4" office:value-type="string">
            <text:p>View Link shared with 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2];6;1)&gt;MID([.F41];6;1);&quot;&quot;;MAX([.A$7:.A4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2];6;1)&gt;MID([.F41];6;1);[.C41];[.C41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5" office:value-type="string">
            <text:p>View Link shared with 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8">- Don't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3];6;1)&gt;MID([.F42];6;1);&quot;&quot;;MAX([.A$7:.A42])+1)" office:value-type="float" office:value="15">
            <text:p>015</text:p>
          </table:table-cell>
          <table:table-cell table:style-name="ce157" office:value-type="string">
            <text:p>FNC_SOC_PEO_09</text:p>
          </table:table-cell>
          <table:table-cell table:style-name="ce162" table:formula="of:=IF(MID([.F43];6;1)&gt;MID([.F42];6;1);[.C42];[.C42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6" office:value-type="string">
            <text:p>View Link shared without <text:s/>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4];6;1)&gt;MID([.F43];6;1);&quot;&quot;;MAX([.A$7:.A43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4];6;1)&gt;MID([.F43];6;1);[.C43];[.C43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7" office:value-type="string">
            <text:p>View Link shared without <text:s/>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8">-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out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3"/>
          <table:table-cell table:style-name="ce210"/>
          <table:table-cell table:style-name="ce186" table:number-columns-repeated="233"/>
          <table:table-cell table:style-name="ce148" table:number-columns-repeated="9"/>
        </table:table-row>
        <table:table-row table:style-name="ro19">
          <table:table-cell table:style-name="ce151" table:formula="of:=IF(MID([.F45];6;1)&gt;MID([.F44];6;1);&quot;&quot;;MAX([.A$7:.A44])+1)" office:value-type="float" office:value="16">
            <text:p>016</text:p>
          </table:table-cell>
          <table:table-cell table:style-name="ce157" office:value-type="string">
            <text:p>FNC_SOC_PEO_09</text:p>
          </table:table-cell>
          <table:table-cell table:style-name="ce162" table:formula="of:=IF(MID([.F45];6;1)&gt;MID([.F44];6;1);[.C44];[.C44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6];6;1)&gt;MID([.F45];6;1);&quot;&quot;;MAX([.A$7:.A45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6];6;1)&gt;MID([.F45];6;1);[.C45];[.C45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Enter or click Add button on share link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Don't hit Enter from keyboard or click on Add 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Link is not shared. Only activity is add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47];6;1)&gt;MID([.F46];6;1);&quot;&quot;;MAX([.A$7:.A46])+1)" office:value-type="float" office:value="17">
            <text:p>017</text:p>
          </table:table-cell>
          <table:table-cell table:style-name="ce157" office:value-type="string">
            <text:p>FNC_SOC_PEO_09</text:p>
          </table:table-cell>
          <table:table-cell table:style-name="ce162" table:formula="of:=IF(MID([.F47];6;1)&gt;MID([.F46];6;1);[.C46];[.C46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<text:span text:style-name="T1">- </text:span><text:span text:style-name="T8">Enter chars into text box or not</text:span>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48];6;1)&gt;MID([.F47];6;1);&quot;&quot;;MAX([.A$7:.A4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8];6;1)&gt;MID([.F47];6;1);[.C47];[.C47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click <text:s/>Add button on add activity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Add button on Share link form</text:span></text:p>
            <text:p><text:span text:style-name="T1">- </text:span><text:span text:style-name="T8">Enter chars into text box or not</text:span></text:p>
            <text:p><text:span text:style-name="T8">- Don't click on Add button on add activity <text:s/>form</text:span></text:p>
          </table:table-cell>
          <table:table-cell table:style-name="ce192" office:value-type="string">
            <text:p>Link is not shared, activity is not added. It keeps all text and link are ente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9];6;1)&gt;MID([.F48];6;1);&quot;&quot;;MAX([.A$7:.A48])+1)" office:value-type="float" office:value="18">
            <text:p>018</text:p>
          </table:table-cell>
          <table:table-cell table:style-name="ce157" office:value-type="string">
            <text:p>FNC_SOC_PEO_09</text:p>
          </table:table-cell>
          <table:table-cell table:style-name="ce162" table:formula="of:=IF(MID([.F49];6;1)&gt;MID([.F48];6;1);[.C48];[.C48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50];6;1)&gt;MID([.F49];6;1);&quot;&quot;;MAX([.A$7:.A4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0];6;1)&gt;MID([.F49];6;1);[.C49];[.C49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 url is not correct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URL is not correct form (eg: google.com)</text:span></text:p>
            <text:p><text:span text:style-name="T8">- Hit Enter from keyboard or click on Add button on Share link form</text:span></text:p>
          </table:table-cell>
          <table:table-cell table:style-name="ce192" office:value-type="string">
            <text:p>Below a share link form, show a message: <text:span text:style-name="T18">“Please make sure that your provided link is 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51];6;1)&gt;MID([.F50];6;1);&quot;&quot;;MAX([.A$7:.A50])+1)" office:value-type="float" office:value="19">
            <text:p>019</text:p>
          </table:table-cell>
          <table:table-cell table:style-name="ce157" office:value-type="string">
            <text:p>FNC_SOC_PEO_09</text:p>
          </table:table-cell>
          <table:table-cell table:style-name="ce162" table:formula="of:=IF(MID([.F51];6;1)&gt;MID([.F50];6;1);[.C50];[.C50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8" office:value-type="string">
            <text:p>Share link with empty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My profile</text:span> page 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6">
          <table:table-cell table:style-name="ce151" table:formula="of:=IF(MID([.F52];6;1)&gt;MID([.F51];6;1);&quot;&quot;;MAX([.A$7:.A5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2];6;1)&gt;MID([.F51];6;1);[.C51];[.C51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9" office:value-type="string">
            <text:p>Share link with empty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kept shared link form is empty</text:span></text:p>
            <text:p><text:span text:style-name="T8">- Hit Enter from keyboard or click on Add button on Share link form</text:span></text:p>
          </table:table-cell>
          <table:table-cell table:style-name="ce192" office:value-type="string">
            <text:p>Below a share link form, show a message: <text:span text:style-name="T18">“Please make sure that your provided link is 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3];6;1)&gt;MID([.F52];6;1);&quot;&quot;;MAX([.A$7:.A52])+1)" office:value-type="float" office:value="20">
            <text:p>020</text:p>
          </table:table-cell>
          <table:table-cell table:style-name="ce157" office:value-type="string">
            <text:p>FNC_SOC_PEO_09</text:p>
          </table:table-cell>
          <table:table-cell table:style-name="ce162" table:formula="of:=IF(MID([.F53];6;1)&gt;MID([.F52];6;1);[.C52];[.C52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54];6;1)&gt;MID([.F53];6;1);&quot;&quot;;MAX([.A$7:.A53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4];6;1)&gt;MID([.F53];6;1);[.C53];[.C53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Share link with URL is not exited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. It is displayed by URL form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5];6;1)&gt;MID([.F54];6;1);&quot;&quot;;MAX([.A$7:.A54])+1)" office:value-type="float" office:value="21">
            <text:p>021</text:p>
          </table:table-cell>
          <table:table-cell table:style-name="ce157" office:value-type="string">
            <text:p>FNC_SOC_PEO_09</text:p>
          </table:table-cell>
          <table:table-cell table:style-name="ce162" table:formula="of:=IF(MID([.F55];6;1)&gt;MID([.F54];6;1);[.C54];[.C54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56];6;1)&gt;MID([.F55];6;1);&quot;&quot;;MAX([.A$7:.A55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6];6;1)&gt;MID([.F55];6;1);[.C55];[.C55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Edit it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 Below the title, there is a link to shared URL 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7];6;1)&gt;MID([.F56];6;1);&quot;&quot;;MAX([.A$7:.A56])+1)" office:value-type="float" office:value="22">
            <text:p>022</text:p>
          </table:table-cell>
          <table:table-cell table:style-name="ce157" office:value-type="string">
            <text:p>FNC_SOC_PEO_09</text:p>
          </table:table-cell>
          <table:table-cell table:style-name="ce162" table:formula="of:=IF(MID([.F57];6;1)&gt;MID([.F56];6;1);[.C56];[.C56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58];6;1)&gt;MID([.F57];6;1);&quot;&quot;;MAX([.A$7:.A5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8];6;1)&gt;MID([.F57];6;1);[.C57];[.C57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Edit it with special chars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9];6;1)&gt;MID([.F58];6;1);&quot;&quot;;MAX([.A$7:.A58])+1)" office:value-type="float" office:value="23">
            <text:p>023</text:p>
          </table:table-cell>
          <table:table-cell table:style-name="ce157" office:value-type="string">
            <text:p>FNC_SOC_PEO_09</text:p>
          </table:table-cell>
          <table:table-cell table:style-name="ce162" table:formula="of:=IF(MID([.F59];6;1)&gt;MID([.F58];6;1);[.C58];[.C58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60];6;1)&gt;MID([.F59];6;1);&quot;&quot;;MAX([.A$7:.A5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0];6;1)&gt;MID([.F59];6;1);[.C59];[.C59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title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Kept it is empty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title is the URL 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1];6;1)&gt;MID([.F60];6;1);&quot;&quot;;MAX([.A$7:.A60])+1)" office:value-type="float" office:value="24">
            <text:p>024</text:p>
          </table:table-cell>
          <table:table-cell table:style-name="ce157" office:value-type="string">
            <text:p>FNC_SOC_PEO_09</text:p>
          </table:table-cell>
          <table:table-cell table:style-name="ce162" table:formula="of:=IF(MID([.F61];6;1)&gt;MID([.F60];6;1);[.C60];[.C60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2];6;1)&gt;MID([.F61];6;1);&quot;&quot;;MAX([.A$7:.A6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2];6;1)&gt;MID([.F61];6;1);[.C61];[.C61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Enter unlimited text into this field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3];6;1)&gt;MID([.F62];6;1);&quot;&quot;;MAX([.A$7:.A62])+1)" office:value-type="float" office:value="25">
            <text:p>025</text:p>
          </table:table-cell>
          <table:table-cell table:style-name="ce157" office:value-type="string">
            <text:p>FNC_SOC_PEO_09</text:p>
          </table:table-cell>
          <table:table-cell table:style-name="ce162" table:formula="of:=IF(MID([.F63];6;1)&gt;MID([.F62];6;1);[.C62];[.C62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64];6;1)&gt;MID([.F63];6;1);&quot;&quot;;MAX([.A$7:.A63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4];6;1)&gt;MID([.F63];6;1);[.C63];[.C63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Edit it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description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5];6;1)&gt;MID([.F64];6;1);&quot;&quot;;MAX([.A$7:.A64])+1)" office:value-type="float" office:value="26">
            <text:p>026</text:p>
          </table:table-cell>
          <table:table-cell table:style-name="ce157" office:value-type="string">
            <text:p>FNC_SOC_PEO_09</text:p>
          </table:table-cell>
          <table:table-cell table:style-name="ce162" table:formula="of:=IF(MID([.F65];6;1)&gt;MID([.F64];6;1);[.C64];[.C64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6];6;1)&gt;MID([.F65];6;1);&quot;&quot;;MAX([.A$7:.A65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6];6;1)&gt;MID([.F65];6;1);[.C65];[.C65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Edit it with special chars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description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7];6;1)&gt;MID([.F66];6;1);&quot;&quot;;MAX([.A$7:.A66])+1)" office:value-type="float" office:value="27">
            <text:p>027</text:p>
          </table:table-cell>
          <table:table-cell table:style-name="ce157" office:value-type="string">
            <text:p>FNC_SOC_PEO_09</text:p>
          </table:table-cell>
          <table:table-cell table:style-name="ce162" table:formula="of:=IF(MID([.F67];6;1)&gt;MID([.F66];6;1);[.C66];[.C66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8];6;1)&gt;MID([.F67];6;1);&quot;&quot;;MAX([.A$7:.A6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8];6;1)&gt;MID([.F67];6;1);[.C67];[.C67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description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Kept this field is empty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description is empty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9];6;1)&gt;MID([.F68];6;1);&quot;&quot;;MAX([.A$7:.A68])+1)" office:value-type="float" office:value="28">
            <text:p>028</text:p>
          </table:table-cell>
          <table:table-cell table:style-name="ce157" office:value-type="string">
            <text:p>FNC_SOC_PEO_09</text:p>
          </table:table-cell>
          <table:table-cell table:style-name="ce162" table:formula="of:=IF(MID([.F69];6;1)&gt;MID([.F68];6;1);[.C68];[.C68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70];6;1)&gt;MID([.F69];6;1);&quot;&quot;;MAX([.A$7:.A6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70];6;1)&gt;MID([.F69];6;1);[.C69];[.C69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Enter unlimited text into this field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71];6;1)&gt;MID([.F70];6;1);&quot;&quot;;MAX([.A$7:.A70])+1)" office:value-type="float" office:value="29">
            <text:p>029</text:p>
          </table:table-cell>
          <table:table-cell table:style-name="ce157" office:value-type="string">
            <text:p>FNC_SOC_PEO_09</text:p>
          </table:table-cell>
          <table:table-cell table:style-name="ce162" table:formula="of:=IF(MID([.F71];6;1)&gt;MID([.F70];6;1);[.C70];[.C70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72];6;1)&gt;MID([.F71];6;1);&quot;&quot;;MAX([.A$7:.A7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72];6;1)&gt;MID([.F71];6;1);[.C71];[.C71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Close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Click on Close</text:span></text:p>
          </table:table-cell>
          <table:table-cell table:style-name="ce192" office:value-type="string">
            <text:p>Close share link form, and the link is not shar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73];6;1)&gt;MID([.F72];6;1);&quot;&quot;;MAX([.A$7:.A72])+1)" office:value-type="float" office:value="30">
            <text:p>030</text:p>
          </table:table-cell>
          <table:table-cell table:style-name="ce157" office:value-type="string">
            <text:p>FNC_SOC_PEO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4];6;1)&gt;MID([.F73];6;1);&quot;&quot;;MAX([.A$7:.A73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4];6;1)&gt;MID([.F73];6;1);[.C73];[.C73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2: Like activity</text:p>
          </table:table-cell>
          <table:table-cell table:style-name="ce187" office:value-type="string">
            <text:p>- Click on <text:span text:style-name="T1">Like </text:span><text:span text:style-name="T8">under activity</text:span>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75];6;1)&gt;MID([.F74];6;1);&quot;&quot;;MAX([.A$7:.A74])+1)">
            <text:p/>
          </table:table-cell>
          <table:table-cell table:style-name="ce157" office:value-type="string">
            <text:p>FNC_SOC_PEO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3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6];6;1)&gt;MID([.F75];6;1);&quot;&quot;;MAX([.A$7:.A75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6];6;1)&gt;MID([.F75];6;1);[.C75];[.C75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4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7];6;1)&gt;MID([.F76];6;1);&quot;&quot;;MAX([.A$7:.A76])+1)" office:value-type="float" office:value="31">
            <text:p>031</text:p>
          </table:table-cell>
          <table:table-cell table:style-name="ce157" office:value-type="string">
            <text:p>FNC_SOC_PEO_10</text:p>
          </table:table-cell>
          <table:table-cell table:style-name="ce150" table:formula="of:=IF(MID([.F77];6;1)&gt;MID([.F76];6;1);[.C76];[.C76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8];6;1)&gt;MID([.F77];6;1);&quot;&quot;;MAX([.A$7:.A77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8];6;1)&gt;MID([.F77];6;1);[.C77];[.C77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on People Toolbar portlet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9];6;1)&gt;MID([.F78];6;1);&quot;&quot;;MAX([.A$7:.A78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9];6;1)&gt;MID([.F78];6;1);[.C78];[.C78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80];6;1)&gt;MID([.F79];6;1);&quot;&quot;;MAX([.A$7:.A79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0];6;1)&gt;MID([.F79];6;1);[.C79];[.C79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people page on People Toolbar portlet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1];6;1)&gt;MID([.F80];6;1);&quot;&quot;;MAX([.A$7:.A80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1];6;1)&gt;MID([.F80];6;1);[.C80];[.C80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5: Like friends activities</text:p>
          </table:table-cell>
          <table:table-cell table:style-name="ce187" office:value-type="string">
            <text:p>- Go to my profile and click Like button in AAA's activities 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82];6;1)&gt;MID([.F81];6;1);&quot;&quot;;MAX([.A$7:.A81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2];6;1)&gt;MID([.F81];6;1);[.C81];[.C81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6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3];6;1)&gt;MID([.F82];6;1);&quot;&quot;;MAX([.A$7:.A82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3];6;1)&gt;MID([.F82];6;1);[.C82];[.C82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7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84];6;1)&gt;MID([.F83];6;1);&quot;&quot;;MAX([.A$7:.A83])+1)" office:value-type="float" office:value="32">
            <text:p>032</text:p>
          </table:table-cell>
          <table:table-cell table:style-name="ce157" office:value-type="string">
            <text:p>FNC_SOC_PEO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85];6;1)&gt;MID([.F84];6;1);&quot;&quot;;MAX([.A$7:.A84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85];6;1)&gt;MID([.F84];6;1);[.C84];[.C84]+1)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2: Show comment form</text:p>
          </table:table-cell>
          <table:table-cell table:style-name="ce187" office:value-type="string">
            <text:p>- Click on <text:span text:style-name="T1">Comment</text:span> link under the activity</text:p>
          </table:table-cell>
          <table:table-cell table:style-name="ce187" office:value-type="string">
            <text:p>Show a text box allow user add comment for activit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86];6;1)&gt;MID([.F85];6;1);&quot;&quot;;MAX([.A$7:.A85])+1)">
            <text:p/>
          </table:table-cell>
          <table:table-cell table:style-name="ce157" office:value-type="string">
            <text:p>FNC_SOC_PEO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3: Add a comment</text:p>
          </table:table-cell>
          <table:table-cell table:style-name="ce187" office:value-type="string">
            <text:p>- Enter some text into text box comment</text:p>
            <text:p>- Click on <text:span text:style-name="T1">Comment</text:span> button</text:p>
          </table:table-cell>
          <table:table-cell table:style-name="ce187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7];6;1)&gt;MID([.F86];6;1);&quot;&quot;;MAX([.A$7:.A86])+1)" office:value-type="float" office:value="33">
            <text:p>033</text:p>
          </table:table-cell>
          <table:table-cell table:style-name="ce157" office:value-type="string">
            <text:p>FNC_SOC_PEO_11</text:p>
          </table:table-cell>
          <table:table-cell table:style-name="ce150" table:formula="of:=IF(MID([.F87];6;1)&gt;MID([.F86];6;1);[.C86];[.C86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88];6;1)&gt;MID([.F87];6;1);&quot;&quot;;MAX([.A$7:.A87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88];6;1)&gt;MID([.F87];6;1);[.C87];[.C87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9];6;1)&gt;MID([.F88];6;1);&quot;&quot;;MAX([.A$7:.A88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89];6;1)&gt;MID([.F88];6;1);[.C88];[.C88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90];6;1)&gt;MID([.F89];6;1);&quot;&quot;;MAX([.A$7:.A89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0];6;1)&gt;MID([.F89];6;1);[.C89];[.C89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1];6;1)&gt;MID([.F90];6;1);&quot;&quot;;MAX([.A$7:.A90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1];6;1)&gt;MID([.F90];6;1);[.C90];[.C90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5: Add a comment</text:p>
          </table:table-cell>
          <table:table-cell table:style-name="ce187" office:value-type="string">
            <text:p>- Go to my profile and click comment button in AAA's activities </text:p>
          </table:table-cell>
          <table:table-cell table:style-name="ce194" office:value-type="string">
            <text:p>Show comment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92];6;1)&gt;MID([.F91];6;1);&quot;&quot;;MAX([.A$7:.A91])+1)" office:value-type="float" office:value="34">
            <text:p>034</text:p>
          </table:table-cell>
          <table:table-cell table:style-name="ce157" office:value-type="string">
            <text:p>FNC_SOC_PEO_11</text:p>
          </table:table-cell>
          <table:table-cell table:style-name="ce150" table:formula="of:=IF(MID([.F92];6;1)&gt;MID([.F91];6;1);[.C91];[.C91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93];6;1)&gt;MID([.F92];6;1);&quot;&quot;;MAX([.A$7:.A92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3];6;1)&gt;MID([.F92];6;1);[.C92];[.C92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4];6;1)&gt;MID([.F93];6;1);&quot;&quot;;MAX([.A$7:.A93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4];6;1)&gt;MID([.F93];6;1);[.C93];[.C93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3: Move other page</text:p>
          </table:table-cell>
          <table:table-cell table:style-name="ce187" office:value-type="string">
            <text:p>- Select any other page to access</text:p>
            <text:p>- Return to <text:span text:style-name="T1">activity</text:span> page</text:p>
          </table:table-cell>
          <table:table-cell table:style-name="ce187" office:value-type="string">
            <text:p>-Show content of activity page. There are 2 lastest comments are showed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95];6;1)&gt;MID([.F94];6;1);&quot;&quot;;MAX([.A$7:.A94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5];6;1)&gt;MID([.F94];6;1);[.C94];[.C94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4: Show all comment</text:p>
          </table:table-cell>
          <table:table-cell table:style-name="ce187" office:value-type="string">
            <text:p>- Click on “show all <text:span text:style-name="T18">'number' </text:span><text:span text:style-name="T11">comments</text:span><text:span text:style-name="T18">” </text:span><text:span text:style-name="T11">link</text:span></text:p>
          </table:table-cell>
          <table:table-cell table:style-name="ce187" office:value-type="string">
            <text:p>Display all comments of activity. A link “hide all comments” is show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96];6;1)&gt;MID([.F95];6;1);&quot;&quot;;MAX([.A$7:.A95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6];6;1)&gt;MID([.F95];6;1);[.C95];[.C95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5: Hide all comments</text:p>
          </table:table-cell>
          <table:table-cell table:style-name="ce187" office:value-type="string">
            <text:p>- Click on “hide all comments” l<text:span text:style-name="T11">ink</text:span></text:p>
          </table:table-cell>
          <table:table-cell table:style-name="ce187" office:value-type="string">
            <text:p>Hide all comment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97];6;1)&gt;MID([.F96];6;1);&quot;&quot;;MAX([.A$7:.A96])+1)" office:value-type="float" office:value="35">
            <text:p>035</text:p>
          </table:table-cell>
          <table:table-cell table:style-name="ce157" office:value-type="string">
            <text:p>FNC_SOC_PEO_11</text:p>
          </table:table-cell>
          <table:table-cell table:style-name="ce150" table:formula="of:=IF(MID([.F97];6;1)&gt;MID([.F96];6;1);[.C96];[.C96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98];6;1)&gt;MID([.F97];6;1);&quot;&quot;;MAX([.A$7:.A97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8];6;1)&gt;MID([.F97];6;1);[.C97];[.C97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9];6;1)&gt;MID([.F98];6;1);&quot;&quot;;MAX([.A$7:.A98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9];6;1)&gt;MID([.F98];6;1);[.C98];[.C98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3: Delete comment</text:p>
          </table:table-cell>
          <table:table-cell table:style-name="ce187" office:value-type="string">
            <text:p>- Select an comment</text:p>
            <text:p>- Click on Delete</text:p>
            <text:p>- Click OK to confirm deleting</text:p>
          </table:table-cell>
          <table:table-cell table:style-name="ce195" office:value-type="string">
            <text:p>This comment is deleted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100];6;1)&gt;MID([.F99];6;1);&quot;&quot;;MAX([.A$7:.A99])+1)" office:value-type="float" office:value="36">
            <text:p>036</text:p>
          </table:table-cell>
          <table:table-cell table:style-name="ce157" office:value-type="string">
            <text:p>FNC_SOC_PEO_12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101];6;1)&gt;MID([.F100];6;1);&quot;&quot;;MAX([.A$7:.A100])+1)">
            <text:p/>
          </table:table-cell>
          <table:table-cell table:style-name="ce157" office:value-type="string">
            <text:p>FNC_SOC_PEO_12</text:p>
          </table:table-cell>
          <table:table-cell table:style-name="ce150" table:formula="of:=IF(MID([.F101];6;1)&gt;MID([.F100];6;1);[.C100];[.C100]+1)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100" office:value-type="string">
            <text:p>Delete your activity</text:p>
          </table:table-cell>
          <table:table-cell table:style-name="ce104" office:value-type="string">
            <text:p>Step 2: Delete activity</text:p>
          </table:table-cell>
          <table:table-cell table:style-name="ce187" office:value-type="string">
            <text:p>- Select an activity</text:p>
            <text:p>- Click on Delete</text:p>
            <text:p>- Click OK to confirm deleting</text:p>
          </table:table-cell>
          <table:table-cell table:style-name="ce195" office:value-type="string">
            <text:p>The activity is deleted. All comments of activity are deleted too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2"/>
          <table:table-cell table:style-name="ce158"/>
          <table:table-cell table:style-name="ce163"/>
          <table:table-cell table:style-name="ce166"/>
          <table:table-cell table:style-name="ce181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4"/>
          <table:table-cell table:style-name="ce160"/>
          <table:table-cell table:style-name="ce163"/>
          <table:table-cell table:style-name="ce168"/>
          <table:table-cell table:style-name="ce182"/>
          <table:table-cell table:style-name="ce186"/>
          <table:table-cell table:style-name="ce182" table:number-columns-repeated="3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10">
          <table:table-cell table:style-name="ce149"/>
          <table:table-cell table:style-name="ce156"/>
          <table:table-cell table:style-name="ce163"/>
          <table:table-cell table:style-name="ce149" table:number-columns-repeated="244"/>
          <table:table-cell table:style-name="ce148" table:number-columns-repeated="9"/>
        </table:table-row>
        <table:table-row table:style-name="ro1">
          <table:table-cell table:style-name="ce149"/>
          <table:table-cell table:style-name="ce156"/>
          <table:table-cell table:style-name="ce149" table:number-columns-repeated="245"/>
          <table:table-cell table:style-name="ce148" table:number-columns-repeated="9"/>
        </table:table-row>
        <table:table-row table:style-name="ro1" table:number-rows-repeated="65412">
          <table:table-cell table:style-name="ce148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ation" table:style-name="ta1" table:print="false">
        <office:forms form:automatic-focus="false" form:apply-design-mode="false"/>
        <table:table-column table:style-name="co2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234" office:value-type="string">
            <text:p>Passed</text:p>
          </table:table-cell>
          <table:table-cell table:style-name="ce234" table:formula="of:=COUNTIF([.L$7:.L$1060];[.$K2])" office:value-type="float" office:value="0">
            <text:p>0</text:p>
          </table:table-cell>
          <table:table-cell table:style-name="ce234" table:formula="of:=COUNTIF([.M$7:.M$1060];[.$K2])" office:value-type="float" office:value="0">
            <text:p>0</text:p>
          </table:table-cell>
          <table:table-cell table:style-name="ce234" table:formula="of:=COUNTIF([.N$7:.N$1060];[.$K2])" office:value-type="float" office:value="0">
            <text:p>0</text:p>
          </table:table-cell>
          <table:table-cell table:style-name="ce234" table:formula="of:=COUNTIF([.O$7:.O$106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234" office:value-type="string">
            <text:p>Failed</text:p>
          </table:table-cell>
          <table:table-cell table:style-name="ce234" table:formula="of:=COUNTIF([.L$7:.L$1060];[.$K3])" office:value-type="float" office:value="0">
            <text:p>0</text:p>
          </table:table-cell>
          <table:table-cell table:style-name="ce234" table:formula="of:=COUNTIF([.M$7:.M$1060];[.$K3])" office:value-type="float" office:value="0">
            <text:p>0</text:p>
          </table:table-cell>
          <table:table-cell table:style-name="ce234" table:formula="of:=COUNTIF([.N$7:.N$1060];[.$K3])" office:value-type="float" office:value="0">
            <text:p>0</text:p>
          </table:table-cell>
          <table:table-cell table:style-name="ce234" table:formula="of:=COUNTIF([.O$7:.O$106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7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46])" office:value-type="float" office:value="44" table:number-columns-spanned="3" table:number-rows-spanned="1">
            <text:p>44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234" office:value-type="string">
            <text:p>Blocked</text:p>
          </table:table-cell>
          <table:table-cell table:style-name="ce234" table:formula="of:=COUNTIF([.L$7:.L$1060];[.$K4])" office:value-type="float" office:value="0">
            <text:p>0</text:p>
          </table:table-cell>
          <table:table-cell table:style-name="ce234" table:formula="of:=COUNTIF([.M$7:.M$1060];[.$K4])" office:value-type="float" office:value="0">
            <text:p>0</text:p>
          </table:table-cell>
          <table:table-cell table:style-name="ce234" table:formula="of:=COUNTIF([.N$7:.N$1060];[.$K4])" office:value-type="float" office:value="0">
            <text:p>0</text:p>
          </table:table-cell>
          <table:table-cell table:style-name="ce234" table:formula="of:=COUNTIF([.O$7:.O$106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235" office:value-type="string">
            <text:p>Untested</text:p>
          </table:table-cell>
          <table:table-cell table:style-name="ce234" table:formula="of:=COUNTIF([.L$7:.L$1060];[.$K5])" office:value-type="float" office:value="0">
            <text:p>0</text:p>
          </table:table-cell>
          <table:table-cell table:style-name="ce234" table:formula="of:=COUNTIF([.M$7:.M$1060];[.$K5])" office:value-type="float" office:value="0">
            <text:p>0</text:p>
          </table:table-cell>
          <table:table-cell table:style-name="ce234" table:formula="of:=COUNTIF([.N$7:.N$1060];[.$K5])" office:value-type="float" office:value="0">
            <text:p>0</text:p>
          </table:table-cell>
          <table:table-cell table:style-name="ce234" table:formula="of:=COUNTIF([.O$7:.O$106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Tester</text:p>
          </table:table-cell>
          <table:table-cell table:style-name="ce211" office:value-type="string">
            <text:p>IE 7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29">
          <table:table-cell table:style-name="ce85" office:value-type="float" office:value="1">
            <text:p>001</text:p>
          </table:table-cell>
          <table:table-cell table:style-name="ce125" office:value-type="string">
            <text:p>FNC_SOC_PEO_13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form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<text:s/>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8];6;1)&gt;MID([.F7];6;1);&quot;&quot;;MAX([.A$7:.A7])+1)" office:value-type="float" office:value="2">
            <text:p>002</text:p>
          </table:table-cell>
          <table:table-cell table:style-name="ce125" office:value-type="string">
            <text:p>FNC_SOC_PEO_13</text:p>
          </table:table-cell>
          <table:table-cell table:style-name="ce95" table:formula="of:=IF(MID([.F8];6;1)&gt;MID([.F7];6;1);[.C7];[.C7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9];6;1)&gt;MID([.F8];6;1);&quot;&quot;;MAX([.A$7:.A8])+1)">
            <text:p/>
          </table:table-cell>
          <table:table-cell table:style-name="ce125" office:value-type="string">
            <text:p>FNC_SOC_PEO_13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10];6;1)&gt;MID([.F9];6;1);&quot;&quot;;MAX([.A$7:.A8])+1)">
            <text:p/>
          </table:table-cell>
          <table:table-cell table:style-name="ce125" office:value-type="string">
            <text:p>FNC_SOC_PEO_13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1];6;1)&gt;MID([.F10];6;1);&quot;&quot;;MAX([.A$7:.A9])+1)">
            <text:p/>
          </table:table-cell>
          <table:table-cell table:style-name="ce125" office:value-type="string">
            <text:p>FNC_SOC_PEO_13</text:p>
          </table:table-cell>
          <table:table-cell table:style-name="ce95" table:formula="of:=IF(MID([.F11];6;1)&gt;MID([.F10];6;1);[.C10];[.C10]+1)" office:value-type="float" office:value="2">
            <text:p>002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Relation on People Toobar portlet <text:s/>and choose My Relation listing</text:p>
          </table:table-cell>
          <table:table-cell table:style-name="ce104" office:value-type="string">
            <text:p><text:span text:style-name="T28">- Show </text:span><text:span text:style-name="T26">all contacts who accepted as your contacts as well as the contacts are </text:span><text:span text:style-name="T26"><text:tab/></text:span><text:span text:style-name="T26">waiting for your acceptance and the contacts are in request.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2];6;1)&gt;MID([.F11];6;1);&quot;&quot;;MAX([.A$7:.A10])+1)" office:value-type="float" office:value="3">
            <text:p>003</text:p>
          </table:table-cell>
          <table:table-cell table:style-name="ce125" office:value-type="string">
            <text:p>FNC_SOC_PEO_14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13];6;1)&gt;MID([.F12];6;1);&quot;&quot;;MAX([.A$7:.A1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13];6;1)&gt;MID([.F12];6;1);[.C12];[.C12]+1)" office:value-type="float" office:value="1">
            <text:p>001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4];6;1)&gt;MID([.F13];6;1);&quot;&quot;;MAX([.A$7:.A12])+1)" office:value-type="float" office:value="4">
            <text:p>004</text:p>
          </table:table-cell>
          <table:table-cell table:style-name="ce125" office:value-type="string">
            <text:p>FNC_SOC_PEO_14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4">
          <table:table-cell table:style-name="ce85" table:formula="of:=IF(MID([.F15];6;1)&gt;MID([.F14];6;1);&quot;&quot;;MAX([.A$7:.A1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15];6;1)&gt;MID([.F14];6;1);[.C14];[.C14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6];6;1)&gt;MID([.F15];6;1);&quot;&quot;;MAX([.A$7:.A14])+1)" office:value-type="float" office:value="5">
            <text:p>005</text:p>
          </table:table-cell>
          <table:table-cell table:style-name="ce125" office:value-type="string">
            <text:p>FNC_SOC_PEO_14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7];6;1)&gt;MID([.F16];6;1);&quot;&quot;;MAX([.A$7:.A15])+1)">
            <text:p/>
          </table:table-cell>
          <table:table-cell table:style-name="ce125" office:value-type="string">
            <text:p>FNC_SOC_PEO_14</text:p>
          </table:table-cell>
          <table:table-cell table:style-name="ce217" table:formula="of:=IF(MID([.F17];6;1)&gt;MID([.F16];6;1);[.C16];[.C16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*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8];6;1)&gt;MID([.F17];6;1);&quot;&quot;;MAX([.A$7:.A16])+1)" office:value-type="float" office:value="6">
            <text:p>006</text:p>
          </table:table-cell>
          <table:table-cell table:style-name="ce125" office:value-type="string">
            <text:p>FNC_SOC_PEO_14</text:p>
          </table:table-cell>
          <table:table-cell table:style-name="ce217" table:formula="of:=IF(MID([.F18];6;1)&gt;MID([.F17];6;1);[.C17];[.C17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9];6;1)&gt;MID([.F18];6;1);&quot;&quot;;MAX([.A$7:.A17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%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0">
          <table:table-cell table:style-name="ce85" table:formula="of:=IF(MID([.F20];6;1)&gt;MID([.F19];6;1);&quot;&quot;;MAX([.A$7:.A18])+1)" office:value-type="float" office:value="7">
            <text:p>007</text:p>
          </table:table-cell>
          <table:table-cell table:style-name="ce125" office:value-type="string">
            <text:p>FNC_SOC_PEO_14</text:p>
          </table:table-cell>
          <table:table-cell table:style-name="ce95" table:formula="of:=IF(MID([.F20];6;1)&gt;MID([.F19];6;1);[.C19];[.C19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Relation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6">
          <table:table-cell table:style-name="ce85" table:formula="of:=IF(MID([.F21];6;1)&gt;MID([.F20];6;1);&quot;&quot;;MAX([.A$7:.A19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input other special chars (eg: @, #, $,\, ...)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2];6;1)&gt;MID([.F21];6;1);&quot;&quot;;MAX([.A$7:.A20])+1)" office:value-type="float" office:value="8">
            <text:p>008</text:p>
          </table:table-cell>
          <table:table-cell table:style-name="ce125" office:value-type="string">
            <text:p>FNC_SOC_PEO_14</text:p>
          </table:table-cell>
          <table:table-cell table:style-name="ce95" table:formula="of:=IF(MID([.F22];6;1)&gt;MID([.F21];6;1);[.C21];[.C21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23];6;1)&gt;MID([.F22];6;1);&quot;&quot;;MAX([.A$7:.A2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3];6;1)&gt;MID([.F22];6;1);[.C22];[.C22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4];6;1)&gt;MID([.F23];6;1);&quot;&quot;;MAX([.A$7:.A22])+1)" office:value-type="float" office:value="9">
            <text:p>009</text:p>
          </table:table-cell>
          <table:table-cell table:style-name="ce125" office:value-type="string">
            <text:p>FNC_SOC_PEO_14</text:p>
          </table:table-cell>
          <table:table-cell table:style-name="ce95" table:formula="of:=IF(MID([.F24];6;1)&gt;MID([.F23];6;1);[.C23];[.C23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5];6;1)&gt;MID([.F24];6;1);&quot;&quot;;MAX([.A$7:.A2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5];6;1)&gt;MID([.F24];6;1);[.C24];[.C24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6];6;1)&gt;MID([.F25];6;1);&quot;&quot;;MAX([.A$7:.A24])+1)" office:value-type="float" office:value="10">
            <text:p>010</text:p>
          </table:table-cell>
          <table:table-cell table:style-name="ce125" office:value-type="string">
            <text:p>FNC_SOC_PEO_14</text:p>
          </table:table-cell>
          <table:table-cell table:style-name="ce95" table:formula="of:=IF(MID([.F26];6;1)&gt;MID([.F25];6;1);[.C25];[.C25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7];6;1)&gt;MID([.F26];6;1);&quot;&quot;;MAX([.A$7:.A25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7];6;1)&gt;MID([.F26];6;1);[.C26];[.C26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8];6;1)&gt;MID([.F27];6;1);&quot;&quot;;MAX([.A$7:.A26])+1)" office:value-type="float" office:value="11">
            <text:p>011</text:p>
          </table:table-cell>
          <table:table-cell table:style-name="ce125" office:value-type="string">
            <text:p>FNC_SOC_PEO_14</text:p>
          </table:table-cell>
          <table:table-cell table:style-name="ce95" table:formula="of:=IF(MID([.F28];6;1)&gt;MID([.F27];6;1);[.C27];[.C27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9];6;1)&gt;MID([.F28];6;1);&quot;&quot;;MAX([.A$7:.A27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9];6;1)&gt;MID([.F28];6;1);[.C28];[.C28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0];6;1)&gt;MID([.F29];6;1);&quot;&quot;;MAX([.A$7:.A28])+1)" office:value-type="float" office:value="12">
            <text:p>012</text:p>
          </table:table-cell>
          <table:table-cell table:style-name="ce125" office:value-type="string">
            <text:p>FNC_SOC_PEO_14</text:p>
          </table:table-cell>
          <table:table-cell table:style-name="ce95" table:formula="of:=IF(MID([.F30];6;1)&gt;MID([.F29];6;1);[.C29];[.C29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31];6;1)&gt;MID([.F30];6;1);&quot;&quot;;MAX([.A$7:.A29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1];6;1)&gt;MID([.F30];6;1);[.C30];[.C30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2];6;1)&gt;MID([.F31];6;1);&quot;&quot;;MAX([.A$7:.A30])+1)" office:value-type="float" office:value="13">
            <text:p>013</text:p>
          </table:table-cell>
          <table:table-cell table:style-name="ce125" office:value-type="string">
            <text:p>FNC_SOC_PEO_14</text:p>
          </table:table-cell>
          <table:table-cell table:style-name="ce95" table:formula="of:=IF(MID([.F32];6;1)&gt;MID([.F31];6;1);[.C31];[.C31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33];6;1)&gt;MID([.F32];6;1);&quot;&quot;;MAX([.A$7:.A3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3];6;1)&gt;MID([.F32];6;1);[.C32];[.C32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4];6;1)&gt;MID([.F33];6;1);&quot;&quot;;MAX([.A$7:.A32])+1)" office:value-type="float" office:value="14">
            <text:p>014</text:p>
          </table:table-cell>
          <table:table-cell table:style-name="ce125" office:value-type="string">
            <text:p>FNC_SOC_PEO_14</text:p>
          </table:table-cell>
          <table:table-cell table:style-name="ce95" table:formula="of:=IF(MID([.F34];6;1)&gt;MID([.F33];6;1);[.C33];[.C33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35];6;1)&gt;MID([.F34];6;1);&quot;&quot;;MAX([.A$7:.A3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5];6;1)&gt;MID([.F34];6;1);[.C34];[.C34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0"/>
          <table:table-cell table:style-name="ce229" table:number-columns-repeated="2"/>
          <table:table-cell table:style-name="ce145" table:number-columns-repeated="235"/>
          <table:table-cell table:number-columns-repeated="9"/>
        </table:table-row>
        <table:table-row table:style-name="ro29">
          <table:table-cell table:style-name="ce85" table:formula="of:=IF(MID([.F36];6;1)&gt;MID([.F35];6;1);&quot;&quot;;MAX([.A$7:.A34])+1)" office:value-type="float" office:value="15">
            <text:p>015</text:p>
          </table:table-cell>
          <table:table-cell table:style-name="ce125" office:value-type="string">
            <text:p>FNC_SOC_PEO_14</text:p>
          </table:table-cell>
          <table:table-cell table:style-name="ce95" table:formula="of:=IF(MID([.F36];6;1)&gt;MID([.F35];6;1);[.C35];[.C35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f:=IF(MID([.F37];6;1)&gt;MID([.F36];6;1);&quot;&quot;;MAX([.A$7:.A35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7];6;1)&gt;MID([.F36];6;1);[.C36];[.C36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38];6;1)&gt;MID([.F37];6;1);&quot;&quot;;MAX([.A$7:.A36])+1)" office:value-type="float" office:value="16">
            <text:p>016</text:p>
          </table:table-cell>
          <table:table-cell table:style-name="ce125" office:value-type="string">
            <text:p>FNC_SOC_PEO_14</text:p>
          </table:table-cell>
          <table:table-cell table:style-name="ce95" table:formula="of:=IF(MID([.F38];6;1)&gt;MID([.F37];6;1);[.C37];[.C37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39];6;1)&gt;MID([.F38];6;1);&quot;&quot;;MAX([.A$7:.A37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9];6;1)&gt;MID([.F38];6;1);[.C38];[.C38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40];6;1)&gt;MID([.F39];6;1);&quot;&quot;;MAX([.A$7:.A38])+1)" office:value-type="float" office:value="17">
            <text:p>017</text:p>
          </table:table-cell>
          <table:table-cell table:style-name="ce125" office:value-type="string">
            <text:p>FNC_SOC_PEO_14</text:p>
          </table:table-cell>
          <table:table-cell table:style-name="ce95" table:formula="of:=IF(MID([.F40];6;1)&gt;MID([.F39];6;1);[.C39];[.C39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1];6;1)&gt;MID([.F40];6;1);&quot;&quot;;MAX([.A$7:.A39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1];6;1)&gt;MID([.F40];6;1);[.C40];[.C40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42];6;1)&gt;MID([.F41];6;1);&quot;&quot;;MAX([.A$7:.A40])+1)" office:value-type="float" office:value="18">
            <text:p>018</text:p>
          </table:table-cell>
          <table:table-cell table:style-name="ce125" office:value-type="string">
            <text:p>FNC_SOC_PEO_14</text:p>
          </table:table-cell>
          <table:table-cell table:style-name="ce95" table:formula="of:=IF(MID([.F42];6;1)&gt;MID([.F41];6;1);[.C41];[.C41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3];6;1)&gt;MID([.F42];6;1);&quot;&quot;;MAX([.A$7:.A4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3];6;1)&gt;MID([.F42];6;1);[.C42];[.C42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4];6;1)&gt;MID([.F43];6;1);&quot;&quot;;MAX([.A$7:.A42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4];6;1)&gt;MID([.F43];6;1);[.C43];[.C43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45];6;1)&gt;MID([.F44];6;1);&quot;&quot;;MAX([.A$7:.A4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5];6;1)&gt;MID([.F44];6;1);[.C44];[.C44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6];6;1)&gt;MID([.F45];6;1);&quot;&quot;;MAX([.A$7:.A44])+1)" office:value-type="float" office:value="19">
            <text:p>019</text:p>
          </table:table-cell>
          <table:table-cell table:style-name="ce125" office:value-type="string">
            <text:p>FNC_SOC_PEO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7];6;1)&gt;MID([.F46];6;1);&quot;&quot;;MAX([.A$7:.A45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47];6;1)&gt;MID([.F46];6;1);[.C46];[.C46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48];6;1)&gt;MID([.F47];6;1);&quot;&quot;;MAX([.A$7:.A46])+1)">
            <text:p/>
          </table:table-cell>
          <table:table-cell table:style-name="ce125" office:value-type="string">
            <text:p>FNC_SOC_PEO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7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49];6;1)&gt;MID([.F48];6;1);[.C48];[.C48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contacts who accepted as your contacts as well as the contacts are </text:span><text:span text:style-name="T26"><text:tab/></text:span><text:span text:style-name="T26">waiting for your acceptance and the contacts are in 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0];6;1)&gt;MID([.F49];6;1);&quot;&quot;;MAX([.A$7:.A48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50];6;1)&gt;MID([.F49];6;1);[.C49];[.C49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Relation 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1];6;1)&gt;MID([.F50];6;1);&quot;&quot;;MAX([.A$7:.A49])+1)" office:value-type="float" office:value="20">
            <text:p>020</text:p>
          </table:table-cell>
          <table:table-cell table:style-name="ce125" office:value-type="string">
            <text:p>FNC_SOC_PEO_15</text:p>
          </table:table-cell>
          <table:table-cell table:style-name="ce217" table:formula="of:=IF(MID([.F51];6;1)&gt;MID([.F50];6;1);[.C50];[.C50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Check Relation is deleted by another. 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2];6;1)&gt;MID([.F51];6;1);&quot;&quot;;MAX([.A$7:.A50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52];6;1)&gt;MID([.F51];6;1);[.C51];[.C51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53];6;1)&gt;MID([.F52];6;1);&quot;&quot;;MAX([.A$7:.A51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3];6;1)&gt;MID([.F52];6;1);[.C52];[.C52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4];6;1)&gt;MID([.F53];6;1);&quot;&quot;;MAX([.A$7:.A52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4];6;1)&gt;MID([.F53];6;1);[.C53];[.C53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Relation is deleted by another. 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contacts who accepted as your contacts as well as the contacts are </text:span><text:span text:style-name="T26"><text:tab/></text:span><text:span text:style-name="T26">waiting for your acceptance and the contacts are in 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5];6;1)&gt;MID([.F54];6;1);&quot;&quot;;MAX([.A$7:.A53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5];6;1)&gt;MID([.F54];6;1);[.C54];[.C54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Connection 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f:=IF(MID([.F56];6;1)&gt;MID([.F55];6;1);&quot;&quot;;MAX([.A$7:.A54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6];6;1)&gt;MID([.F55];6;1);[.C55];[.C55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6: Go to Connections of user AAA</text:p>
          </table:table-cell>
          <table:table-cell table:style-name="ce105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0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7];6;1)&gt;MID([.F56];6;1);&quot;&quot;;MAX([.A$7:.A55])+1)" office:value-type="float" office:value="21">
            <text:p>021</text:p>
          </table:table-cell>
          <table:table-cell table:style-name="ce125" office:value-type="string">
            <text:p>FNC_SOC_PEO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51" office:value-type="string">
            <text:p>Invitation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8];6;1)&gt;MID([.F57];6;1);&quot;&quot;;MAX([.A$7:.A56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58];6;1)&gt;MID([.F57];6;1);[.C57];[.C57]+1)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100" office:value-type="string">
            <text:p>Invitation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59];6;1)&gt;MID([.F58];6;1);&quot;&quot;;MAX([.A$7:.A57])+1)">
            <text:p/>
          </table:table-cell>
          <table:table-cell table:style-name="ce125" office:value-type="string">
            <text:p>FNC_SOC_PEO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60];6;1)&gt;MID([.F59];6;1);&quot;&quot;;MAX([.A$7:.A58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60];6;1)&gt;MID([.F59];6;1);[.C59];[.C59]+1)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6" office:value-type="string">
            <text:p>Step 4: Check user after accept to become friend</text:p>
          </table:table-cell>
          <table:table-cell table:style-name="ce105" office:value-type="string">
            <text:p>- Select Connectionss</text:p>
          </table:table-cell>
          <table:table-cell table:style-name="ce105" office:value-type="string">
            <text:p>- Show user who accepted in relation listing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1];6;1)&gt;MID([.F60];6;1);&quot;&quot;;MAX([.A$7:.A59])+1)" office:value-type="float" office:value="22">
            <text:p>022</text:p>
          </table:table-cell>
          <table:table-cell table:style-name="ce125" office:value-type="string">
            <text:p>FNC_SOC_PEO_16</text:p>
          </table:table-cell>
          <table:table-cell table:style-name="ce217" table:formula="of:=IF(MID([.F61];6;1)&gt;MID([.F60];6;1);[.C60];[.C60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51" office:value-type="string">
            <text:p>User deny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2];6;1)&gt;MID([.F61];6;1);&quot;&quot;;MAX([.A$7:.A60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62];6;1)&gt;MID([.F61];6;1);[.C61];[.C61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3];6;1)&gt;MID([.F62];6;1);&quot;&quot;;MAX([.A$7:.A61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63];6;1)&gt;MID([.F62];6;1);[.C62];[.C62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4];6;1)&gt;MID([.F63];6;1);&quot;&quot;;MAX([.A$7:.A62])+1)" office:value-type="float" office:value="23">
            <text:p>023</text:p>
          </table:table-cell>
          <table:table-cell table:style-name="ce125" office:value-type="string">
            <text:p>FNC_SOC_PEO_16</text:p>
          </table:table-cell>
          <table:table-cell table:style-name="ce95" table:formula="of:=IF(MID([.F64];6;1)&gt;MID([.F63];6;1);[.C63];[.C63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19" office:value-type="string">
            <text:p>Check information of user in invitation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5];6;1)&gt;MID([.F64];6;1);&quot;&quot;;MAX([.A$7:.A63])+1)">
            <text:p/>
          </table:table-cell>
          <table:table-cell table:style-name="ce125" office:value-type="string">
            <text:p>FNC_SOC_PEO_16</text:p>
          </table:table-cell>
          <table:table-cell table:style-name="ce95" table:formula="of:=IF(MID([.F65];6;1)&gt;MID([.F64];6;1);[.C64];[.C64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6];6;1)&gt;MID([.F65];6;1);&quot;&quot;;MAX([.A$7:.A64])+1)">
            <text:p/>
          </table:table-cell>
          <table:table-cell table:style-name="ce125" office:value-type="string">
            <text:p>FNC_SOC_PEO_16</text:p>
          </table:table-cell>
          <table:table-cell table:style-name="ce95" table:formula="of:=IF(MID([.F66];6;1)&gt;MID([.F65];6;1);[.C65];[.C65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5" office:value-type="string">
            <text:p>Step 3: Check information of user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name of user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have relations with user</text:span>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7];6;1)&gt;MID([.F66];6;1);&quot;&quot;;MAX([.A$7:.A65])+1)" office:value-type="float" office:value="24">
            <text:p>024</text:p>
          </table:table-cell>
          <table:table-cell table:style-name="ce125" office:value-type="string">
            <text:p>FNC_SOC_PEO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51" office:value-type="string">
            <text:p>Delete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8];6;1)&gt;MID([.F67];6;1);&quot;&quot;;MAX([.A$7:.A66])+1)">
            <text:p/>
          </table:table-cell>
          <table:table-cell table:style-name="ce125" office:value-type="string">
            <text:p>FNC_SOC_PEO_17</text:p>
          </table:table-cell>
          <table:table-cell table:style-name="ce217" table:formula="of:=IF(MID([.F68];6;1)&gt;MID([.F67];6;1);[.C67];[.C67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9];6;1)&gt;MID([.F68];6;1);&quot;&quot;;MAX([.A$7:.A67])+1)">
            <text:p/>
          </table:table-cell>
          <table:table-cell table:style-name="ce125" office:value-type="string">
            <text:p>FNC_SOC_PEO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70];6;1)&gt;MID([.F69];6;1);&quot;&quot;;MAX([.A$7:.A68])+1)">
            <text:p/>
          </table:table-cell>
          <table:table-cell table:style-name="ce125" office:value-type="string">
            <text:p>FNC_SOC_PEO_17</text:p>
          </table:table-cell>
          <table:table-cell table:style-name="ce217" table:formula="of:=IF(MID([.F70];6;1)&gt;MID([.F69];6;1);[.C69];[.C69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224" office:value-type="string">
            <text:p>Step 4: Delete invitation</text:p>
          </table:table-cell>
          <table:table-cell table:style-name="ce225" office:value-type="string">
            <text:p>- Select <text:span text:style-name="T13">Connections</text:span><text:span text:style-name="T1"> </text:span></text:p>
            <text:p><text:span text:style-name="T24">- Select user which accepted on step 2</text:span></text:p>
            <text:p><text:span text:style-name="T25">- Click on Delete</text:span></text:p>
            <text:p><text:span text:style-name="T25">- Click OK to confirm deleting</text:span></text:p>
          </table:table-cell>
          <table:table-cell table:style-name="ce224" office:value-type="string">
            <text:p>- The user is deleted</text:p>
          </table:table-cell>
          <table:table-cell table:style-name="ce105" office:value-type="string">
            <text:p>Medium</text:p>
          </table:table-cell>
          <table:table-cell table:style-name="ce232"/>
          <table:table-cell table:style-name="ce236" table:number-columns-repeated="2"/>
          <table:table-cell table:style-name="ce238" table:number-columns-repeated="235"/>
          <table:table-cell table:style-name="ce135" table:number-columns-repeated="9"/>
        </table:table-row>
        <table:table-row table:style-name="ro29">
          <table:table-cell table:style-name="ce85" table:formula="of:=IF(MID([.F71];6;1)&gt;MID([.F70];6;1);&quot;&quot;;MAX([.A$7:.A69])+1)" office:value-type="float" office:value="25">
            <text:p>025</text:p>
          </table:table-cell>
          <table:table-cell table:style-name="ce125" office:value-type="string">
            <text:p>FNC_SOC_PEO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2];6;1)&gt;MID([.F71];6;1);&quot;&quot;;MAX([.A$7:.A70])+1)">
            <text:p/>
          </table:table-cell>
          <table:table-cell table:style-name="ce125" office:value-type="string">
            <text:p>FNC_SOC_PEO_18</text:p>
          </table:table-cell>
          <table:table-cell table:style-name="ce217" table:formula="of:=IF(MID([.F72];6;1)&gt;MID([.F71];6;1);[.C71];[.C71]+1)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3];6;1)&gt;MID([.F72];6;1);&quot;&quot;;MAX([.A$7:.A71])+1)">
            <text:p/>
          </table:table-cell>
          <table:table-cell table:style-name="ce125" office:value-type="string">
            <text:p>FNC_SOC_PEO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74];6;1)&gt;MID([.F73];6;1);&quot;&quot;;MAX([.A$7:.A72])+1)" office:value-type="float" office:value="26">
            <text:p>026</text:p>
          </table:table-cell>
          <table:table-cell table:style-name="ce125" office:value-type="string">
            <text:p>FNC_SOC_PEO_18</text:p>
          </table:table-cell>
          <table:table-cell table:style-name="ce217" table:formula="of:=IF(MID([.F74];6;1)&gt;MID([.F73];6;1);[.C73];[.C73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5];6;1)&gt;MID([.F74];6;1);&quot;&quot;;MAX([.A$7:.A73])+1)">
            <text:p/>
          </table:table-cell>
          <table:table-cell table:style-name="ce125" office:value-type="string">
            <text:p>FNC_SOC_PEO_18</text:p>
          </table:table-cell>
          <table:table-cell table:style-name="ce217" table:formula="of:=IF(MID([.F75];6;1)&gt;MID([.F74];6;1);[.C74];[.C74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76];6;1)&gt;MID([.F75];6;1);&quot;&quot;;MAX([.A$7:.A74])+1)">
            <text:p/>
          </table:table-cell>
          <table:table-cell table:style-name="ce125" office:value-type="string">
            <text:p>FNC_SOC_PEO_18</text:p>
          </table:table-cell>
          <table:table-cell table:style-name="ce217" table:formula="of:=IF(MID([.F76];6;1)&gt;MID([.F75];6;1);[.C75];[.C75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77];6;1)&gt;MID([.F76];6;1);&quot;&quot;;MAX([.A$7:.A75])+1)" office:value-type="float" office:value="27">
            <text:p>027</text:p>
          </table:table-cell>
          <table:table-cell table:style-name="ce125" office:value-type="string">
            <text:p>FNC_SOC_PEO_18</text:p>
          </table:table-cell>
          <table:table-cell table:style-name="ce217" table:formula="of:=IF(MID([.F77];6;1)&gt;MID([.F76];6;1);[.C76];[.C76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8];6;1)&gt;MID([.F77];6;1);&quot;&quot;;MAX([.A$7:.A7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78];6;1)&gt;MID([.F77];6;1);[.C77];[.C77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79];6;1)&gt;MID([.F78];6;1);[.C78];[.C78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0];6;1)&gt;MID([.F79];6;1);&quot;&quot;;MAX([.A$7:.A78])+1)" office:value-type="float" office:value="28">
            <text:p>028</text:p>
          </table:table-cell>
          <table:table-cell table:style-name="ce125" office:value-type="string">
            <text:p>FNC_SOC_PEO_18</text:p>
          </table:table-cell>
          <table:table-cell table:style-name="ce95" table:formula="of:=IF(MID([.F80];6;1)&gt;MID([.F79];6;1);[.C79];[.C79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1];6;1)&gt;MID([.F80];6;1);&quot;&quot;;MAX([.A$7:.A79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1];6;1)&gt;MID([.F80];6;1);[.C80];[.C80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82];6;1)&gt;MID([.F81];6;1);&quot;&quot;;MAX([.A$7:.A80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2];6;1)&gt;MID([.F81];6;1);[.C81];[.C81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3];6;1)&gt;MID([.F82];6;1);&quot;&quot;;MAX([.A$7:.A81])+1)" office:value-type="float" office:value="29">
            <text:p>029</text:p>
          </table:table-cell>
          <table:table-cell table:style-name="ce125" office:value-type="string">
            <text:p>FNC_SOC_PEO_18</text:p>
          </table:table-cell>
          <table:table-cell table:style-name="ce95" table:formula="of:=IF(MID([.F83];6;1)&gt;MID([.F82];6;1);[.C82];[.C82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input other special chars 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4];6;1)&gt;MID([.F83];6;1);&quot;&quot;;MAX([.A$7:.A82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4];6;1)&gt;MID([.F83];6;1);[.C83];[.C83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85];6;1)&gt;MID([.F84];6;1);&quot;&quot;;MAX([.A$7:.A83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5];6;1)&gt;MID([.F84];6;1);[.C84];[.C84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6];6;1)&gt;MID([.F85];6;1);&quot;&quot;;MAX([.A$7:.A84])+1)" office:value-type="float" office:value="30">
            <text:p>030</text:p>
          </table:table-cell>
          <table:table-cell table:style-name="ce125" office:value-type="string">
            <text:p>FNC_SOC_PEO_18</text:p>
          </table:table-cell>
          <table:table-cell table:style-name="ce95" table:formula="of:=IF(MID([.F86];6;1)&gt;MID([.F85];6;1);[.C85];[.C85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7];6;1)&gt;MID([.F86];6;1);&quot;&quot;;MAX([.A$7:.A85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7];6;1)&gt;MID([.F86];6;1);[.C86];[.C86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88];6;1)&gt;MID([.F87];6;1);&quot;&quot;;MAX([.A$7:.A8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8];6;1)&gt;MID([.F87];6;1);[.C87];[.C87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9];6;1)&gt;MID([.F88];6;1);&quot;&quot;;MAX([.A$7:.A87])+1)" office:value-type="float" office:value="31">
            <text:p>031</text:p>
          </table:table-cell>
          <table:table-cell table:style-name="ce125" office:value-type="string">
            <text:p>FNC_SOC_PEO_18</text:p>
          </table:table-cell>
          <table:table-cell table:style-name="ce95" table:formula="of:=IF(MID([.F89];6;1)&gt;MID([.F88];6;1);[.C88];[.C88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0];6;1)&gt;MID([.F89];6;1);&quot;&quot;;MAX([.A$7:.A88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0];6;1)&gt;MID([.F89];6;1);[.C89];[.C89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1];6;1)&gt;MID([.F90];6;1);&quot;&quot;;MAX([.A$7:.A89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1];6;1)&gt;MID([.F90];6;1);[.C90];[.C90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2];6;1)&gt;MID([.F91];6;1);&quot;&quot;;MAX([.A$7:.A90])+1)" office:value-type="float" office:value="32">
            <text:p>032</text:p>
          </table:table-cell>
          <table:table-cell table:style-name="ce125" office:value-type="string">
            <text:p>FNC_SOC_PEO_18</text:p>
          </table:table-cell>
          <table:table-cell table:style-name="ce95" table:formula="of:=IF(MID([.F92];6;1)&gt;MID([.F91];6;1);[.C91];[.C91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3];6;1)&gt;MID([.F92];6;1);&quot;&quot;;MAX([.A$7:.A91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3];6;1)&gt;MID([.F92];6;1);[.C92];[.C92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4];6;1)&gt;MID([.F93];6;1);&quot;&quot;;MAX([.A$7:.A92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4];6;1)&gt;MID([.F93];6;1);[.C93];[.C93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5];6;1)&gt;MID([.F94];6;1);&quot;&quot;;MAX([.A$7:.A93])+1)" office:value-type="float" office:value="33">
            <text:p>033</text:p>
          </table:table-cell>
          <table:table-cell table:style-name="ce125" office:value-type="string">
            <text:p>FNC_SOC_PEO_18</text:p>
          </table:table-cell>
          <table:table-cell table:style-name="ce95" table:formula="of:=IF(MID([.F95];6;1)&gt;MID([.F94];6;1);[.C94];[.C94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6];6;1)&gt;MID([.F95];6;1);&quot;&quot;;MAX([.A$7:.A94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6];6;1)&gt;MID([.F95];6;1);[.C95];[.C95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7];6;1)&gt;MID([.F96];6;1);&quot;&quot;;MAX([.A$7:.A95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7];6;1)&gt;MID([.F96];6;1);[.C96];[.C96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8];6;1)&gt;MID([.F97];6;1);&quot;&quot;;MAX([.A$7:.A96])+1)" office:value-type="float" office:value="34">
            <text:p>034</text:p>
          </table:table-cell>
          <table:table-cell table:style-name="ce125" office:value-type="string">
            <text:p>FNC_SOC_PEO_18</text:p>
          </table:table-cell>
          <table:table-cell table:style-name="ce95" table:formula="of:=IF(MID([.F98];6;1)&gt;MID([.F97];6;1);[.C97];[.C97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9];6;1)&gt;MID([.F98];6;1);&quot;&quot;;MAX([.A$7:.A9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9];6;1)&gt;MID([.F98];6;1);[.C98];[.C98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100];6;1)&gt;MID([.F99];6;1);&quot;&quot;;MAX([.A$7:.A98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0];6;1)&gt;MID([.F99];6;1);[.C99];[.C99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1];6;1)&gt;MID([.F100];6;1);&quot;&quot;;MAX([.A$7:.A99])+1)" office:value-type="float" office:value="35">
            <text:p>035</text:p>
          </table:table-cell>
          <table:table-cell table:style-name="ce125" office:value-type="string">
            <text:p>FNC_SOC_PEO_18</text:p>
          </table:table-cell>
          <table:table-cell table:style-name="ce95" table:formula="of:=IF(MID([.F101];6;1)&gt;MID([.F100];6;1);[.C100];[.C100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2];6;1)&gt;MID([.F101];6;1);&quot;&quot;;MAX([.A$7:.A100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2];6;1)&gt;MID([.F101];6;1);[.C101];[.C101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103];6;1)&gt;MID([.F102];6;1);&quot;&quot;;MAX([.A$7:.A101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3];6;1)&gt;MID([.F102];6;1);[.C102];[.C102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4];6;1)&gt;MID([.F103];6;1);&quot;&quot;;MAX([.A$7:.A102])+1)" office:value-type="float" office:value="36">
            <text:p>036</text:p>
          </table:table-cell>
          <table:table-cell table:style-name="ce125" office:value-type="string">
            <text:p>FNC_SOC_PEO_18</text:p>
          </table:table-cell>
          <table:table-cell table:style-name="ce95" table:formula="of:=IF(MID([.F104];6;1)&gt;MID([.F103];6;1);[.C103];[.C103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5];6;1)&gt;MID([.F104];6;1);&quot;&quot;;MAX([.A$7:.A103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5];6;1)&gt;MID([.F104];6;1);[.C104];[.C104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106];6;1)&gt;MID([.F105];6;1);&quot;&quot;;MAX([.A$7:.A104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6];6;1)&gt;MID([.F105];6;1);[.C105];[.C105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7];6;1)&gt;MID([.F106];6;1);&quot;&quot;;MAX([.A$7:.A105])+1)" office:value-type="float" office:value="37">
            <text:p>037</text:p>
          </table:table-cell>
          <table:table-cell table:style-name="ce125" office:value-type="string">
            <text:p>FNC_SOC_PEO_18</text:p>
          </table:table-cell>
          <table:table-cell table:style-name="ce95" table:formula="of:=IF(MID([.F107];6;1)&gt;MID([.F106];6;1);[.C106];[.C106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8];6;1)&gt;MID([.F107];6;1);&quot;&quot;;MAX([.A$7:.A10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8];6;1)&gt;MID([.F107];6;1);[.C107];[.C107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109];6;1)&gt;MID([.F108];6;1);&quot;&quot;;MAX([.A$7:.A10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9];6;1)&gt;MID([.F108];6;1);[.C108];[.C108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10];6;1)&gt;MID([.F109];6;1);&quot;&quot;;MAX([.A$7:.A108])+1)" office:value-type="float" office:value="38">
            <text:p>038</text:p>
          </table:table-cell>
          <table:table-cell table:style-name="ce125" office:value-type="string">
            <text:p>FNC_SOC_PEO_18</text:p>
          </table:table-cell>
          <table:table-cell table:style-name="ce95" table:formula="of:=IF(MID([.F110];6;1)&gt;MID([.F109];6;1);[.C109];[.C109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1];6;1)&gt;MID([.F110];6;1);&quot;&quot;;MAX([.A$7:.A109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1];6;1)&gt;MID([.F110];6;1);[.C110];[.C110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2];6;1)&gt;MID([.F111];6;1);&quot;&quot;;MAX([.A$7:.A110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2];6;1)&gt;MID([.F111];6;1);[.C111];[.C111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13];6;1)&gt;MID([.F112];6;1);&quot;&quot;;MAX([.A$7:.A111])+1)" office:value-type="float" office:value="39">
            <text:p>039</text:p>
          </table:table-cell>
          <table:table-cell table:style-name="ce125" office:value-type="string">
            <text:p>FNC_SOC_PEO_18</text:p>
          </table:table-cell>
          <table:table-cell table:style-name="ce95" table:formula="of:=IF(MID([.F113];6;1)&gt;MID([.F112];6;1);[.C112];[.C112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4];6;1)&gt;MID([.F113];6;1);&quot;&quot;;MAX([.A$7:.A112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4];6;1)&gt;MID([.F113];6;1);[.C113];[.C113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5];6;1)&gt;MID([.F114];6;1);&quot;&quot;;MAX([.A$7:.A113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5];6;1)&gt;MID([.F114];6;1);[.C114];[.C114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9">
          <table:table-cell table:style-name="ce85" table:formula="of:=IF(MID([.F116];6;1)&gt;MID([.F115];6;1);&quot;&quot;;MAX([.A$7:.A114])+1)" office:value-type="float" office:value="40">
            <text:p>040</text:p>
          </table:table-cell>
          <table:table-cell table:style-name="ce125" office:value-type="string">
            <text:p>FNC_SOC_PEO_18</text:p>
          </table:table-cell>
          <table:table-cell table:style-name="ce95" table:formula="of:=IF(MID([.F116];6;1)&gt;MID([.F115];6;1);[.C115];[.C115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7];6;1)&gt;MID([.F116];6;1);&quot;&quot;;MAX([.A$7:.A115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7];6;1)&gt;MID([.F116];6;1);[.C116];[.C116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8];6;1)&gt;MID([.F117];6;1);&quot;&quot;;MAX([.A$7:.A11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8];6;1)&gt;MID([.F117];6;1);[.C117];[.C117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9];6;1)&gt;MID([.F118];6;1);&quot;&quot;;MAX([.A$7:.A11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9];6;1)&gt;MID([.F118];6;1);[.C118];[.C118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0];6;1)&gt;MID([.F119];6;1);&quot;&quot;;MAX([.A$7:.A118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20];6;1)&gt;MID([.F119];6;1);[.C119];[.C119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5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1];6;1)&gt;MID([.F120];6;1);&quot;&quot;;MAX([.A$7:.A119])+1)" office:value-type="float" office:value="41">
            <text:p>041</text:p>
          </table:table-cell>
          <table:table-cell table:style-name="ce125" office:value-type="string">
            <text:p>FNC_SOC_PEO_19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51" office:value-type="string">
            <text:p>Request user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42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2];6;1)&gt;MID([.F121];6;1);&quot;&quot;;MAX([.A$7:.A120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2];6;1)&gt;MID([.F121];6;1);[.C121];[.C121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29">
          <table:table-cell table:style-name="ce85" table:formula="of:=IF(MID([.F123];6;1)&gt;MID([.F122];6;1);&quot;&quot;;MAX([.A$7:.A121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3];6;1)&gt;MID([.F122];6;1);[.C122];[.C122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24];6;1)&gt;MID([.F123];6;1);&quot;&quot;;MAX([.A$7:.A122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4];6;1)&gt;MID([.F123];6;1);[.C123];[.C123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5];6;1)&gt;MID([.F124];6;1);&quot;&quot;;MAX([.A$7:.A123])+1)" office:value-type="float" office:value="42">
            <text:p>042</text:p>
          </table:table-cell>
          <table:table-cell table:style-name="ce125" office:value-type="string">
            <text:p>FNC_SOC_PEO_19</text:p>
          </table:table-cell>
          <table:table-cell table:style-name="ce95" table:formula="of:=IF(MID([.F125];6;1)&gt;MID([.F124];6;1);[.C124];[.C124]+1)" office:value-type="float" office:value="2">
            <text:p>002</text:p>
          </table:table-cell>
          <table:table-cell table:style-name="ce72" office:value-type="string">
            <text:p>Social/people/Request</text:p>
          </table:table-cell>
          <table:table-cell table:style-name="ce63" office:value-type="string">
            <text:p>Revoke reque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6];6;1)&gt;MID([.F125];6;1);&quot;&quot;;MAX([.A$7:.A124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6];6;1)&gt;MID([.F125];6;1);[.C125];[.C125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1" office:value-type="string">
            <text:p>Revoke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221" table:number-columns-repeated="238"/>
          <table:table-cell table:style-name="ce81" table:number-columns-repeated="9"/>
        </table:table-row>
        <table:table-row table:style-name="ro29">
          <table:table-cell table:style-name="ce85" table:formula="of:=IF(MID([.F127];6;1)&gt;MID([.F126];6;1);&quot;&quot;;MAX([.A$7:.A125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7];6;1)&gt;MID([.F126];6;1);[.C126];[.C126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28];6;1)&gt;MID([.F127];6;1);&quot;&quot;;MAX([.A$7:.A126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8];6;1)&gt;MID([.F127];6;1);[.C127];[.C127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29];6;1)&gt;MID([.F128];6;1);&quot;&quot;;MAX([.A$7:.A127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9];6;1)&gt;MID([.F128];6;1);[.C128];[.C128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214" office:value-type="string">
            <text:p>Step 5: Revoke request</text:p>
          </table:table-cell>
          <table:table-cell table:style-name="ce214" office:value-type="string">
            <text:p>Select a user and click <text:span text:style-name="T1">Revoke</text:span></text:p>
          </table:table-cell>
          <table:table-cell table:style-name="ce214" office:value-type="string">
            <text:p>- Remove user in request list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0];6;1)&gt;MID([.F129];6;1);&quot;&quot;;MAX([.A$7:.A128])+1)" office:value-type="float" office:value="43">
            <text:p>043</text:p>
          </table:table-cell>
          <table:table-cell table:style-name="ce125" office:value-type="string">
            <text:p>FNC_SOC_PEO_19</text:p>
          </table:table-cell>
          <table:table-cell table:style-name="ce95" table:formula="of:=IF(MID([.F130];6;1)&gt;MID([.F129];6;1);[.C129];[.C129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23" office:value-type="string">
            <text:p>Check information of user in request li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1];6;1)&gt;MID([.F130];6;1);&quot;&quot;;MAX([.A$7:.A129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1];6;1)&gt;MID([.F130];6;1);[.C130];[.C130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9">
          <table:table-cell table:style-name="ce85" table:formula="of:=IF(MID([.F132];6;1)&gt;MID([.F131];6;1);&quot;&quot;;MAX([.A$7:.A130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2];6;1)&gt;MID([.F131];6;1);[.C131];[.C131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33];6;1)&gt;MID([.F132];6;1);&quot;&quot;;MAX([.A$7:.A131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3];6;1)&gt;MID([.F132];6;1);[.C132];[.C132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f:=IF(MID([.F134];6;1)&gt;MID([.F133];6;1);&quot;&quot;;MAX([.A$7:.A132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4];6;1)&gt;MID([.F133];6;1);[.C133];[.C133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5: Check information of user</text:p>
          </table:table-cell>
          <table:table-cell table:style-name="ce104" office:value-type="string">
            <text:p><text:span text:style-name="T1">In request listing:</text:span></text:p>
            <text:p><text:span text:style-name="T8">Click on name of user who want to check information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have relations with user</text:span>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5];6;1)&gt;MID([.F134];6;1);&quot;&quot;;MAX([.A$7:.A133])+1)" office:value-type="float" office:value="44">
            <text:p>044</text:p>
          </table:table-cell>
          <table:table-cell table:style-name="ce125" office:value-type="string">
            <text:p>FNC_SOC_PEO_19</text:p>
          </table:table-cell>
          <table:table-cell table:style-name="ce95" table:formula="of:=IF(MID([.F135];6;1)&gt;MID([.F134];6;1);[.C134];[.C134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64" office:value-type="string">
            <text:p>Check when request was deleted </text:p>
            <text:p>by anoth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6];6;1)&gt;MID([.F135];6;1);&quot;&quot;;MAX([.A$7:.A134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6];6;1)&gt;MID([.F135];6;1);[.C135];[.C135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4">
          <table:table-cell table:style-name="ce85" table:formula="of:=IF(MID([.F137];6;1)&gt;MID([.F136];6;1);&quot;&quot;;MAX([.A$7:.A135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7];6;1)&gt;MID([.F136];6;1);[.C136];[.C136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</text:span> page lists all contacts who accepted as your contacts as well as the contacts are <text:tab/>waiting for your acceptance and the contacts are in request. include: </text:p>
            <text:p><text:span text:style-name="T13">– </text:span><text:span text:style-name="T13">Conections</text:span>: it has there list: <text:s/>list of Relations: is all users which have relations with user <text:s/></text:p>
            <text:p>- <text:span text:style-name="T13">Invitations</text:span>: is all users which is sent invitation by user <text:s/></text:p>
            <text:p>- <text:span text:style-name="T13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38];6;1)&gt;MID([.F137];6;1);&quot;&quot;;MAX([.A$7:.A136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8];6;1)&gt;MID([.F137];6;1);[.C137];[.C137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6">
          <table:table-cell table:style-name="ce85" table:formula="of:=IF(MID([.F139];6;1)&gt;MID([.F138];6;1);&quot;&quot;;MAX([.A$7:.A137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9];6;1)&gt;MID([.F138];6;1);[.C138];[.C138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5: View invitation list of user BBB</text:p>
          </table:table-cell>
          <table:table-cell table:style-name="ce214" office:value-type="string">
            <text:p>- Sign in with user which invited at step 2 (BBB)</text:p>
            <text:p>- Select my profile</text:p>
            <text:p><text:s/>- Choose Relation in the left pane </text:p>
            <text:p>and click Invitation </text:p>
            <text:p>- Click on button [Deny]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9">
          <table:table-cell table:style-name="ce85" table:formula="of:=IF(MID([.F140];6;1)&gt;MID([.F139];6;1);&quot;&quot;;MAX([.A$7:.A138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40];6;1)&gt;MID([.F139];6;1);[.C139];[.C139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6: Check request after </text:p>
            <text:p>deleted by another</text:p>
          </table:table-cell>
          <table:table-cell table:style-name="ce214" office:value-type="string">
            <text:p>- Sign in system with user AAA </text:p>
            <text:p>- Select My Profile</text:p>
            <text:p>- Choose Relation and click Request</text:p>
            <text:p>- Click [Revoke]</text:p>
          </table:table-cell>
          <table:table-cell table:style-name="ce214" office:value-type="string">
            <text:p>Show message alert <text:span text:style-name="T10">Invitation is revoked or </text:span></text:p>
            <text:p><text:span text:style-name="T10">deleted by another. </text:span></text:p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">
          <table:table-cell table:style-name="ce214" table:number-columns-repeated="8"/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" table:number-rows-repeated="3">
          <table:table-cell table:style-name="ce215" table:number-columns-repeated="69"/>
          <table:table-cell table:style-name="ce214" table:number-columns-repeated="187"/>
        </table:table-row>
        <table:table-row table:style-name="ro1" table:number-rows-repeated="33">
          <table:table-cell table:style-name="ce216" table:number-columns-repeated="69"/>
          <table:table-cell table:style-name="ce81" table:number-columns-repeated="18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f:=COUNTIF([.L$96:.L$1022];[.$K2])" office:value-type="float" office:value="0">
            <text:p>0</text:p>
          </table:table-cell>
          <table:table-cell table:style-name="ce272" table:formula="of:=COUNTIF([.M$96:.M$1022];[.$K2])" office:value-type="float" office:value="0">
            <text:p>0</text:p>
          </table:table-cell>
          <table:table-cell table:style-name="ce272" table:formula="of:=COUNTIF([.N$96:.N$1022];[.$K2])" office:value-type="float" office:value="0">
            <text:p>0</text:p>
          </table:table-cell>
          <table:table-cell table:style-name="ce272" table:formula="of:=COUNTIF([.O$96:.O$1022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Dashboard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f:=COUNTIF([.L$96:.L$1022];[.$K3])" office:value-type="float" office:value="0">
            <text:p>0</text:p>
          </table:table-cell>
          <table:table-cell table:style-name="ce272" table:formula="of:=COUNTIF([.M$96:.M$1022];[.$K3])" office:value-type="float" office:value="0">
            <text:p>0</text:p>
          </table:table-cell>
          <table:table-cell table:style-name="ce272" table:formula="of:=COUNTIF([.N$96:.N$1022];[.$K3])" office:value-type="float" office:value="0">
            <text:p>0</text:p>
          </table:table-cell>
          <table:table-cell table:style-name="ce272" table:formula="of:=COUNTIF([.O$96:.O$1022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Total Main Cases:</text:p>
          </table:table-cell>
          <table:table-cell table:style-name="ce242" table:formula="of:=MAX([.A7:.A1008])" office:value-type="float" office:value="29" table:number-columns-spanned="3" table:number-rows-spanned="1">
            <text:p>29</text:p>
          </table:table-cell>
          <table:covered-table-cell table:style-name="ce243"/>
          <table:covered-table-cell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f:=COUNTIF([.L$96:.L$1022];[.$K4])" office:value-type="float" office:value="0">
            <text:p>0</text:p>
          </table:table-cell>
          <table:table-cell table:style-name="ce272" table:formula="of:=COUNTIF([.M$96:.M$1022];[.$K4])" office:value-type="float" office:value="0">
            <text:p>0</text:p>
          </table:table-cell>
          <table:table-cell table:style-name="ce272" table:formula="of:=COUNTIF([.N$96:.N$1022];[.$K4])" office:value-type="float" office:value="0">
            <text:p>0</text:p>
          </table:table-cell>
          <table:table-cell table:style-name="ce272" table:formula="of:=COUNTIF([.O$96:.O$1022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f:=COUNTIF([.L$96:.L$1022];[.$K5])" office:value-type="float" office:value="0">
            <text:p>0</text:p>
          </table:table-cell>
          <table:table-cell table:style-name="ce272" table:formula="of:=COUNTIF([.M$96:.M$1022];[.$K5])" office:value-type="float" office:value="0">
            <text:p>0</text:p>
          </table:table-cell>
          <table:table-cell table:style-name="ce272" table:formula="of:=COUNTIF([.N$96:.N$1022];[.$K5])" office:value-type="float" office:value="0">
            <text:p>0</text:p>
          </table:table-cell>
          <table:table-cell table:style-name="ce272" table:formula="of:=COUNTIF([.O$96:.O$1022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274" office:value-type="string">
            <text:p>Tester</text:p>
          </table:table-cell>
          <table:table-cell table:style-name="ce274" office:value-type="string">
            <text:p>IE 7</text:p>
          </table:table-cell>
          <table:table-cell table:style-name="ce274" office:value-type="string">
            <text:p>Firefox 3.5</text:p>
          </table:table-cell>
          <table:table-cell table:style-name="ce274" office:value-type="string">
            <text:p>Comment/Bug</text:p>
          </table:table-cell>
          <table:table-cell table:style-name="ce274" table:number-columns-repeated="5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128" office:value-type="float" office:value="1">
            <text:p>001</text:p>
          </table:table-cell>
          <table:table-cell table:style-name="ce125" office:value-type="string">
            <text:p>FNC_SOC_PEO_20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67" office:value-type="string">
            <text:p>Show Dashboard form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];6;1)&gt;MID([.F7];6;1);&quot;&quot;;MAX([.A$7:.A7])+1)">
            <text:p/>
          </table:table-cell>
          <table:table-cell table:style-name="ce125" office:value-type="string">
            <text:p>FNC_SOC_PEO_20</text:p>
          </table:table-cell>
          <table:table-cell table:style-name="ce217" table:formula="of:=IF(MID([.F8];6;1)&gt;MID([.F7];6;1);[.C7];[.C7]+1)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9];6;1)&gt;MID([.F8];6;1);&quot;&quot;;MAX([.A$7:.A8])+1)" office:value-type="float" office:value="2">
            <text:p>002</text:p>
          </table:table-cell>
          <table:table-cell table:style-name="ce241" office:value-type="string">
            <text:p>FNC_SOC_PEO_21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0];6;1)&gt;MID([.F9];6;1);&quot;&quot;;MAX([.A$7:.A9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0];6;1)&gt;MID([.F9];6;1);[.C9];[.C9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with all gadget default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1];6;1)&gt;MID([.F10];6;1);&quot;&quot;;MAX([.A$7:.A10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1];6;1)&gt;MID([.F10];6;1);[.C10];[.C10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12];6;1)&gt;MID([.F11];6;1);&quot;&quot;;MAX([.A$7:.A11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2];6;1)&gt;MID([.F11];6;1);[.C11];[.C11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25" office:value-type="string">
            <text:p>- New gadget is added successfully into dashboard 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3];6;1)&gt;MID([.F12];6;1);&quot;&quot;;MAX([.A$7:.A12])+1)" office:value-type="float" office:value="3">
            <text:p>003</text:p>
          </table:table-cell>
          <table:table-cell table:style-name="ce241" office:value-type="string">
            <text:p>FNC_SOC_PEO_21</text:p>
          </table:table-cell>
          <table:table-cell table:style-name="ce217" table:formula="of:=IF(MID([.F13];6;1)&gt;MID([.F12];6;1);[.C12];[.C12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blank URL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4];6;1)&gt;MID([.F13];6;1);&quot;&quot;;MAX([.A$7:.A1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4];6;1)&gt;MID([.F13];6;1);[.C13];[.C13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5];6;1)&gt;MID([.F14];6;1);&quot;&quot;;MAX([.A$7:.A14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5];6;1)&gt;MID([.F14];6;1);[.C14];[.C14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6];6;1)&gt;MID([.F15];6;1);&quot;&quot;;MAX([.A$7:.A1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6];6;1)&gt;MID([.F15];6;1);[.C15];[.C15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Leave URL bank</text:p>
            <text:p>- Click <text:span text:style-name="T1">Add Gadget</text:span></text:p>
          </table:table-cell>
          <table:table-cell table:style-name="ce225" office:value-type="string">
            <text:p>- Show message alerts text field is requir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7];6;1)&gt;MID([.F16];6;1);&quot;&quot;;MAX([.A$7:.A16])+1)" office:value-type="float" office:value="4">
            <text:p>004</text:p>
          </table:table-cell>
          <table:table-cell table:style-name="ce241" office:value-type="string">
            <text:p>FNC_SOC_PEO_21</text:p>
          </table:table-cell>
          <table:table-cell table:style-name="ce217" table:formula="of:=IF(MID([.F17];6;1)&gt;MID([.F16];6;1);[.C16];[.C16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in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8];6;1)&gt;MID([.F17];6;1);&quot;&quot;;MAX([.A$7:.A17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8];6;1)&gt;MID([.F17];6;1);[.C17];[.C17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9];6;1)&gt;MID([.F18];6;1);&quot;&quot;;MAX([.A$7:.A18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9];6;1)&gt;MID([.F18];6;1);[.C18];[.C18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0];6;1)&gt;MID([.F19];6;1);&quot;&quot;;MAX([.A$7:.A19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0];6;1)&gt;MID([.F19];6;1);[.C19];[.C19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25" office:value-type="string">
            <text:p>- Show message alerts The inputed url is invalid! Please enter a correct url of gadget's xml or RSS feed !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1];6;1)&gt;MID([.F20];6;1);&quot;&quot;;MAX([.A$7:.A20])+1)" office:value-type="float" office:value="5">
            <text:p>005</text:p>
          </table:table-cell>
          <table:table-cell table:style-name="ce241" office:value-type="string">
            <text:p>FNC_SOC_PEO_21</text:p>
          </table:table-cell>
          <table:table-cell table:style-name="ce217" table:formula="of:=IF(MID([.F21];6;1)&gt;MID([.F20];6;1);[.C20];[.C20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2];6;1)&gt;MID([.F21];6;1);&quot;&quot;;MAX([.A$7:.A21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2];6;1)&gt;MID([.F21];6;1);[.C21];[.C21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23];6;1)&gt;MID([.F22];6;1);&quot;&quot;;MAX([.A$7:.A22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3];6;1)&gt;MID([.F22];6;1);[.C22];[.C22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4];6;1)&gt;MID([.F23];6;1);&quot;&quot;;MAX([.A$7:.A2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4];6;1)&gt;MID([.F23];6;1);[.C23];[.C23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266" office:value-type="string">
            <text:p>- Show message alerts The url is invalid. Please enter a correct url of a gadget xml or of an RSS fe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5];6;1)&gt;MID([.F24];6;1);&quot;&quot;;MAX([.A$7:.A24])+1)" office:value-type="float" office:value="6">
            <text:p>006</text:p>
          </table:table-cell>
          <table:table-cell table:style-name="ce241" office:value-type="string">
            <text:p>FNC_SOC_PEO_21</text:p>
          </table:table-cell>
          <table:table-cell table:style-name="ce217" table:formula="of:=IF(MID([.F25];6;1)&gt;MID([.F24];6;1);[.C24];[.C24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sharing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6];6;1)&gt;MID([.F25];6;1);&quot;&quot;;MAX([.A$7:.A2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6];6;1)&gt;MID([.F25];6;1);[.C25];[.C25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7];6;1)&gt;MID([.F26];6;1);&quot;&quot;;MAX([.A$7:.A26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7];6;1)&gt;MID([.F26];6;1);[.C26];[.C26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38" office:value-type="string">
            <text:p>Step 3: Share code </text:p>
          </table:table-cell>
          <table:table-cell table:style-name="ce134" office:value-type="string">
            <text:p>- Enter your code on text box</text:p>
            <text:p>- Click on Send</text:p>
          </table:table-cell>
          <table:table-cell table:style-name="ce138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8];6;1)&gt;MID([.F27];6;1);&quot;&quot;;MAX([.A$7:.A27])+1)" office:value-type="float" office:value="7">
            <text:p>007</text:p>
          </table:table-cell>
          <table:table-cell table:style-name="ce241" office:value-type="string">
            <text:p>FNC_SOC_PEO_21</text:p>
          </table:table-cell>
          <table:table-cell table:style-name="ce217" table:formula="of:=IF(MID([.F28];6;1)&gt;MID([.F27];6;1);[.C27];[.C27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runn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9];6;1)&gt;MID([.F28];6;1);&quot;&quot;;MAX([.A$7:.A28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9];6;1)&gt;MID([.F28];6;1);[.C28];[.C28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30];6;1)&gt;MID([.F29];6;1);&quot;&quot;;MAX([.A$7:.A29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0];6;1)&gt;MID([.F29];6;1);[.C29];[.C29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38" office:value-type="string">
            <text:p>Step 3: Run source code</text:p>
          </table:table-cell>
          <table:table-cell table:style-name="ce134" office:value-type="string">
            <text:p>- Enter your code on text box</text:p>
            <text:p>- Click on <text:span text:style-name="T1">Execute</text:span></text:p>
          </table:table-cell>
          <table:table-cell table:style-name="ce138" office:value-type="string">
            <text:p>It will compiler this source code and display result bellow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1];6;1)&gt;MID([.F30];6;1);&quot;&quot;;MAX([.A$7:.A30])+1)" office:value-type="float" office:value="8">
            <text:p>008</text:p>
          </table:table-cell>
          <table:table-cell table:style-name="ce241" office:value-type="string">
            <text:p>FNC_SOC_PEO_21</text:p>
          </table:table-cell>
          <table:table-cell table:style-name="ce217" table:formula="of:=IF(MID([.F31];6;1)&gt;MID([.F30];6;1);[.C30];[.C30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ntainer compliance test 0.8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2];6;1)&gt;MID([.F31];6;1);&quot;&quot;;MAX([.A$7:.A31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2];6;1)&gt;MID([.F31];6;1);[.C31];[.C31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ntainer compliance test 0.8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34" office:value-type="string">
            <text:p>A container compliance gadget is added.</text:p>
            <text:p>The gadget auto run and compliance code and show the repor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3];6;1)&gt;MID([.F32];6;1);&quot;&quot;;MAX([.A$7:.A32])+1)" office:value-type="float" office:value="9">
            <text:p>009</text:p>
          </table:table-cell>
          <table:table-cell table:style-name="ce241" office:value-type="string">
            <text:p>FNC_SOC_PEO_21</text:p>
          </table:table-cell>
          <table:table-cell table:style-name="ce217" table:formula="of:=IF(MID([.F33];6;1)&gt;MID([.F32];6;1);[.C32];[.C32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 read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4];6;1)&gt;MID([.F33];6;1);&quot;&quot;;MAX([.A$7:.A3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4];6;1)&gt;MID([.F33];6;1);[.C33];[.C33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 read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5];6;1)&gt;MID([.F34];6;1);&quot;&quot;;MAX([.A$7:.A34])+1)" office:value-type="float" office:value="10">
            <text:p>010</text:p>
          </table:table-cell>
          <table:table-cell table:style-name="ce241" office:value-type="string">
            <text:p>FNC_SOC_PEO_21</text:p>
          </table:table-cell>
          <table:table-cell table:style-name="ce217" table:formula="of:=IF(MID([.F35];6;1)&gt;MID([.F34];6;1);[.C34];[.C34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6];6;1)&gt;MID([.F35];6;1);&quot;&quot;;MAX([.A$7:.A3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6];6;1)&gt;MID([.F35];6;1);[.C35];[.C35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Fetch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7];6;1)&gt;MID([.F36];6;1);&quot;&quot;;MAX([.A$7:.A36])+1)" office:value-type="float" office:value="11">
            <text:p>011</text:p>
          </table:table-cell>
          <table:table-cell table:style-name="ce241" office:value-type="string">
            <text:p>FNC_SOC_PEO_21</text:p>
          </table:table-cell>
          <table:table-cell table:style-name="ce217" table:formula="of:=IF(MID([.F37];6;1)&gt;MID([.F36];6;1);[.C36];[.C36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ocial Hello word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8];6;1)&gt;MID([.F37];6;1);&quot;&quot;;MAX([.A$7:.A37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8];6;1)&gt;MID([.F37];6;1);[.C37];[.C37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38" office:value-type="string">
            <text:p>A social Hello gadget is add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39];6;1)&gt;MID([.F38];6;1);&quot;&quot;;MAX([.A$7:.A38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9];6;1)&gt;MID([.F38];6;1);[.C38];[.C38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38" office:value-type="string">
            <text:p>Step 3: Say hello in other language</text:p>
          </table:table-cell>
          <table:table-cell table:style-name="ce134" office:value-type="string">
            <text:p>- Click on [Say hello] button</text:p>
          </table:table-cell>
          <table:table-cell table:style-name="ce138" office:value-type="string">
            <text:p><text:s/>Each time user click on Say hello button, it shows a hello world in other language.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0];6;1)&gt;MID([.F39];6;1);&quot;&quot;;MAX([.A$7:.A39])+1)" office:value-type="float" office:value="12">
            <text:p>012</text:p>
          </table:table-cell>
          <table:table-cell table:style-name="ce241" office:value-type="string">
            <text:p>FNC_SOC_PEO_21</text:p>
          </table:table-cell>
          <table:table-cell table:style-name="ce217" table:formula="of:=IF(MID([.F40];6;1)&gt;MID([.F39];6;1);[.C39];[.C39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pace list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22">
          <table:table-cell table:style-name="ce217" table:formula="of:=IF(MID([.F41];6;1)&gt;MID([.F40];6;1);&quot;&quot;;MAX([.A$7:.A40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1];6;1)&gt;MID([.F40];6;1);[.C40];[.C40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pace list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38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2];6;1)&gt;MID([.F41];6;1);&quot;&quot;;MAX([.A$7:.A41])+1)" office:value-type="float" office:value="13">
            <text:p>013</text:p>
          </table:table-cell>
          <table:table-cell table:style-name="ce241" office:value-type="string">
            <text:p>FNC_SOC_PEO_21</text:p>
          </table:table-cell>
          <table:table-cell table:style-name="ce217" table:formula="of:=IF(MID([.F42];6;1)&gt;MID([.F41];6;1);[.C41];[.C41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tatus update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f:=IF(MID([.F43];6;1)&gt;MID([.F42];6;1);&quot;&quot;;MAX([.A$7:.A42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3];6;1)&gt;MID([.F42];6;1);[.C42];[.C42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38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4];6;1)&gt;MID([.F43];6;1);&quot;&quot;;MAX([.A$7:.A4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4];6;1)&gt;MID([.F43];6;1);[.C43];[.C43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38" office:value-type="string">
            <text:p>Step 3: Add new activity</text:p>
          </table:table-cell>
          <table:table-cell table:style-name="ce134" office:value-type="string">
            <text:p>- Enter some words on text box</text:p>
            <text:p>- Click on [+] icon</text:p>
          </table:table-cell>
          <table:table-cell table:style-name="ce267" office:value-type="string">
            <text:p>Add new activities for user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5];6;1)&gt;MID([.F44];6;1);&quot;&quot;;MAX([.A$7:.A44])+1)" office:value-type="float" office:value="14">
            <text:p>014</text:p>
          </table:table-cell>
          <table:table-cell table:style-name="ce241" office:value-type="string">
            <text:p>FNC_SOC_PEO_21</text:p>
          </table:table-cell>
          <table:table-cell table:style-name="ce217" table:formula="of:=IF(MID([.F45];6;1)&gt;MID([.F44];6;1);[.C44];[.C44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Viewer friends <text:s/>gadgets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46];6;1)&gt;MID([.F45];6;1);&quot;&quot;;MAX([.A$7:.A4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6];6;1)&gt;MID([.F45];6;1);[.C45];[.C45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Viewer friends <text:s/>gadgets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38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7];6;1)&gt;MID([.F46];6;1);&quot;&quot;;MAX([.A$7:.A46])+1)" office:value-type="float" office:value="15">
            <text:p>015</text:p>
          </table:table-cell>
          <table:table-cell table:style-name="ce241" office:value-type="string">
            <text:p>FNC_SOC_PEO_22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68" office:value-type="string">
            <text:p>Drag &amp; drop gadget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8];6;1)&gt;MID([.F47];6;1);&quot;&quot;;MAX([.A$7:.A47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48];6;1)&gt;MID([.F47];6;1);[.C47];[.C47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49];6;1)&gt;MID([.F48];6;1);&quot;&quot;;MAX([.A$7:.A48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49];6;1)&gt;MID([.F48];6;1);[.C48];[.C48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0];6;1)&gt;MID([.F49];6;1);&quot;&quot;;MAX([.A$7:.A49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0];6;1)&gt;MID([.F49];6;1);[.C49];[.C49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9" office:value-type="string">
            <text:p>Step 4: drag and drop portlet into space</text:p>
          </table:table-cell>
          <table:table-cell table:style-name="ce262" office:value-type="string">
            <text:p>Click Gadget in the left pane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1];6;1)&gt;MID([.F50];6;1);&quot;&quot;;MAX([.A$7:.A50])+1)" office:value-type="float" office:value="16">
            <text:p>016</text:p>
          </table:table-cell>
          <table:table-cell table:style-name="ce241" office:value-type="string">
            <text:p>FNC_SOC_PEO_22</text:p>
          </table:table-cell>
          <table:table-cell table:style-name="ce217" table:formula="of:=IF(MID([.F51];6;1)&gt;MID([.F50];6;1);[.C50];[.C50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71" office:value-type="string">
            <text:p>Change position of gadget in Dashboard 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2];6;1)&gt;MID([.F51];6;1);&quot;&quot;;MAX([.A$7:.A51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2];6;1)&gt;MID([.F51];6;1);[.C51];[.C51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53];6;1)&gt;MID([.F52];6;1);&quot;&quot;;MAX([.A$7:.A52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3];6;1)&gt;MID([.F52];6;1);[.C52];[.C52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4];6;1)&gt;MID([.F53];6;1);&quot;&quot;;MAX([.A$7:.A53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4];6;1)&gt;MID([.F53];6;1);[.C53];[.C53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48" office:value-type="string">
            <text:p>Step 4: Change position of gadget</text:p>
          </table:table-cell>
          <table:table-cell table:style-name="ce263" office:value-type="string">
            <text:p>Select a gadget in Gadget Container in the right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5];6;1)&gt;MID([.F54];6;1);&quot;&quot;;MAX([.A$7:.A54])+1)" office:value-type="float" office:value="17">
            <text:p>017</text:p>
          </table:table-cell>
          <table:table-cell table:style-name="ce241" office:value-type="string">
            <text:p>FNC_SOC_PEO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72" office:value-type="string">
            <text:p>View gadget at maximize/minimize of gadget</text:p>
          </table:table-cell>
          <table:table-cell table:style-name="ce104" office:value-type="string">
            <text:p>Step 1: Go to dashboard page</text:p>
          </table:table-cell>
          <table:table-cell table:style-name="ce104" office:value-type="string">
            <text:p>- Sign in system</text:p>
            <text:p>- Click on dashboard link on admin toolbar</text:p>
          </table:table-cell>
          <table:table-cell table:style-name="ce108" office:value-type="string">
            <text:p>Show content of dashboard page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56];6;1)&gt;MID([.F55];6;1);&quot;&quot;;MAX([.A$7:.A55])+1)">
            <text:p/>
          </table:table-cell>
          <table:table-cell table:style-name="ce241" office:value-type="string">
            <text:p>FNC_SOC_PEO_23</text:p>
          </table:table-cell>
          <table:table-cell table:style-name="ce217" table:formula="of:=IF(MID([.F56];6;1)&gt;MID([.F55];6;1);[.C55];[.C55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4" office:value-type="string">
            <text:p>Add gadget into dashboard successfully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7];6;1)&gt;MID([.F56];6;1);&quot;&quot;;MAX([.A$7:.A56])+1)">
            <text:p/>
          </table:table-cell>
          <table:table-cell table:style-name="ce241" office:value-type="string">
            <text:p>FNC_SOC_PEO_23</text:p>
          </table:table-cell>
          <table:table-cell table:style-name="ce217" table:formula="of:=IF(MID([.F57];6;1)&gt;MID([.F56];6;1);[.C56];[.C56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3: View gadget at maximize mode</text:p>
          </table:table-cell>
          <table:table-cell table:style-name="ce134" office:value-type="string">
            <text:p>- Select a gadget</text:p>
            <text:p>- Click on icon of maximize view</text:p>
          </table:table-cell>
          <table:table-cell table:style-name="ce138" office:value-type="string">
            <text:p>Show content of gadget at maximize (or canvas mode). At canvas mode, user cannot hide content of the gadget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8];6;1)&gt;MID([.F57];6;1);&quot;&quot;;MAX([.A$7:.A57])+1)">
            <text:p/>
          </table:table-cell>
          <table:table-cell table:style-name="ce241" office:value-type="string">
            <text:p>FNC_SOC_PEO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4: View gadget at minimize mode</text:p>
          </table:table-cell>
          <table:table-cell table:style-name="ce134" office:value-type="string">
            <text:p>- Select a gadget</text:p>
            <text:p>- Click on icon of minimize view</text:p>
          </table:table-cell>
          <table:table-cell table:style-name="ce138" office:value-type="string">
            <text:p>Show content of gadget at minimize (or normal mode)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9];6;1)&gt;MID([.F58];6;1);&quot;&quot;;MAX([.A$7:.A58])+1)" office:value-type="float" office:value="18">
            <text:p>018</text:p>
          </table:table-cell>
          <table:table-cell table:style-name="ce241" office:value-type="string">
            <text:p>FNC_SOC_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67" office:value-type="string">
            <text:p>Add new tab for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0];6;1)&gt;MID([.F59];6;1);&quot;&quot;;MAX([.A$7:.A59])+1)">
            <text:p/>
          </table:table-cell>
          <table:table-cell table:style-name="ce241" office:value-type="string">
            <text:p>FNC_SOC_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61];6;1)&gt;MID([.F60];6;1);&quot;&quot;;MAX([.A$7:.A60])+1)">
            <text:p/>
          </table:table-cell>
          <table:table-cell table:style-name="ce241" office:value-type="string">
            <text:p>FNC_SOC_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8" office:value-type="string">
            <text:p>Add new tab for Dashboard</text:p>
          </table:table-cell>
          <table:table-cell table:style-name="ce260" office:value-type="string">
            <text:p>Step 3: Add new tab with valid value</text:p>
          </table:table-cell>
          <table:table-cell table:style-name="ce260" office:value-type="string">
            <text:p>- Click corresponding cross (+) icon on Tabbed Dashboard Portlet</text:p>
            <text:p>- Input name for new tab and click enter</text:p>
          </table:table-cell>
          <table:table-cell table:style-name="ce260" office:value-type="string">
            <text:p>- New tab is added for dashboard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2];6;1)&gt;MID([.F61];6;1);&quot;&quot;;MAX([.A$7:.A61])+1)" office:value-type="float" office:value="19">
            <text:p>019</text:p>
          </table:table-cell>
          <table:table-cell table:style-name="ce241" office:value-type="string">
            <text:p>FNC_SOC_PEO_24</text:p>
          </table:table-cell>
          <table:table-cell table:style-name="ce217" table:formula="of:=IF(MID([.F62];6;1)&gt;MID([.F61];6;1);[.C61];[.C61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49" office:value-type="string">
            <text:p>Add new tab for Dashboard starts with number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3];6;1)&gt;MID([.F62];6;1);&quot;&quot;;MAX([.A$7:.A62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3];6;1)&gt;MID([.F62];6;1);[.C62];[.C62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64];6;1)&gt;MID([.F63];6;1);&quot;&quot;;MAX([.A$7:.A63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4];6;1)&gt;MID([.F63];6;1);[.C63];[.C63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60" office:value-type="string">
            <text:p>Step 3: Add new tab start with number</text:p>
          </table:table-cell>
          <table:table-cell table:style-name="ce260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65];6;1)&gt;MID([.F64];6;1);&quot;&quot;;MAX([.A$7:.A64])+1)" office:value-type="float" office:value="20">
            <text:p>020</text:p>
          </table:table-cell>
          <table:table-cell table:style-name="ce241" office:value-type="string">
            <text:p>FNC_SOC_PEO_24</text:p>
          </table:table-cell>
          <table:table-cell table:style-name="ce217" table:formula="of:=IF(MID([.F65];6;1)&gt;MID([.F64];6;1);[.C64];[.C64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66];6;1)&gt;MID([.F65];6;1);&quot;&quot;;MAX([.A$7:.A65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6];6;1)&gt;MID([.F65];6;1);[.C65];[.C65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starts with <text:s/>underscore, </text:span><text:span text:style-name="T31">dash</text:span><text:span text:style-name="T30"> and dot</text:span>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67];6;1)&gt;MID([.F66];6;1);&quot;&quot;;MAX([.A$7:.A66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7];6;1)&gt;MID([.F66];6;1);[.C66];[.C66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starts with <text:s/>underscore, </text:span><text:span text:style-name="T31">dash</text:span><text:span text:style-name="T30"> and dot</text:span></text:p>
          </table:table-cell>
          <table:table-cell table:style-name="ce260" office:value-type="string">
            <text:p>Step 3: Add new tab start <text:span text:style-name="T30">with <text:s/>underscore, </text:span><text:span text:style-name="T31">dash</text:span><text:span text:style-name="T30"> and dot</text:span></text:p>
          </table:table-cell>
          <table:table-cell table:style-name="ce260" office:value-type="string">
            <text:p>- Click corresponding cross (+) icon on Tabbed Dashboard Portlet</text:p>
            <text:p>- Input name for new tab start with <text:span text:style-name="T9">underscore, dash and dot </text:span><text:s/>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8];6;1)&gt;MID([.F67];6;1);&quot;&quot;;MAX([.A$7:.A67])+1)" office:value-type="float" office:value="21">
            <text:p>021</text:p>
          </table:table-cell>
          <table:table-cell table:style-name="ce241" office:value-type="string">
            <text:p>FNC_SOC_PEO_24</text:p>
          </table:table-cell>
          <table:table-cell table:style-name="ce217" table:formula="of:=IF(MID([.F68];6;1)&gt;MID([.F67];6;1);[.C67];[.C67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Add new tab for Dashboard contains special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9];6;1)&gt;MID([.F68];6;1);&quot;&quot;;MAX([.A$7:.A68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9];6;1)&gt;MID([.F68];6;1);[.C68];[.C68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70];6;1)&gt;MID([.F69];6;1);&quot;&quot;;MAX([.A$7:.A69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70];6;1)&gt;MID([.F69];6;1);[.C69];[.C69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60" office:value-type="string">
            <text:p>Step 3: Add new tab contains special characters</text:p>
          </table:table-cell>
          <table:table-cell table:style-name="ce260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71];6;1)&gt;MID([.F70];6;1);&quot;&quot;;MAX([.A$7:.A70])+1)" office:value-type="float" office:value="22">
            <text:p>022</text:p>
          </table:table-cell>
          <table:table-cell table:style-name="ce241" office:value-type="string">
            <text:p>FNC_SOC_PEO_24</text:p>
          </table:table-cell>
          <table:table-cell table:style-name="ce217" table:formula="of:=IF(MID([.F71];6;1)&gt;MID([.F70];6;1);[.C70];[.C70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2" office:value-type="string">
            <text:p><text:span text:style-name="T4">Add new tab for Dashboard </text:span>when name over 50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2];6;1)&gt;MID([.F71];6;1);&quot;&quot;;MAX([.A$7:.A71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72];6;1)&gt;MID([.F71];6;1);[.C71];[.C71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</text:span>when name over 50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73];6;1)&gt;MID([.F72];6;1);&quot;&quot;;MAX([.A$7:.A72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73];6;1)&gt;MID([.F72];6;1);[.C72];[.C72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</text:span><text:span text:style-name="T4"> </text:span>when name over 50 characters</text:p>
          </table:table-cell>
          <table:table-cell table:style-name="ce260" office:value-type="string">
            <text:p>Step 3: Add new tab over 50 characters</text:p>
          </table:table-cell>
          <table:table-cell table:style-name="ce260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0" office:value-type="string">
            <text:p>- New tab is added for dashboard successfully and not exceed 50 character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4];6;1)&gt;MID([.F73];6;1);&quot;&quot;;MAX([.A$7:.A73])+1)" office:value-type="float" office:value="23">
            <text:p>023</text:p>
          </table:table-cell>
          <table:table-cell table:style-name="ce241" office:value-type="string">
            <text:p>FNC_SOC_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9" office:value-type="string">
            <text:p>Edit tab for Dashboard with 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5];6;1)&gt;MID([.F74];6;1);&quot;&quot;;MAX([.A$7:.A74])+1)">
            <text:p/>
          </table:table-cell>
          <table:table-cell table:style-name="ce241" office:value-type="string">
            <text:p>FNC_SOC_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76];6;1)&gt;MID([.F75];6;1);&quot;&quot;;MAX([.A$7:.A75])+1)">
            <text:p/>
          </table:table-cell>
          <table:table-cell table:style-name="ce241" office:value-type="string">
            <text:p>FNC_SOC_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53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and click enter</text:p>
          </table:table-cell>
          <table:table-cell table:style-name="ce268" office:value-type="string">
            <text:p>Edit name for tab successfully. Tab is displayed <text:s/>with edited nam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7];6;1)&gt;MID([.F76];6;1);&quot;&quot;;MAX([.A$7:.A76])+1)" office:value-type="float" office:value="24">
            <text:p>024</text:p>
          </table:table-cell>
          <table:table-cell table:style-name="ce241" office:value-type="string">
            <text:p>FNC_SOC_PEO_25</text:p>
          </table:table-cell>
          <table:table-cell table:style-name="ce217" table:formula="of:=IF(MID([.F77];6;1)&gt;MID([.F76];6;1);[.C76];[.C76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54" office:value-type="string">
            <text:p>Edit tab for Dashboard with in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8];6;1)&gt;MID([.F77];6;1);&quot;&quot;;MAX([.A$7:.A77])+1)">
            <text:p/>
          </table:table-cell>
          <table:table-cell table:style-name="ce241" office:value-type="string">
            <text:p>FNC_SOC_PEO_25</text:p>
          </table:table-cell>
          <table:table-cell table:style-name="ce217" table:formula="of:=IF(MID([.F78];6;1)&gt;MID([.F77];6;1);[.C77];[.C77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f:=IF(MID([.F79];6;1)&gt;MID([.F78];6;1);&quot;&quot;;MAX([.A$7:.A78])+1)">
            <text:p/>
          </table:table-cell>
          <table:table-cell table:style-name="ce241" office:value-type="string">
            <text:p>FNC_SOC_PEO_25</text:p>
          </table:table-cell>
          <table:table-cell table:style-name="ce217" table:formula="of:=IF(MID([.F79];6;1)&gt;MID([.F78];6;1);[.C78];[.C78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with invalid values( start with number, <text:span text:style-name="T30">underscore, </text:span><text:span text:style-name="T31">dash</text:span><text:span text:style-name="T30"> and dot and contain special characters)</text:span>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0];6;1)&gt;MID([.F79];6;1);&quot;&quot;;MAX([.A$7:.A79])+1)" office:value-type="float" office:value="25">
            <text:p>025</text:p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1];6;1)&gt;MID([.F80];6;1);&quot;&quot;;MAX([.A$7:.A80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2];6;1)&gt;MID([.F81];6;1);&quot;&quot;;MAX([.A$7:.A81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OK</text:span><text:span text:style-name="T35"> to confirm</text:span></text:p>
          </table:table-cell>
          <table:table-cell table:style-name="ce268" office:value-type="string">
            <text:p>Delete tab successfully, deleted tab disappears in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3];6;1)&gt;MID([.F82];6;1);&quot;&quot;;MAX([.A$7:.A82])+1)" office:value-type="float" office:value="26">
            <text:p>026</text:p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49" office:value-type="string">
            <text:p>Delete tab for Dashboard without confirmation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4];6;1)&gt;MID([.F83];6;1);&quot;&quot;;MAX([.A$7:.A83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5];6;1)&gt;MID([.F84];6;1);&quot;&quot;;MAX([.A$7:.A84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Cancel</text:span><text:span text:style-name="T35"> in confirm message</text:span></text:p>
          </table:table-cell>
          <table:table-cell table:style-name="ce109" office:value-type="string">
            <text:p><text:span text:style-name="T38">- Message form is closed</text:span></text:p>
            <text:p><text:span text:style-name="T38">- No tab is deleted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6];6;1)&gt;MID([.F85];6;1);&quot;&quot;;MAX([.A$7:.A85])+1)" office:value-type="float" office:value="27">
            <text:p>027</text:p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he last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7];6;1)&gt;MID([.F86];6;1);&quot;&quot;;MAX([.A$7:.A86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88];6;1)&gt;MID([.F87];6;1);&quot;&quot;;MAX([.A$7:.A87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60" office:value-type="string">
            <text:p>Step 3: Delete the last tab for Dashboard</text:p>
          </table:table-cell>
          <table:table-cell table:style-name="ce260" office:value-type="string">
            <text:p>- Click corresponding cross (x) icon on Tabbed Dashboard Portlet to delete the last tab</text:p>
            <text:p><text:span text:style-name="T34">- Click </text:span><text:span text:style-name="T6">OK</text:span><text:span text:style-name="T35"> to confirm</text:span></text:p>
          </table:table-cell>
          <table:table-cell table:style-name="ce269" office:value-type="string">
            <text:p>Show message alert Can not </text:p>
            <text:p>delete the last tab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9];6;1)&gt;MID([.F88];6;1);&quot;&quot;;MAX([.A$7:.A88])+1)" office:value-type="float" office:value="28">
            <text:p>028</text:p>
          </table:table-cell>
          <table:table-cell table:style-name="ce223" office:value-type="string">
            <text:p>FNC_SOC_PEO_27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76" office:value-type="string">
            <text:p>Share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9">
          <table:table-cell table:style-name="ce217" table:formula="of:=IF(MID([.F90];6;1)&gt;MID([.F89];6;1);&quot;&quot;;MAX([.A$7:.A89])+1)">
            <text:p/>
          </table:table-cell>
          <table:table-cell table:style-name="ce223" office:value-type="string">
            <text:p>FNC_SOC_PEO_27</text:p>
          </table:table-cell>
          <table:table-cell table:style-name="ce217" table:formula="of:=IF(MID([.F90];6;1)&gt;MID([.F89];6;1);[.C89];[.C89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1];6;1)&gt;MID([.F90];6;1);&quot;&quot;;MAX([.A$7:.A90])+1)">
            <text:p/>
          </table:table-cell>
          <table:table-cell table:style-name="ce223" office:value-type="string">
            <text:p>FNC_SOC_PEO_27</text:p>
          </table:table-cell>
          <table:table-cell table:style-name="ce217" table:formula="of:=IF(MID([.F91];6;1)&gt;MID([.F90];6;1);[.C90];[.C90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3: Share link</text:p>
          </table:table-cell>
          <table:table-cell table:style-name="ce264" office:value-type="string">
            <text:p><text:span text:style-name="T36">- Click on icon of maximize view</text:span></text:p>
            <text:p><text:span text:style-name="T36">- Select a link on list in gadget and click </text:span><text:span text:style-name="T37">Share</text:span></text:p>
          </table:table-cell>
          <table:table-cell table:style-name="ce256" office:value-type="string">
            <text:p><text:span text:style-name="T8">- Show content of gadget at maximize</text:span></text:p>
            <text:p><text:span text:style-name="T8">- Share link successfully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3">
          <table:table-cell table:style-name="ce217" table:formula="of:=IF(MID([.F92];6;1)&gt;MID([.F91];6;1);&quot;&quot;;MAX([.A$7:.A91])+1)">
            <text:p/>
          </table:table-cell>
          <table:table-cell table:style-name="ce223" office:value-type="string">
            <text:p>FNC_SOC_PEO_27</text:p>
          </table:table-cell>
          <table:table-cell table:style-name="ce217" table:formula="of:=IF(MID([.F92];6;1)&gt;MID([.F91];6;1);[.C91];[.C91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4: Check after share link</text:p>
          </table:table-cell>
          <table:table-cell table:style-name="ce256" office:value-type="string">
            <text:p>- Go to My profile and select Activity</text:p>
          </table:table-cell>
          <table:table-cell table:style-name="ce256" office:value-type="string">
            <text:p>- Show link is shared in activity of memb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3];6;1)&gt;MID([.F92];6;1);&quot;&quot;;MAX([.A$7:.A92])+1)" office:value-type="float" office:value="29">
            <text:p>029</text:p>
          </table:table-cell>
          <table:table-cell table:style-name="ce223" office:value-type="string">
            <text:p>FNC_SOC_PEO_28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77" office:value-type="string">
            <text:p>View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9">
          <table:table-cell table:style-name="ce217" table:formula="of:=IF(MID([.F94];6;1)&gt;MID([.F93];6;1);&quot;&quot;;MAX([.A$7:.A93])+1)">
            <text:p/>
          </table:table-cell>
          <table:table-cell table:style-name="ce223" office:value-type="string">
            <text:p>FNC_SOC_PEO_28</text:p>
          </table:table-cell>
          <table:table-cell table:style-name="ce217" table:formula="of:=IF(MID([.F94];6;1)&gt;MID([.F93];6;1);[.C93];[.C93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5];6;1)&gt;MID([.F94];6;1);&quot;&quot;;MAX([.A$7:.A94])+1)">
            <text:p/>
          </table:table-cell>
          <table:table-cell table:style-name="ce223" office:value-type="string">
            <text:p>FNC_SOC_PEO_28</text:p>
          </table:table-cell>
          <table:table-cell table:style-name="ce217" table:formula="of:=IF(MID([.F95];6;1)&gt;MID([.F94];6;1);[.C94];[.C94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256" office:value-type="string">
            <text:p>Step 3: View link</text:p>
          </table:table-cell>
          <table:table-cell table:style-name="ce264" office:value-type="string">
            <text:p><text:span text:style-name="T36">- Click on icon of maximize view</text:span></text:p>
            <text:p><text:span text:style-name="T36">- Select a link on list in gadget and click </text:span><text:span text:style-name="T37">View link</text:span></text:p>
          </table:table-cell>
          <table:table-cell table:style-name="ce256" office:value-type="string">
            <text:p><text:span text:style-name="T8">- Show content of gadget at maximize</text:span></text:p>
            <text:p><text:span text:style-name="T8">- This link is displayed on other tab of browser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" table:number-rows-repeated="1048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nvas" table:style-name="ta1" table:print="false">
        <office:forms form:automatic-focus="false" form:apply-design-mode="false"/>
        <table:table-column table:style-name="co11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f:=COUNTIF([.L$7:.L$1008];[.$K2])" office:value-type="float" office:value="0">
            <text:p>0</text:p>
          </table:table-cell>
          <table:table-cell table:style-name="ce272" table:formula="of:=COUNTIF([.M$7:.M$1008];[.$K2])" office:value-type="float" office:value="0">
            <text:p>0</text:p>
          </table:table-cell>
          <table:table-cell table:style-name="ce272" table:formula="of:=COUNTIF([.N$7:.N$1008];[.$K2])" office:value-type="float" office:value="0">
            <text:p>0</text:p>
          </table:table-cell>
          <table:table-cell table:style-name="ce272" table:formula="of:=COUNTIF([.O$7:.O$1008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Canvas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f:=COUNTIF([.L$7:.L$1008];[.$K3])" office:value-type="float" office:value="0">
            <text:p>0</text:p>
          </table:table-cell>
          <table:table-cell table:style-name="ce272" table:formula="of:=COUNTIF([.M$7:.M$1008];[.$K3])" office:value-type="float" office:value="0">
            <text:p>0</text:p>
          </table:table-cell>
          <table:table-cell table:style-name="ce272" table:formula="of:=COUNTIF([.N$7:.N$1008];[.$K3])" office:value-type="float" office:value="0">
            <text:p>0</text:p>
          </table:table-cell>
          <table:table-cell table:style-name="ce272" table:formula="of:=COUNTIF([.O$7:.O$1008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Total Main Cases:</text:p>
          </table:table-cell>
          <table:table-cell table:style-name="ce242" table:formula="of:=MAX([.A7:.A994])" office:value-type="float" office:value="9" table:number-columns-spanned="3" table:number-rows-spanned="1">
            <text:p>9</text:p>
          </table:table-cell>
          <table:covered-table-cell table:style-name="ce243"/>
          <table:covered-table-cell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f:=COUNTIF([.L$7:.L$1008];[.$K4])" office:value-type="float" office:value="0">
            <text:p>0</text:p>
          </table:table-cell>
          <table:table-cell table:style-name="ce272" table:formula="of:=COUNTIF([.M$7:.M$1008];[.$K4])" office:value-type="float" office:value="0">
            <text:p>0</text:p>
          </table:table-cell>
          <table:table-cell table:style-name="ce272" table:formula="of:=COUNTIF([.N$7:.N$1008];[.$K4])" office:value-type="float" office:value="0">
            <text:p>0</text:p>
          </table:table-cell>
          <table:table-cell table:style-name="ce272" table:formula="of:=COUNTIF([.O$7:.O$1008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f:=COUNTIF([.L$7:.L$1008];[.$K5])" office:value-type="float" office:value="0">
            <text:p>0</text:p>
          </table:table-cell>
          <table:table-cell table:style-name="ce272" table:formula="of:=COUNTIF([.M$7:.M$1008];[.$K5])" office:value-type="float" office:value="0">
            <text:p>0</text:p>
          </table:table-cell>
          <table:table-cell table:style-name="ce272" table:formula="of:=COUNTIF([.N$7:.N$1008];[.$K5])" office:value-type="float" office:value="0">
            <text:p>0</text:p>
          </table:table-cell>
          <table:table-cell table:style-name="ce272" table:formula="of:=COUNTIF([.O$7:.O$1008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3">
          <table:table-cell table:style-name="ce277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243" table:number-columns-repeated="17"/>
          <table:table-cell table:number-columns-repeated="9"/>
        </table:table-row>
        <table:table-row table:style-name="ro22">
          <table:table-cell table:style-name="ce128" office:value-type="float" office:value="1">
            <text:p>001</text:p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53" office:value-type="string">
            <text:p>Execute new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7">
          <table:table-cell table:style-name="ce217" table:formula="of:=IF(MID([.F8];6;1)&gt;MID([.F7];6;1);&quot;&quot;;MAX([.A$7:.A7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8];6;1)&gt;MID([.F7];6;1);[.C7];[.C7]+1)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102" office:value-type="string">
            <text:p>Execute new code</text:p>
          </table:table-cell>
          <table:table-cell table:style-name="ce104" office:value-type="string">
            <text:p>Step 2: Execute new code</text:p>
          </table:table-cell>
          <table:table-cell table:style-name="ce104" office:value-type="string">
            <text:p>- Enter some valid code into Editor area.</text:p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9">
          <table:table-cell table:style-name="ce217" table:formula="of:=IF(MID([.F9];6;1)&gt;MID([.F8];6;1);&quot;&quot;;MAX([.A$7:.A8])+1)" office:value-type="float" office:value="2">
            <text:p>002</text:p>
          </table:table-cell>
          <table:table-cell table:style-name="ce281" office:value-type="string">
            <text:p>FNC_SOC_PEO_29</text:p>
          </table:table-cell>
          <table:table-cell table:style-name="ce217" table:formula="of:=IF(MID([.F9];6;1)&gt;MID([.F8];6;1);[.C8];[.C8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Sav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style-name="ce82" table:number-columns-repeated="9"/>
        </table:table-row>
        <table:table-row table:style-name="ro14">
          <table:table-cell table:style-name="ce217" table:formula="of:=IF(MID([.F10];6;1)&gt;MID([.F9];6;1);&quot;&quot;;MAX([.A$7:.A9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10];6;1)&gt;MID([.F9];6;1);[.C9];[.C9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2: Click button [save]</text:p>
          </table:table-cell>
          <table:table-cell table:style-name="ce104" office:value-type="string">
            <text:p>- Enter some valid code into Editor area.</text:p>
            <text:p>- Click on [Save] button</text:p>
          </table:table-cell>
          <table:table-cell table:style-name="ce108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1];6;1)&gt;MID([.F10];6;1);&quot;&quot;;MAX([.A$7:.A10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2];6;1)&gt;MID([.F11];6;1);&quot;&quot;;MAX([.A$7:.A11])+1)" office:value-type="float" office:value="3">
            <text:p>003</text:p>
          </table:table-cell>
          <table:table-cell table:style-name="ce281" office:value-type="string">
            <text:p>FNC_SOC_PEO_29</text:p>
          </table:table-cell>
          <table:table-cell table:style-name="ce217" table:formula="of:=IF(MID([.F12];6;1)&gt;MID([.F11];6;1);[.C11];[.C11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Save code as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3];6;1)&gt;MID([.F12];6;1);&quot;&quot;;MAX([.A$7:.A12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13];6;1)&gt;MID([.F12];6;1);[.C12];[.C12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4];6;1)&gt;MID([.F13];6;1);&quot;&quot;;MAX([.A$7:.A13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14];6;1)&gt;MID([.F13];6;1);[.C13];[.C13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5];6;1)&gt;MID([.F14];6;1);&quot;&quot;;MAX([.A$7:.A14])+1)" office:value-type="float" office:value="4">
            <text:p>004</text:p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Cancel saving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6];6;1)&gt;MID([.F15];6;1);&quot;&quot;;MAX([.A$7:.A15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7];6;1)&gt;MID([.F16];6;1);&quot;&quot;;MAX([.A$7:.A16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cancel] button</text:p>
          </table:table-cell>
          <table:table-cell table:style-name="ce108" office:value-type="string">
            <text:p>Code has yet saved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8];6;1)&gt;MID([.F17];6;1);&quot;&quot;;MAX([.A$7:.A17])+1)" office:value-type="float" office:value="5">
            <text:p>005</text:p>
          </table:table-cell>
          <table:table-cell table:style-name="ce281" office:value-type="string">
            <text:p>FNC_SOC_PEO_29</text:p>
          </table:table-cell>
          <table:table-cell table:style-name="ce217" table:formula="of:=IF(MID([.F18];6;1)&gt;MID([.F17];6;1);[.C17];[.C17]+1)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Loa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9];6;1)&gt;MID([.F18];6;1);&quot;&quot;;MAX([.A$7:.A18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Loa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0];6;1)&gt;MID([.F19];6;1);&quot;&quot;;MAX([.A$7:.A19])+1)" office:value-type="float" office:value="6">
            <text:p>006</text:p>
          </table:table-cell>
          <table:table-cell table:style-name="ce281" office:value-type="string">
            <text:p>FNC_SOC_PEO_29</text:p>
          </table:table-cell>
          <table:table-cell table:style-name="ce217" table:formula="of:=IF(MID([.F20];6;1)&gt;MID([.F19];6;1);[.C19];[.C19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Execute exite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21];6;1)&gt;MID([.F20];6;1);&quot;&quot;;MAX([.A$7:.A20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1];6;1)&gt;MID([.F20];6;1);[.C20];[.C20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22];6;1)&gt;MID([.F21];6;1);&quot;&quot;;MAX([.A$7:.A21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2];6;1)&gt;MID([.F21];6;1);[.C21];[.C21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3: Execute code</text:p>
          </table:table-cell>
          <table:table-cell table:style-name="ce104" office:value-type="string"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3];6;1)&gt;MID([.F22];6;1);&quot;&quot;;MAX([.A$7:.A22])+1)" office:value-type="float" office:value="7">
            <text:p>007</text:p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Delet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20">
          <table:table-cell table:style-name="ce217" table:formula="of:=IF(MID([.F24];6;1)&gt;MID([.F23];6;1);&quot;&quot;;MAX([.A$7:.A23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4];6;1)&gt;MID([.F23];6;1);[.C23];[.C23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5];6;1)&gt;MID([.F24];6;1);&quot;&quot;;MAX([.A$7:.A24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5];6;1)&gt;MID([.F24];6;1);[.C24];[.C24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3: Delete code</text:p>
          </table:table-cell>
          <table:table-cell table:style-name="ce104" office:value-type="string">
            <text:p>- Click on [Delete]</text:p>
          </table:table-cell>
          <table:table-cell table:style-name="ce104" office:value-type="string">
            <text:p>Delete this source code from data bas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6];6;1)&gt;MID([.F25];6;1);&quot;&quot;;MAX([.A$7:.A25])+1)" office:value-type="float" office:value="8">
            <text:p>008</text:p>
          </table:table-cell>
          <table:table-cell table:style-name="ce281" office:value-type="string">
            <text:p>FNC_SOC_PEO_29</text:p>
          </table:table-cell>
          <table:table-cell table:style-name="ce217" table:formula="of:=IF(MID([.F26];6;1)&gt;MID([.F25];6;1);[.C25];[.C25]+1)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larg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7];6;1)&gt;MID([.F26];6;1);&quot;&quot;;MAX([.A$7:.A26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larger</text:p>
          </table:table-cell>
          <table:table-cell table:style-name="ce104" office:value-type="string">
            <text:p>Step 2: View larger editor area </text:p>
          </table:table-cell>
          <table:table-cell table:style-name="ce104" office:value-type="string">
            <text:p>- Click on [Larger]</text:p>
          </table:table-cell>
          <table:table-cell table:style-name="ce104" office:value-type="string">
            <text:p>- The editor area is larg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8];6;1)&gt;MID([.F27];6;1);&quot;&quot;;MAX([.A$7:.A27])+1)" office:value-type="float" office:value="9">
            <text:p>009</text:p>
          </table:table-cell>
          <table:table-cell table:style-name="ce281" office:value-type="string">
            <text:p>FNC_SOC_PEO_29</text:p>
          </table:table-cell>
          <table:table-cell table:style-name="ce217" table:formula="of:=IF(MID([.F28];6;1)&gt;MID([.F27];6;1);[.C27];[.C27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small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9];6;1)&gt;MID([.F28];6;1);&quot;&quot;;MAX([.A$7:.A28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9];6;1)&gt;MID([.F28];6;1);[.C28];[.C28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smaller</text:p>
          </table:table-cell>
          <table:table-cell table:style-name="ce104" office:value-type="string">
            <text:p>Step 2: View smaller editor area </text:p>
          </table:table-cell>
          <table:table-cell table:style-name="ce104" office:value-type="string">
            <text:p>- Click on [smaller]</text:p>
          </table:table-cell>
          <table:table-cell table:style-name="ce104" office:value-type="string">
            <text:p>- The editor area is small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8"/>
          <table:table-cell table:style-name="ce282"/>
          <table:table-cell table:style-name="ce279"/>
          <table:table-cell table:style-name="ce288"/>
          <table:table-cell table:style-name="ce99"/>
          <table:table-cell table:style-name="ce104"/>
          <table:table-cell table:style-name="ce298"/>
          <table:table-cell table:style-name="ce301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8"/>
          <table:table-cell table:style-name="ce282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60"/>
          <table:table-cell table:style-name="ce104" table:number-columns-repeated="2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99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1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2"/>
          <table:table-cell table:style-name="ce109" table:number-columns-repeated="2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80"/>
          <table:table-cell table:style-name="ce284"/>
          <table:table-cell table:style-name="ce280"/>
          <table:table-cell table:style-name="ce288"/>
          <table:table-cell table:style-name="ce290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4"/>
          <table:table-cell table:style-name="ce280"/>
          <table:table-cell table:style-name="ce288"/>
          <table:table-cell table:style-name="ce291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8"/>
          <table:table-cell table:style-name="ce290"/>
          <table:table-cell table:style-name="ce297"/>
          <table:table-cell table:style-name="ce299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3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3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3"/>
          <table:table-cell table:style-name="ce30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 table:number-rows-repeated="8">
          <table:table-cell table:style-name="ce239"/>
          <table:table-cell table:style-name="ce240"/>
          <table:table-cell table:style-name="ce239" table:number-columns-repeated="245"/>
          <table:table-cell table:number-columns-repeated="9"/>
        </table:table-row>
        <table:table-row table:style-name="ro1" table:number-rows-repeated="1048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5" table:default-cell-style-name="Default"/>
        <table:table-row table:style-name="ro32">
          <table:table-cell table:style-name="ce306" office:value-type="string" table:number-columns-spanned="5" table:number-rows-spanned="1">
            <text:p>Portal Main Functionalities List</text:p>
          </table:table-cell>
          <table:covered-table-cell table:style-name="ce312"/>
          <table:covered-table-cell table:style-name="ce312"/>
          <table:covered-table-cell table:style-name="ce312"/>
          <table:covered-table-cell table:style-name="ce312"/>
          <table:table-cell table:style-name="ce313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3">
          <table:table-cell table:style-name="ce307" office:value-type="string">
            <text:p>Id</text:p>
          </table:table-cell>
          <table:table-cell table:style-name="ce313" office:value-type="string">
            <text:p>Portlet</text:p>
          </table:table-cell>
          <table:table-cell table:style-name="ce313" office:value-type="string">
            <text:p>Functional Group</text:p>
          </table:table-cell>
          <table:table-cell table:style-name="ce313" office:value-type="string">
            <text:p>Functionality</text:p>
          </table:table-cell>
          <table:table-cell table:style-name="ce313" office:value-type="string">
            <text:p>Functionality summary</text:p>
          </table:table-cell>
          <table:covered-table-cell table:style-name="ce328"/>
          <table:table-cell table:number-columns-repeated="244"/>
        </table:table-row>
        <table:table-row table:style-name="ro17">
          <table:table-cell table:style-name="ce308" office:value-type="string">
            <text:p>FNC_SOC_PEO_01</text:p>
          </table:table-cell>
          <table:table-cell table:style-name="ce314" office:value-type="string">
            <text:p>People</text:p>
          </table:table-cell>
          <table:table-cell table:style-name="ce316" office:value-type="string">
            <text:p>Access People/profile</text:p>
          </table:table-cell>
          <table:table-cell table:style-name="ce323" office:value-type="string">
            <text:p>Access People/profile page</text:p>
          </table:table-cell>
          <table:table-cell table:style-name="ce324" office:value-type="string">
            <text:p>Access the people and profile page</text:p>
          </table:table-cell>
          <table:table-cell table:style-name="ce329" table:formula="of:=SUMPRODUCT(([People.B$5:People.B$1015]=[.$A3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2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Invited user</text:p>
          </table:table-cell>
          <table:table-cell table:style-name="ce51" office:value-type="string">
            <text:p>Invited user to become friend</text:p>
          </table:table-cell>
          <table:table-cell table:style-name="ce324" office:value-type="string">
            <text:p>Create relationship between two users</text:p>
          </table:table-cell>
          <table:table-cell table:style-name="ce329" table:formula="of:=SUMPRODUCT(([People.B$5:People.B$1015]=[.$A4])*([People.A$5:People.A$1015]&lt;&gt;&quot;&quot;))" office:value-type="float" office:value="7">
            <text:p>7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3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Remove relation</text:p>
          </table:table-cell>
          <table:table-cell table:style-name="ce53" office:value-type="string">
            <text:p>Remove invitation</text:p>
          </table:table-cell>
          <table:table-cell table:style-name="ce324" office:value-type="string">
            <text:p>Remove relationship between two users</text:p>
          </table:table-cell>
          <table:table-cell table:style-name="ce329" table:formula="of:=SUMPRODUCT(([People.B$5:People.B$1015]=[.$A5])*([People.A$5:People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04</text:p>
          </table:table-cell>
          <table:table-cell table:style-name="ce315" office:value-type="string">
            <text:p>People</text:p>
          </table:table-cell>
          <table:table-cell table:style-name="ce320" office:value-type="string">
            <text:p>Revoke invitation</text:p>
          </table:table-cell>
          <table:table-cell table:style-name="ce53" office:value-type="string">
            <text:p>Revoke invitation</text:p>
          </table:table-cell>
          <table:table-cell table:style-name="ce324" office:value-type="string">
            <text:p>Revoke relationship between two users</text:p>
          </table:table-cell>
          <table:table-cell table:style-name="ce329" table:formula="of:=SUMPRODUCT(([People.B$5:People.B$1015]=[.$A6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31">
          <table:table-cell table:style-name="ce308" office:value-type="string">
            <text:p>FNC_SOC_PEO_05</text:p>
          </table:table-cell>
          <table:table-cell table:style-name="ce315" office:value-type="string">
            <text:p>People</text:p>
          </table:table-cell>
          <table:table-cell office:value-type="string">
            <text:p>S<text:span text:style-name="T39">earch</text:span>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People.B$5:People.B$1015]=[.$A7])*([People.A$5:People.A$1015]&lt;&gt;&quot;&quot;))" office:value-type="float" office:value="19">
            <text:p>19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6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9" table:formula="of:=SUMPRODUCT(([Profile.B$5:Profile.B$1015]=[.$A8])*([Profile.A$5:Profile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7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9" table:formula="of:=SUMPRODUCT(([Profile.B$5:Profile.B$1015]=[.$A9])*([Profile.A$5:Profile.A$1015]&lt;&gt;&quot;&quot;))" office:value-type="float" office:value="70">
            <text:p>70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08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View/add activity</text:p>
          </table:table-cell>
          <table:table-cell table:style-name="ce324" office:value-type="string">
            <text:p>View/add activity</text:p>
          </table:table-cell>
          <table:table-cell table:style-name="ce329"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09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Add shared link</text:p>
          </table:table-cell>
          <table:table-cell table:style-name="ce324" office:value-type="string">
            <text:p>Add shared link</text:p>
          </table:table-cell>
          <table:table-cell table:style-name="ce329"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10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Like/unlike an activity</text:p>
          </table:table-cell>
          <table:table-cell table:style-name="ce324" office:value-type="string">
            <text:p>Like/unlike an activity</text:p>
          </table:table-cell>
          <table:table-cell table:style-name="ce329"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11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Comment on activity</text:p>
          </table:table-cell>
          <table:table-cell table:style-name="ce324" office:value-type="string">
            <text:p>Comment on activity</text:p>
          </table:table-cell>
          <table:table-cell table:style-name="ce329"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2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Delete an activity</text:p>
          </table:table-cell>
          <table:table-cell table:style-name="ce324" office:value-type="string">
            <text:p>Delete an activity</text:p>
          </table:table-cell>
          <table:table-cell table:style-name="ce329"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3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how relation</text:p>
          </table:table-cell>
          <table:table-cell table:style-name="ce324" office:value-type="string">
            <text:p>Show relation</text:p>
          </table:table-cell>
          <table:table-cell table:style-name="ce329" table:formula="of:=SUMPRODUCT(([Relation.B$5:Relation.B$1015]=[.$A15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4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16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5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relation</text:p>
          </table:table-cell>
          <table:table-cell table:style-name="ce324" office:value-type="string">
            <text:p>Delete relation</text:p>
          </table:table-cell>
          <table:table-cell table:style-name="ce329" table:formula="of:=SUMPRODUCT(([Relation.B$5:Relation.B$1015]=[.$A17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16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Invited user to become friend</text:p>
          </table:table-cell>
          <table:table-cell table:style-name="ce324" office:value-type="string">
            <text:p>Invited user to become friend</text:p>
          </table:table-cell>
          <table:table-cell table:style-name="ce329" table:formula="of:=SUMPRODUCT(([Relation.B$5:Relation.B$1015]=[.$A18])*([Relation.A$5:Relation.A$1015]&lt;&gt;&quot;&quot;))" office:value-type="float" office:value="3">
            <text:p>3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7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invitation</text:p>
          </table:table-cell>
          <table:table-cell table:style-name="ce324" office:value-type="string">
            <text:p>Delete invitation</text:p>
          </table:table-cell>
          <table:table-cell table:style-name="ce329" table:formula="of:=SUMPRODUCT(([Relation.B$5:Relation.B$1015]=[.$A19])*([Relation.A$5:Relation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8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20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9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Request user</text:p>
          </table:table-cell>
          <table:table-cell table:style-name="ce324" office:value-type="string">
            <text:p>Request user to become friend</text:p>
          </table:table-cell>
          <table:table-cell table:style-name="ce329" table:formula="of:=SUMPRODUCT(([Relation.B$5:Relation.B$1015]=[.$A21])*([Relation.A$5:Relation.A$1015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">
          <table:table-cell table:style-name="ce308" office:value-type="string">
            <text:p>FNC_SOC_PEO_20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Show form </text:p>
          </table:table-cell>
          <table:table-cell table:style-name="ce324" office:value-type="string">
            <text:p>View Dashboard portlet</text:p>
          </table:table-cell>
          <table:table-cell table:style-name="ce329"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1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Add gadget</text:p>
          </table:table-cell>
          <table:table-cell table:style-name="ce324" office:value-type="string">
            <text:p>Add gadget into dashboard</text:p>
          </table:table-cell>
          <table:table-cell table:style-name="ce329"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2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Drap &amp; Drop</text:p>
          </table:table-cell>
          <table:table-cell table:style-name="ce324" office:value-type="string">
            <text:p>Drap &amp; Drop gadget into space</text:p>
          </table:table-cell>
          <table:table-cell table:style-name="ce329"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3">
          <table:table-cell table:style-name="ce308" office:value-type="string">
            <text:p>FNC_SOC_PEO_23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View maximize/minimize</text:p>
          </table:table-cell>
          <table:table-cell table:style-name="ce324" office:value-type="string">
            <text:p>View gadget at maximize/minimize</text:p>
          </table:table-cell>
          <table:table-cell table:style-name="ce329"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4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Add new tab</text:p>
          </table:table-cell>
          <table:table-cell table:style-name="ce81" office:value-type="string">
            <text:p>Add new tab for Dashboard</text:p>
          </table:table-cell>
          <table:table-cell table:style-name="ce329"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5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Edit tab</text:p>
          </table:table-cell>
          <table:table-cell table:style-name="ce81" office:value-type="string">
            <text:p>Edit tab for Dashboard</text:p>
          </table:table-cell>
          <table:table-cell table:style-name="ce329"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6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Delete tab</text:p>
          </table:table-cell>
          <table:table-cell table:style-name="ce81" office:value-type="string">
            <text:p>Delete tab for Dashboard</text:p>
          </table:table-cell>
          <table:table-cell table:style-name="ce329"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7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Share link</text:p>
          </table:table-cell>
          <table:table-cell table:style-name="ce81" office:value-type="string">
            <text:p>Show link is shared </text:p>
          </table:table-cell>
          <table:table-cell table:style-name="ce329"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8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3" office:value-type="string">
            <text:p>View link</text:p>
          </table:table-cell>
          <table:table-cell table:style-name="ce81" office:value-type="string">
            <text:p>View link</text:p>
          </table:table-cell>
          <table:table-cell table:style-name="ce329"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7">
          <table:table-cell table:style-name="ce308" office:value-type="string">
            <text:p>FNC_SOC_PEO_29</text:p>
          </table:table-cell>
          <table:table-cell table:style-name="ce315" office:value-type="string">
            <text:p>Canvas</text:p>
          </table:table-cell>
          <table:table-cell table:style-name="ce316" office:value-type="string">
            <text:p>Run <text:s/>Code</text:p>
          </table:table-cell>
          <table:table-cell table:style-name="ce324" office:value-type="string">
            <text:p>execute, save,delete source code</text:p>
          </table:table-cell>
          <table:table-cell table:style-name="ce327" office:value-type="string">
            <text:p>Users of developer group use it to execute, save,delete source code. </text:p>
          </table:table-cell>
          <table:table-cell table:style-name="ce329" table:formula="of:=SUMPRODUCT(([Canvas.B$5:Canvas.B$1015]=[.$A31])*([Canvas.A$5:Canvas.A$1015]&lt;&gt;&quot;&quot;))" office:value-type="float" office:value="9">
            <text:p>9</text:p>
          </table:table-cell>
          <table:table-cell table:style-name="ce82" table:number-columns-repeated="3"/>
          <table:table-cell table:number-columns-repeated="241"/>
        </table:table-row>
        <table:table-row table:style-name="ro34">
          <table:table-cell table:style-name="ce309" office:value-type="string" table:number-columns-spanned="5" table:number-rows-spanned="1">
            <text:p>TOTAL</text:p>
          </table:table-cell>
          <table:covered-table-cell table:style-name="ce317"/>
          <table:covered-table-cell table:style-name="ce321"/>
          <table:covered-table-cell table:style-name="ce325"/>
          <table:covered-table-cell table:style-name="ce325"/>
          <table:table-cell table:style-name="ce330" table:formula="of:=SUM([.F3:.F31])" office:value-type="float" office:value="222">
            <text:p>222</text:p>
          </table:table-cell>
          <table:table-cell table:number-columns-repeated="244"/>
        </table:table-row>
        <table:table-row table:style-name="ro1" table:number-rows-repeated="21">
          <table:table-cell table:style-name="ce310"/>
          <table:table-cell table:style-name="ce318"/>
          <table:table-cell table:style-name="ce322"/>
          <table:table-cell table:style-name="ce326" table:number-columns-repeated="2"/>
          <table:table-cell table:style-name="ce331"/>
          <table:table-cell table:number-columns-repeated="244"/>
        </table:table-row>
        <table:table-row table:style-name="ro35">
          <table:table-cell table:style-name="ce311" table:number-columns-spanned="5" table:number-rows-spanned="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32"/>
          <table:table-cell table:number-columns-repeated="244"/>
        </table:table-row>
        <table:table-row table:style-name="ro1" table:number-rows-repeated="1048521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1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3T11:46:19</dc:date>
    <meta:print-date>2008-06-17T00:45:47</meta:print-date>
    <meta:editing-cycles>818</meta:editing-cycles>
    <meta:editing-duration>PT295H20M28S</meta:editing-duration>
    <meta:document-statistic meta:table-count="9" meta:cell-count="6903" meta:object-count="1"/>
    <meta:user-defined meta:name="Info 1"/>
    <meta:user-defined meta:name="Info 2"/>
    <meta:user-defined meta:name="Info 3"/>
    <meta:user-defined meta:name="Info 4"/>
  </office:meta>
</office:document-meta>
</file>